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fill="none" draw:textarea-horizontal-align="justify" draw:textarea-vertical-align="middle" draw:auto-grow-height="false"/>
    </style:style>
    <style:style style:name="gr2" style:family="graphic" style:parent-style-name="standard">
      <style:graphic-properties draw:marker-end="Arrow" draw:marker-end-width="0.3cm" draw:fill="none" draw:textarea-horizontal-align="center" draw:textarea-vertical-align="middle"/>
    </style:style>
    <style:style style:name="gr3" style:family="graphic" style:parent-style-name="measure" style:list-style-name="L1">
      <style:graphic-properties draw:textarea-horizontal-align="center" draw:textarea-vertical-align="middle"/>
    </style:style>
    <style:style style:name="gr4" style:family="graphic" style:parent-style-name="measure" style:list-style-name="L1">
      <style:graphic-properties draw:marker-start-width="0cm" draw:marker-end-width="0cm" draw:textarea-horizontal-align="center" draw:textarea-vertical-align="middle"/>
    </style:style>
    <style:style style:name="gr5" style:family="graphic" style:parent-style-name="measure" style:list-style-name="L1">
      <style:graphic-properties draw:marker-start-width="0cm" draw:marker-end-width="0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draw:textarea-horizontal-align="center" draw:textarea-vertical-align="middle"/>
    </style:style>
    <style:style style:name="gr8" style:family="graphic" style:parent-style-name="standard">
      <style:graphic-properties draw:stroke="dash" draw:stroke-dash="Ultrafine_20_Dashed" draw:textarea-horizontal-align="center" draw:textarea-vertical-align="middle"/>
    </style:style>
    <style:style style:name="gr9" style:family="graphic" style:parent-style-name="measure" style:list-style-name="L1">
      <style:graphic-properties draw:textarea-horizontal-align="center" draw:textarea-vertical-align="middle" draw:line-distance="0.3cm"/>
    </style:style>
    <style:style style:name="gr10" style:family="graphic" style:parent-style-name="standard">
      <style:graphic-properties svg:stroke-color="#00ff00" draw:fill="none" draw:textarea-horizontal-align="center" draw:textarea-vertical-align="middle"/>
    </style:style>
    <style:style style:name="gr11" style:family="graphic" style:parent-style-name="standard">
      <style:graphic-properties svg:stroke-color="#808080" draw:fill="solid" draw:fill-color="#b3b3b3" draw:textarea-horizontal-align="center" draw:textarea-vertical-align="middle"/>
    </style:style>
    <style:style style:name="gr12" style:family="graphic" style:parent-style-name="standard">
      <style:graphic-properties draw:fill="solid" draw:fill-color="#000000" draw:textarea-horizontal-align="center" draw:textarea-vertical-align="middle"/>
    </style:style>
    <style:style style:name="gr13" style:family="graphic" style:parent-style-name="standard">
      <style:graphic-properties svg:stroke-color="#ff0000" draw:fill="solid" draw:fill-color="#ff0000" draw:textarea-horizontal-align="center" draw:textarea-vertical-align="middle"/>
    </style:style>
    <style:style style:name="gr14" style:family="graphic" style:parent-style-name="objectwithoutfill">
      <style:graphic-properties svg:stroke-width="0.1cm" svg:stroke-color="#c0c0c0" draw:marker-start-width="0.35cm" draw:marker-end-width="0.35cm" draw:fill="none" draw:fill-color="#c0c0c0" draw:textarea-horizontal-align="center" draw:textarea-vertical-align="middle" fo:padding-top="0.175cm" fo:padding-bottom="0.175cm" fo:padding-left="0.3cm" fo:padding-right="0.3cm"/>
    </style:style>
    <style:style style:name="gr15" style:family="graphic" style:parent-style-name="standard">
      <style:graphic-properties draw:stroke="solid" svg:stroke-width="0.008cm" svg:stroke-color="#555555" svg:stroke-opacity="100%" draw:stroke-linejoin="miter" fo:padding-top="0.129cm" fo:padding-bottom="0.129cm" fo:padding-left="0.254cm" fo:padding-right="0.254cm"/>
    </style:style>
    <style:style style:name="gr16" style:family="graphic" style:parent-style-name="standard">
      <style:graphic-properties draw:stroke="solid" svg:stroke-width="0.008cm" svg:stroke-color="#880000" svg:stroke-opacity="100%" draw:stroke-linejoin="miter" fo:padding-top="0.129cm" fo:padding-bottom="0.129cm" fo:padding-left="0.254cm" fo:padding-right="0.254cm"/>
    </style:style>
    <style:style style:name="gr17" style:family="graphic" style:parent-style-name="standard">
      <style:graphic-properties draw:stroke="solid" svg:stroke-width="0.008cm" svg:stroke-color="#008800" svg:stroke-opacity="100%" draw:stroke-linejoin="miter" fo:padding-top="0.129cm" fo:padding-bottom="0.129cm" fo:padding-left="0.254cm" fo:padding-right="0.254cm"/>
    </style:style>
    <style:style style:name="gr18" style:family="graphic" style:parent-style-name="standard">
      <style:graphic-properties svg:stroke-color="#ffffff" draw:fill="solid" draw:fill-color="#e6e6e6" draw:textarea-horizontal-align="center" draw:textarea-vertical-align="middle"/>
    </style:style>
    <style:style style:name="gr19" style:family="graphic" style:parent-style-name="standard">
      <style:graphic-properties draw:stroke="none" draw:fill="solid" draw:fill-color="#e6e6e6" draw:textarea-horizontal-align="center" draw:textarea-vertical-align="middle"/>
    </style:style>
    <style:style style:name="gr20" style:family="graphic" style:parent-style-name="standard">
      <style:graphic-properties draw:fill="solid" draw:fill-color="#cccccc" draw:textarea-horizontal-align="justify" draw:textarea-vertical-align="middle" draw:auto-grow-height="false"/>
    </style:style>
    <style:style style:name="gr21" style:family="graphic" style:parent-style-name="standard">
      <style:graphic-properties svg:stroke-color="#008000" draw:fill="none" draw:textarea-horizontal-align="justify" draw:textarea-vertical-align="middle" draw:auto-grow-height="false"/>
    </style:style>
    <style:style style:name="gr22" style:family="graphic" style:parent-style-name="standard">
      <style:graphic-properties svg:stroke-color="#008000" draw:marker-end="Arrow" draw:marker-end-width="0.3cm" draw:fill="none" draw:textarea-horizontal-align="center" draw:textarea-vertical-align="middle"/>
    </style:style>
    <style:style style:name="gr23" style:family="graphic" style:parent-style-name="measure" style:list-style-name="L1">
      <style:graphic-properties svg:stroke-color="#008000" draw:textarea-horizontal-align="center" draw:textarea-vertical-align="middle"/>
    </style:style>
    <style:style style:name="gr24" style:family="graphic" style:parent-style-name="measure" style:list-style-name="L1">
      <style:graphic-properties svg:stroke-color="#008000" draw:marker-start-width="0cm" draw:marker-end-width="0cm" draw:textarea-horizontal-align="center" draw:textarea-vertical-align="middle"/>
    </style:style>
    <style:style style:name="gr25" style:family="graphic" style:parent-style-name="measure" style:list-style-name="L1">
      <style:graphic-properties svg:stroke-color="#008000" draw:marker-start-width="0cm" draw:marker-end-width="0cm" draw:textarea-horizontal-align="center" draw:textarea-vertical-align="middle"/>
    </style:style>
    <style:style style:name="gr26" style:family="graphic" style:parent-style-name="standard">
      <style:graphic-properties draw:stroke="none" svg:stroke-color="#008000" draw:fill="none" draw:fill-color="#ffffff" draw:textarea-horizontal-align="left" draw:auto-grow-height="true" draw:auto-grow-width="true" fo:min-height="0cm" fo:min-width="0cm"/>
    </style:style>
    <style:style style:name="gr27" style:family="graphic" style:parent-style-name="standard">
      <style:graphic-properties svg:stroke-color="#008000" draw:textarea-horizontal-align="center" draw:textarea-vertical-align="middle"/>
    </style:style>
    <style:style style:name="gr28" style:family="graphic" style:parent-style-name="standard">
      <style:graphic-properties draw:stroke="dash" draw:stroke-dash="Ultrafine_20_Dashed" svg:stroke-color="#800000" draw:textarea-horizontal-align="center" draw:textarea-vertical-align="middle"/>
    </style:style>
    <style:style style:name="gr29" style:family="graphic" style:parent-style-name="standard">
      <style:graphic-properties draw:stroke="none" svg:stroke-color="#800000" draw:fill="none" draw:fill-color="#ffffff" draw:textarea-horizontal-align="left" draw:auto-grow-height="true" draw:auto-grow-width="true" fo:min-height="0cm" fo:min-width="0cm"/>
    </style:style>
    <style:style style:name="gr30" style:family="graphic" style:parent-style-name="measure" style:list-style-name="L1">
      <style:graphic-properties svg:stroke-color="#008000" draw:textarea-horizontal-align="center" draw:textarea-vertical-align="middle" draw:line-distance="0.3cm"/>
    </style:style>
    <style:style style:name="gr31" style:family="graphic" style:parent-style-name="standard">
      <style:graphic-properties svg:stroke-color="#800000" draw:fill="none" draw:textarea-horizontal-align="justify" draw:textarea-vertical-align="middle" draw:auto-grow-height="false"/>
    </style:style>
    <style:style style:name="gr32" style:family="graphic" style:parent-style-name="measure" style:list-style-name="L1">
      <style:graphic-properties svg:stroke-color="#800000" draw:textarea-horizontal-align="center" draw:textarea-vertical-align="middle"/>
    </style:style>
    <style:style style:name="gr33" style:family="graphic" style:parent-style-name="measure" style:list-style-name="L1">
      <style:graphic-properties svg:stroke-color="#800000" draw:marker-start-width="0cm" draw:marker-end-width="0cm" draw:textarea-horizontal-align="center" draw:textarea-vertical-align="middle"/>
    </style:style>
    <style:style style:name="gr34" style:family="graphic" style:parent-style-name="measure" style:list-style-name="L1">
      <style:graphic-properties svg:stroke-color="#800000" draw:marker-start-width="0cm" draw:marker-end-width="0cm" draw:textarea-horizontal-align="center" draw:textarea-vertical-align="middle"/>
    </style:style>
    <style:style style:name="gr35" style:family="graphic" style:parent-style-name="measure" style:list-style-name="L1">
      <style:graphic-properties svg:stroke-color="#800000" draw:textarea-horizontal-align="center" draw:textarea-vertical-align="middle" draw:line-distance="0.3cm"/>
    </style:style>
    <style:style style:name="gr36" style:family="graphic" style:parent-style-name="standard">
      <style:graphic-properties draw:stroke="none" svg:stroke-color="#000000" draw:fill="none" draw:fill-color="#000000" draw:textarea-horizontal-align="left" draw:auto-grow-height="true" draw:auto-grow-width="true" fo:min-height="0cm" fo:min-width="0cm"/>
    </style:style>
    <style:style style:name="gr37" style:family="graphic" style:parent-style-name="standard">
      <style:graphic-properties draw:stroke="dash" draw:stroke-dash="Ultrafine_20_Dashed" svg:stroke-color="#000000" draw:fill="none" draw:fill-color="#000000" draw:textarea-horizontal-align="center" draw:textarea-vertical-align="middle"/>
    </style:style>
    <style:style style:name="gr38" style:family="graphic" style:parent-style-name="standard">
      <style:graphic-properties svg:stroke-color="#000000" draw:fill="none" draw:fill-color="#000000" draw:textarea-horizontal-align="justify" draw:textarea-vertical-align="middle" draw:auto-grow-height="false"/>
    </style:style>
    <style:style style:name="gr39" style:family="graphic" style:parent-style-name="measure" style:list-style-name="L1">
      <style:graphic-properties svg:stroke-color="#000000" draw:fill="none" draw:fill-color="#000000" draw:textarea-horizontal-align="center" draw:textarea-vertical-align="middle"/>
    </style:style>
    <style:style style:name="gr40" style:family="graphic" style:parent-style-name="measure" style:list-style-name="L1">
      <style:graphic-properties svg:stroke-color="#000000" draw:marker-start-width="0cm" draw:marker-end-width="0cm" draw:fill="none" draw:fill-color="#000000" draw:textarea-horizontal-align="center" draw:textarea-vertical-align="middle"/>
    </style:style>
    <style:style style:name="gr41" style:family="graphic" style:parent-style-name="measure" style:list-style-name="L1">
      <style:graphic-properties svg:stroke-color="#000000" draw:marker-start-width="0cm" draw:marker-end-width="0cm" draw:fill="none" draw:fill-color="#000000" draw:textarea-horizontal-align="center" draw:textarea-vertical-align="middle"/>
    </style:style>
    <style:style style:name="gr42" style:family="graphic" style:parent-style-name="measure" style:list-style-name="L1">
      <style:graphic-properties svg:stroke-color="#000000" draw:fill="none" draw:fill-color="#000000" draw:textarea-horizontal-align="center" draw:textarea-vertical-align="middle" draw:line-distance="0.3cm"/>
    </style:style>
    <style:style style:name="gr43" style:family="graphic" style:parent-style-name="standard">
      <style:graphic-properties svg:stroke-color="#000000" draw:fill="none" draw:fill-color="#000000" draw:textarea-horizontal-align="center" draw:textarea-vertical-align="middle"/>
    </style:style>
    <style:style style:name="gr44" style:family="graphic" style:parent-style-name="measure" style:list-style-name="L1">
      <style:graphic-properties svg:stroke-color="#000000" draw:fill="none" draw:fill-color="#000000" draw:textarea-horizontal-align="center" draw:textarea-vertical-align="middle" draw:line-distance="0.3cm"/>
    </style:style>
    <style:style style:name="gr45" style:family="graphic" style:parent-style-name="measure" style:list-style-name="L1">
      <style:graphic-properties svg:stroke-color="#000000" draw:fill="none" draw:fill-color="#000000" draw:textarea-horizontal-align="center" draw:textarea-vertical-align="middle"/>
    </style:style>
    <style:style style:name="gr46" style:family="graphic" style:parent-style-name="measure" style:list-style-name="L1">
      <style:graphic-properties svg:stroke-color="#000000" draw:marker-start-width="0cm" draw:marker-end-width="0cm" draw:fill="none" draw:fill-color="#000000" draw:textarea-horizontal-align="center" draw:textarea-vertical-align="middle"/>
    </style:style>
    <style:style style:name="gr47" style:family="graphic" style:parent-style-name="measure" style:list-style-name="L1">
      <style:graphic-properties svg:stroke-color="#000000" draw:marker-start-width="0cm" draw:marker-end-width="0cm" draw:fill="none" draw:fill-color="#000000" draw:textarea-horizontal-align="center" draw:textarea-vertical-align="middle"/>
    </style:style>
    <style:style style:name="gr48" style:family="graphic" style:parent-style-name="standard">
      <style:graphic-properties svg:stroke-color="#808080" draw:fill="solid" draw:fill-color="#cccccc" draw:textarea-horizontal-align="center" draw:textarea-vertical-align="middle"/>
    </style:style>
    <style:style style:name="gr49" style:family="graphic" style:parent-style-name="standard">
      <style:graphic-properties draw:fill="solid" draw:fill-color="#000000" draw:textarea-horizontal-align="justify" draw:textarea-vertical-align="middle" draw:auto-grow-height="false"/>
    </style:style>
    <style:style style:name="gr50" style:family="graphic" style:parent-style-name="standard">
      <style:graphic-properties svg:stroke-color="#000000" draw:marker-end="Arrow" draw:marker-end-width="0.3cm" draw:fill="none" draw:textarea-horizontal-align="center" draw:textarea-vertical-align="middle"/>
    </style:style>
    <style:style style:name="gr51" style:family="graphic" style:parent-style-name="standard">
      <style:graphic-properties draw:stroke="solid" draw:stroke-dash="Ultrafine_20_Dashed" svg:stroke-width="0.05cm" svg:stroke-color="#000000" draw:marker-start-width="0.275cm" draw:marker-end-width="0.275cm" draw:fill="none" draw:fill-color="#000000" draw:textarea-horizontal-align="center" draw:textarea-vertical-align="middle" fo:padding-top="0.15cm" fo:padding-bottom="0.15cm" fo:padding-left="0.275cm" fo:padding-right="0.275cm"/>
    </style:style>
    <style:style style:name="gr52" style:family="graphic" style:parent-style-name="standard">
      <style:graphic-properties svg:stroke-color="#cccccc" draw:marker-end="" draw:fill="none" draw:textarea-horizontal-align="center" draw:textarea-vertical-align="middle"/>
    </style:style>
    <style:style style:name="gr53" style:family="graphic" style:parent-style-name="standard">
      <style:graphic-properties svg:stroke-color="#cccccc" draw:marker-start="" draw:marker-end="" draw:fill="none" draw:textarea-horizontal-align="center" draw:textarea-vertical-align="middle"/>
    </style:style>
    <style:style style:name="gr54" style:family="graphic" style:parent-style-name="standard">
      <style:graphic-properties svg:stroke-width="0.05cm" svg:stroke-color="#000000" draw:marker-start-width="0.275cm" draw:marker-end-width="0.275cm" draw:fill="none" draw:fill-color="#000000" draw:textarea-horizontal-align="justify" draw:textarea-vertical-align="middle" draw:auto-grow-height="false" fo:padding-top="0.15cm" fo:padding-bottom="0.15cm" fo:padding-left="0.275cm" fo:padding-right="0.275cm"/>
    </style:style>
    <style:style style:name="gr55" style:family="graphic" style:parent-style-name="measure" style:list-style-name="L1">
      <style:graphic-properties svg:stroke-color="#000000" draw:fill="none" draw:fill-color="#000000" draw:textarea-horizontal-align="center" draw:textarea-vertical-align="middle"/>
    </style:style>
    <style:style style:name="gr56" style:family="graphic" style:parent-style-name="measure" style:list-style-name="L1">
      <style:graphic-properties svg:stroke-color="#000000" draw:marker-start-width="0cm" draw:marker-end-width="0cm" draw:fill="none" draw:fill-color="#000000" draw:textarea-horizontal-align="center" draw:textarea-vertical-align="middle"/>
    </style:style>
    <style:style style:name="gr57" style:family="graphic" style:parent-style-name="measure" style:list-style-name="L1">
      <style:graphic-properties svg:stroke-color="#000000" draw:marker-start-width="0cm" draw:marker-end-width="0cm" draw:fill="none" draw:fill-color="#000000" draw:textarea-horizontal-align="center" draw:textarea-vertical-align="middle"/>
    </style:style>
    <style:style style:name="gr58" style:family="graphic" style:parent-style-name="measure" style:list-style-name="L1">
      <style:graphic-properties svg:stroke-color="#000000" draw:fill="none" draw:fill-color="#000000" draw:textarea-horizontal-align="center" draw:textarea-vertical-align="middle" draw:line-distance="0.3cm"/>
    </style:style>
    <style:style style:name="gr59" style:family="graphic" style:parent-style-name="measure" style:list-style-name="L1">
      <style:graphic-properties svg:stroke-color="#000000" draw:fill="none" draw:fill-color="#000000" draw:textarea-horizontal-align="center" draw:textarea-vertical-align="middle"/>
    </style:style>
    <style:style style:name="gr60" style:family="graphic" style:parent-style-name="measure" style:list-style-name="L1">
      <style:graphic-properties svg:stroke-color="#000000" draw:marker-start-width="0cm" draw:marker-end-width="0cm" draw:fill="none" draw:fill-color="#000000" draw:textarea-horizontal-align="center" draw:textarea-vertical-align="middle"/>
    </style:style>
    <style:style style:name="gr61" style:family="graphic" style:parent-style-name="measure" style:list-style-name="L1">
      <style:graphic-properties svg:stroke-color="#000000" draw:marker-start-width="0cm" draw:marker-end-width="0cm" draw:fill="none" draw:fill-color="#000000" draw:textarea-horizontal-align="center" draw:textarea-vertical-align="middle"/>
    </style:style>
    <style:style style:name="gr62" style:family="graphic" style:parent-style-name="standard">
      <style:graphic-properties draw:stroke="none" svg:stroke-color="#000000" draw:fill="none" draw:fill-color="#000000" draw:textarea-horizontal-align="left" draw:auto-grow-height="true" draw:auto-grow-width="true" fo:min-height="0.653cm" fo:min-width="0.442cm"/>
    </style:style>
    <style:style style:name="gr63" style:family="graphic" style:parent-style-name="measure" style:list-style-name="L1">
      <style:graphic-properties svg:stroke-color="#000000" draw:fill="none" draw:fill-color="#000000" draw:textarea-horizontal-align="center" draw:textarea-vertical-align="middle" draw:line-distance="0.3cm"/>
    </style:style>
    <style:style style:name="gr64" style:family="graphic" style:parent-style-name="standard">
      <style:graphic-properties svg:stroke-width="0.08cm" svg:stroke-color="#198533" draw:marker-start-width="0.32cm" draw:marker-end-width="0.32cm" draw:fill="none" draw:fill-color="#000000" draw:textarea-horizontal-align="justify" draw:textarea-vertical-align="middle" draw:auto-grow-height="false" fo:padding-top="0.165cm" fo:padding-bottom="0.165cm" fo:padding-left="0.29cm" fo:padding-right="0.29cm"/>
    </style:style>
    <style:style style:name="gr65" style:family="graphic" style:parent-style-name="measure" style:list-style-name="L1">
      <style:graphic-properties svg:stroke-color="#000000" draw:fill="none" draw:fill-color="#000000" draw:textarea-horizontal-align="center" draw:textarea-vertical-align="middle"/>
    </style:style>
    <style:style style:name="gr66" style:family="graphic" style:parent-style-name="measure" style:list-style-name="L1">
      <style:graphic-properties svg:stroke-color="#000000" draw:marker-start-width="0cm" draw:marker-end-width="0cm" draw:fill="none" draw:fill-color="#000000" draw:textarea-horizontal-align="center" draw:textarea-vertical-align="middle"/>
    </style:style>
    <style:style style:name="gr67" style:family="graphic" style:parent-style-name="measure" style:list-style-name="L1">
      <style:graphic-properties svg:stroke-color="#000000" draw:marker-start-width="0cm" draw:marker-end-width="0cm" draw:fill="none" draw:fill-color="#000000" draw:textarea-horizontal-align="center" draw:textarea-vertical-align="middle"/>
    </style:style>
    <style:style style:name="gr68" style:family="graphic" style:parent-style-name="measure" style:list-style-name="L1">
      <style:graphic-properties svg:stroke-color="#000000" draw:fill="none" draw:fill-color="#000000" draw:textarea-horizontal-align="center" draw:textarea-vertical-align="middle" draw:line-distance="0.3cm"/>
    </style:style>
    <style:style style:name="gr69" style:family="graphic" style:parent-style-name="standard">
      <style:graphic-properties draw:stroke="dash" draw:stroke-dash="Ultrafine_20_2_20_Dots_20_3_20_Dashes" draw:textarea-horizontal-align="center" draw:textarea-vertical-align="middle"/>
    </style:style>
    <style:style style:name="gr70" style:family="graphic" style:parent-style-name="standard">
      <style:graphic-properties draw:stroke="none" draw:stroke-dash="Ultrafine_20_2_20_Dots_20_3_20_Dashes" svg:stroke-color="#000000" draw:fill="none" draw:fill-color="#ffffff" draw:textarea-horizontal-align="left" draw:auto-grow-height="true" draw:auto-grow-width="true" fo:min-height="0cm" fo:min-width="0cm"/>
    </style:style>
    <style:style style:name="gr71" style:family="graphic" style:parent-style-name="standard">
      <style:graphic-properties draw:stroke="solid" draw:stroke-dash="Ultrafine_20_2_20_Dots_20_3_20_Dashes" draw:textarea-horizontal-align="center" draw:textarea-vertical-align="middle"/>
    </style:style>
    <style:style style:name="gr72" style:family="graphic" style:parent-style-name="objectwithoutfill">
      <style:graphic-properties draw:stroke="solid" draw:stroke-dash="Ultrafine_20_2_20_Dots_20_3_20_Dashes" svg:stroke-width="0.08cm" svg:stroke-color="#bddd8d" draw:marker-start-width="0.32cm" draw:marker-end-width="0.32cm" draw:fill="none" draw:textarea-horizontal-align="center" draw:textarea-vertical-align="middle" fo:padding-top="0.165cm" fo:padding-bottom="0.165cm" fo:padding-left="0.29cm" fo:padding-right="0.29cm"/>
    </style:style>
    <style:style style:name="gr73" style:family="graphic" style:parent-style-name="standard">
      <style:graphic-properties draw:stroke="solid" draw:stroke-dash="Ultrafine_20_2_20_Dots_20_3_20_Dashes" svg:stroke-width="0.05cm" draw:marker-start-width="0.275cm" draw:marker-end-width="0.275cm" draw:fill="none" draw:textarea-horizontal-align="justify" draw:textarea-vertical-align="middle" draw:auto-grow-height="false" fo:padding-top="0.15cm" fo:padding-bottom="0.15cm" fo:padding-left="0.275cm" fo:padding-right="0.275cm"/>
    </style:style>
    <style:style style:name="gr74" style:family="graphic" style:parent-style-name="standard">
      <style:graphic-properties draw:stroke="dash" draw:stroke-dash="Ultrafine_20_2_20_Dots_20_3_20_Dashes" draw:fill="solid" draw:fill-color="#000000" draw:textarea-horizontal-align="justify" draw:textarea-vertical-align="middle" draw:auto-grow-height="false"/>
    </style:style>
    <style:style style:name="gr75" style:family="graphic" style:parent-style-name="standard">
      <style:graphic-properties draw:stroke="solid" draw:stroke-dash="Ultrafine_20_2_20_Dots_20_3_20_Dashes" svg:stroke-width="0.05cm" svg:stroke-color="#e6e6e6" draw:marker-start-width="0.275cm" draw:marker-end-width="0.275cm" draw:fill="none" draw:textarea-horizontal-align="justify" draw:textarea-vertical-align="middle" draw:auto-grow-height="false" fo:padding-top="0.15cm" fo:padding-bottom="0.15cm" fo:padding-left="0.275cm" fo:padding-right="0.275cm"/>
    </style:style>
    <style:style style:name="gr76" style:family="graphic" style:parent-style-name="standard">
      <style:graphic-properties draw:stroke="dash" draw:stroke-dash="Ultrafine_20_Dashed" svg:stroke-color="#000000" draw:textarea-horizontal-align="center" draw:textarea-vertical-align="middle"/>
    </style:style>
    <style:style style:name="gr77" style:family="graphic" style:parent-style-name="standard">
      <style:graphic-properties svg:stroke-color="#0000ff" draw:marker-start="Linienende_20_2" draw:marker-end="Linienende_20_2" draw:textarea-horizontal-align="center" draw:textarea-vertical-align="middle"/>
    </style:style>
    <style:style style:name="gr78" style:family="graphic" style:parent-style-name="standard">
      <style:graphic-properties svg:stroke-color="#800000" draw:marker-end="Linienende_20_2" draw:textarea-horizontal-align="center" draw:textarea-vertical-align="middle"/>
    </style:style>
    <style:style style:name="gr79" style:family="graphic" style:parent-style-name="standard">
      <style:graphic-properties svg:stroke-color="#008000" draw:marker-start="Linienende_20_2" draw:marker-end="" draw:textarea-horizontal-align="center" draw:textarea-vertical-align="middle"/>
    </style:style>
    <style:style style:name="gr80" style:family="graphic" style:parent-style-name="standard">
      <style:graphic-properties draw:stroke="solid" draw:stroke-dash="Ultrafine_20_Dashed" svg:stroke-color="#000000" draw:textarea-horizontal-align="center" draw:textarea-vertical-align="middle"/>
    </style:style>
    <style:style style:name="gr81" style:family="graphic" style:parent-style-name="standard">
      <style:graphic-properties draw:stroke="none" draw:stroke-dash="Ultrafine_20_Dashed" svg:stroke-width="0cm" svg:stroke-color="#000000" draw:marker-end="Arrow" draw:marker-end-width="0.3cm" draw:fill="solid" draw:fill-color="#000000" draw:opacity="100%" draw:textarea-horizontal-align="center" draw:textarea-vertical-align="middle"/>
    </style:style>
    <style:style style:name="gr82" style:family="graphic" style:parent-style-name="standard">
      <style:graphic-properties draw:stroke="solid" draw:stroke-dash="Ultrafine_20_Dashed" svg:stroke-width="0cm" svg:stroke-color="#000000" draw:marker-start-width="0cm" draw:marker-end="Arrow" draw:marker-end-width="0cm" draw:fill="none" draw:fill-color="#000000" draw:opacity="100%" draw:textarea-horizontal-align="center" draw:textarea-vertical-align="middle"/>
    </style:style>
    <style:style style:name="gr83" style:family="graphic" style:parent-style-name="standard">
      <style:graphic-properties draw:stroke="solid" draw:stroke-dash="Ultrafine_20_Dashed" svg:stroke-color="#0000ff" draw:marker-end="Linienende_20_2" draw:textarea-horizontal-align="center" draw:textarea-vertical-align="middle"/>
    </style:style>
    <style:style style:name="gr84" style:family="graphic" style:parent-style-name="standard">
      <style:graphic-properties draw:stroke="none" draw:stroke-dash="Ultrafine_20_Dashed" svg:stroke-color="#000000" draw:fill="none" draw:fill-color="#ffffff" draw:textarea-horizontal-align="left" draw:auto-grow-height="true" draw:auto-grow-width="true" fo:min-height="0cm" fo:min-width="0cm"/>
    </style:style>
    <style:style style:name="gr85" style:family="graphic" style:parent-style-name="standard">
      <style:graphic-properties draw:stroke="solid" draw:stroke-dash="Ultrafine_20_Dashed" svg:stroke-color="#c0c0c0" draw:textarea-horizontal-align="center" draw:textarea-vertical-align="middle"/>
    </style:style>
    <style:style style:name="gr86" style:family="graphic" style:parent-style-name="standard">
      <style:graphic-properties draw:stroke="none" svg:stroke-color="#000000" draw:fill="none" draw:fill-color="#ffffff" draw:textarea-horizontal-align="left" draw:auto-grow-height="true" draw:auto-grow-width="true" fo:min-height="0.763cm" fo:min-width="1cm"/>
    </style:style>
    <style:style style:name="gr87" style:family="graphic" style:parent-style-name="standard">
      <style:graphic-properties draw:fill="none" draw:textarea-horizontal-align="center" draw:textarea-vertical-align="middle"/>
    </style:style>
    <style:style style:name="gr88" style:family="graphic" style:parent-style-name="standard">
      <style:graphic-properties draw:stroke="solid" draw:fill="solid" draw:fill-color="#333333" draw:textarea-horizontal-align="center" draw:textarea-vertical-align="middle"/>
    </style:style>
    <style:style style:name="gr89" style:family="graphic" style:parent-style-name="standard">
      <style:graphic-properties draw:fill="solid" draw:fill-color="#666666" draw:textarea-horizontal-align="center" draw:textarea-vertical-align="middle"/>
    </style:style>
    <style:style style:name="gr90" style:family="graphic" style:parent-style-name="standard">
      <style:graphic-properties draw:fill="solid" draw:fill-color="#cccccc" draw:textarea-horizontal-align="center" draw:textarea-vertical-align="middle"/>
    </style:style>
    <style:style style:name="gr91" style:family="graphic" style:parent-style-name="standard">
      <style:graphic-properties draw:fill="solid" draw:fill-color="#b3b3b3" draw:textarea-horizontal-align="center" draw:textarea-vertical-align="middle"/>
    </style:style>
    <style:style style:name="gr92" style:family="graphic" style:parent-style-name="objectwithoutfill">
      <style:graphic-properties svg:stroke-width="0.05cm" svg:stroke-color="#aecf00" draw:marker-start="" draw:marker-start-width="0.275cm" draw:marker-end="Arrow" draw:marker-end-width="0.275cm" draw:fill="none" draw:fill-color="#b3b3b3" draw:textarea-horizontal-align="center" draw:textarea-vertical-align="middle" fo:padding-top="0.15cm" fo:padding-bottom="0.15cm" fo:padding-left="0.275cm" fo:padding-right="0.275cm"/>
    </style:style>
    <style:style style:name="gr93" style:family="graphic" style:parent-style-name="objectwithoutfill">
      <style:graphic-properties svg:stroke-width="0.05cm" svg:stroke-color="#ff9966" draw:marker-start="Arrow" draw:marker-start-width="0.275cm" draw:marker-end="" draw:marker-end-width="0.275cm" draw:fill="none" draw:fill-color="#b3b3b3" draw:textarea-horizontal-align="center" draw:textarea-vertical-align="middle" fo:padding-top="0.15cm" fo:padding-bottom="0.15cm" fo:padding-left="0.275cm" fo:padding-right="0.275cm"/>
    </style:style>
    <style:style style:name="gr94" style:family="graphic" style:parent-style-name="standard">
      <style:graphic-properties draw:stroke="none" svg:stroke-color="#000000" draw:fill="none" draw:fill-color="#ffffff" draw:textarea-horizontal-align="left" draw:auto-grow-height="true" draw:auto-grow-width="true" fo:min-height="0.75cm" fo:min-width="0cm"/>
    </style:style>
    <style:style style:name="gr95" style:family="graphic" style:parent-style-name="standard">
      <style:graphic-properties draw:stroke="none" svg:stroke-color="#000000" draw:fill="none" draw:fill-color="#ffffff" draw:textarea-horizontal-align="left" draw:auto-grow-height="true" draw:auto-grow-width="true" fo:min-height="0.889cm" fo:min-width="0cm"/>
    </style:style>
    <style:style style:name="gr96" style:family="graphic" style:parent-style-name="objectwithoutfill">
      <style:graphic-properties svg:stroke-width="0.05cm" svg:stroke-color="#bddd8d" draw:marker-start-width="0.275cm" draw:marker-end-width="0.275cm" draw:fill="none" draw:textarea-horizontal-align="center" draw:textarea-vertical-align="middle" fo:padding-top="0.15cm" fo:padding-bottom="0.15cm" fo:padding-left="0.275cm" fo:padding-right="0.275cm"/>
    </style:style>
    <style:style style:name="gr97" style:family="graphic" style:parent-style-name="objectwithoutfill">
      <style:graphic-properties svg:stroke-width="0.05cm" svg:stroke-color="#198533" draw:marker-start-width="0.275cm" draw:marker-end-width="0.275cm" draw:fill="none" draw:textarea-horizontal-align="center" draw:textarea-vertical-align="middle" fo:padding-top="0.15cm" fo:padding-bottom="0.15cm" fo:padding-left="0.275cm" fo:padding-right="0.275cm"/>
    </style:style>
    <style:style style:name="gr98" style:family="graphic" style:parent-style-name="standard">
      <style:graphic-properties draw:marker-end="Arrow" draw:fill="none" draw:textarea-horizontal-align="center" draw:textarea-vertical-align="middle"/>
    </style:style>
    <style:style style:name="gr99" style:family="graphic" style:parent-style-name="standard">
      <style:graphic-properties draw:stroke="dash" draw:stroke-dash="Fine_20_Dashed_20__28_var_29_" svg:stroke-color="#800080" draw:marker-end="Arrow" draw:fill="none" draw:textarea-horizontal-align="center" draw:textarea-vertical-align="middle"/>
    </style:style>
    <style:style style:name="gr100" style:family="graphic" style:parent-style-name="standard">
      <style:graphic-properties draw:stroke="none" svg:stroke-color="#c5000b" draw:fill="none" draw:fill-color="#ffffff" draw:textarea-horizontal-align="left" draw:auto-grow-height="true" draw:auto-grow-width="true" fo:min-height="0.35cm" fo:min-width="6.42cm"/>
    </style:style>
    <style:style style:name="gr101" style:family="graphic" style:parent-style-name="standard">
      <style:graphic-properties draw:stroke="none" svg:stroke-color="#c5000b" draw:fill="none" draw:fill-color="#ffffff" draw:textarea-horizontal-align="left" draw:auto-grow-height="true" draw:auto-grow-width="true" fo:min-height="0cm" fo:min-width="0cm"/>
    </style:style>
    <style:style style:name="P1" style:family="paragraph">
      <style:paragraph-properties fo:text-align="center"/>
      <style:text-properties fo:font-family="'Times New Roman'" style:font-family-generic="roman" style:font-pitch="variable" fo:font-size="14pt" style:font-size-asian="14pt" style:font-size-complex="14pt"/>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Times New Roman'" style:font-family-generic="roman" style:font-pitch="variable" fo:font-size="14pt" fo:font-style="italic" fo:text-shadow="none" style:text-underline-style="none" fo:font-weight="normal" style:letter-kerning="true" style:font-family-asian="'Droid Sans Fallback'" style:font-family-generic-asian="system" style:font-pitch-asian="variable" style:font-size-asian="14pt" style:font-style-asian="italic" style:font-weight-asian="normal" style:font-family-complex="'DejaVu Sans Condensed'" style:font-family-generic-complex="system" style:font-pitch-complex="variable" style:font-size-complex="14pt" style:font-style-complex="italic" style:font-weight-complex="normal" style:text-emphasize="none" style:font-relief="none"/>
    </style:style>
    <style:style style:name="P3" style:family="paragraph">
      <style:paragraph-properties fo:margin-left="0cm" fo:margin-right="0cm" fo:text-indent="0cm"/>
    </style:style>
    <style:style style:name="P4" style:family="paragraph">
      <style:text-properties fo:font-family="'Times New Roman'" style:font-family-generic="roman" style:font-pitch="variable" fo:font-size="14pt" style:font-size-asian="14pt" style:font-size-complex="14pt"/>
    </style:style>
    <style:style style:name="P5" style:family="paragraph">
      <style:paragraph-properties fo:margin-left="0cm" fo:margin-right="0cm" fo:margin-top="0cm" fo:margin-bottom="0cm" fo:line-height="100%" fo:text-align="center" fo:text-indent="0cm"/>
      <style:text-properties style:use-window-font-color="true" style:text-outline="false" style:text-line-through-style="none" fo:font-family="'Times New Roman'" style:font-family-generic="roman" style:font-pitch="variable" fo:font-size="14pt" fo:font-style="normal" fo:text-shadow="none" style:text-underline-style="none" fo:font-weight="normal" style:letter-kerning="true" style:font-family-asian="'Droid Sans Fallback'" style:font-family-generic-asian="system" style:font-pitch-asian="variable" style:font-size-asian="14pt" style:font-style-asian="normal" style:font-weight-asian="normal" style:font-family-complex="'DejaVu Sans Condensed'" style:font-family-generic-complex="system" style:font-pitch-complex="variable" style:font-size-complex="14pt" style:font-style-complex="normal" style:font-weight-complex="normal" style:text-emphasize="none" style:font-relief="none"/>
    </style:style>
    <style:style style:name="P6" style:family="paragraph">
      <style:paragraph-properties fo:text-align="center"/>
    </style:style>
    <style:style style:name="P7" style:family="paragraph">
      <style:text-properties fo:font-family="'Times New Roman'" style:font-family-generic="roman" style:font-pitch="variable" fo:font-size="12pt" style:font-size-asian="12pt" style:font-size-complex="12pt"/>
    </style:style>
    <style:style style:name="P8" style:family="paragraph">
      <style:text-properties fo:color="#800000" fo:font-family="'Times New Roman'" style:font-family-generic="roman" style:font-pitch="variable" fo:font-size="14pt" style:font-size-asian="14pt" style:font-size-complex="14pt"/>
    </style:style>
    <style:style style:name="P9" style:family="paragraph">
      <style:text-properties fo:color="#008000" fo:font-family="'Times New Roman'" style:font-family-generic="roman" style:font-pitch="variable" fo:font-size="14pt" style:font-size-asian="14pt" style:font-size-complex="14pt"/>
    </style:style>
    <style:style style:name="P10" style:family="paragraph">
      <style:text-properties fo:color="#008000" fo:font-family="'Liberation Serif'" style:font-family-generic="roman" style:font-pitch="variable" fo:font-size="12pt" style:font-size-asian="12pt" style:font-size-complex="12pt"/>
    </style:style>
    <style:style style:name="P11" style:family="paragraph">
      <style:text-properties fo:color="#800000" fo:font-family="'Liberation Serif'" style:font-family-generic="roman" style:font-pitch="variable" fo:font-size="12pt" style:font-size-asian="12pt" style:font-size-complex="12pt"/>
    </style:style>
    <style:style style:name="P12" style:family="paragraph">
      <style:paragraph-properties fo:margin-left="0cm" fo:margin-right="0cm" fo:text-indent="0cm"/>
      <style:text-properties fo:color="#000000" fo:font-family="'Times New Roman'" style:font-family-generic="roman" style:font-pitch="variable" fo:font-size="14pt" style:font-size-asian="14pt" style:font-size-complex="14pt"/>
    </style:style>
    <style:style style:name="P13" style:family="paragraph">
      <style:paragraph-properties fo:margin-left="0cm" fo:margin-right="0cm" fo:text-indent="0cm"/>
      <style:text-properties fo:color="#000000" fo:font-family="'Liberation Serif'" style:font-family-generic="roman" style:font-pitch="variable" fo:font-size="12pt" style:font-size-asian="12pt" style:font-size-complex="12pt"/>
    </style:style>
    <style:style style:name="P14" style:family="paragraph">
      <style:text-properties fo:font-family="'Nimbus Roman No9 L'" style:font-family-generic="roman" style:font-pitch="variable" fo:font-size="14pt" style:font-size-asian="14pt" style:font-size-complex="14pt"/>
    </style:style>
    <style:style style:name="P15" style:family="paragraph">
      <style:text-properties fo:font-family="'Nimbus Roman No9 L'" style:font-family-generic="roman" style:font-pitch="variable" fo:font-size="10pt" style:font-size-asian="10pt" style:font-size-complex="10pt"/>
    </style:style>
    <style:style style:name="P16" style:family="paragraph">
      <style:paragraph-properties fo:text-align="center"/>
      <style:text-properties fo:font-family="'Nimbus Roman No9 L'" style:font-family-generic="roman" style:font-pitch="variable" fo:font-size="10pt" style:font-size-asian="10pt" style:font-size-complex="10pt"/>
    </style:style>
    <style:style style:name="P17" style:family="paragraph">
      <style:paragraph-properties fo:text-align="center"/>
      <style:text-properties fo:font-family="'Liberation Serif'" style:font-family-generic="roman" style:font-pitch="variable" fo:font-size="12pt" style:font-size-asian="12pt" style:font-size-complex="12pt"/>
    </style:style>
    <style:style style:name="P18" style:family="paragraph">
      <style:text-properties fo:font-family="'Times New Roman'" style:font-family-generic="roman" style:font-pitch="variable" fo:font-size="12pt" fo:font-style="italic" style:font-size-asian="12pt" style:font-style-asian="italic" style:font-size-complex="12pt" style:font-style-complex="italic"/>
    </style:style>
    <style:style style:name="P19" style:family="paragraph">
      <style:text-properties fo:font-family="'Times New Roman'" style:font-family-generic="roman" style:font-pitch="variable" fo:font-size="10pt" style:font-size-asian="10pt" style:font-size-complex="10pt"/>
    </style:style>
    <style:style style:name="P20" style:family="paragraph">
      <style:text-properties fo:font-family="'Nimbus Roman No9 L'" style:font-family-generic="roman" style:font-pitch="variable" fo:font-size="12pt" fo:font-style="italic" style:font-size-asian="12pt" style:font-style-asian="italic" style:font-size-complex="12pt" style:font-style-complex="italic"/>
    </style:style>
    <style:style style:name="P21" style:family="paragraph">
      <style:text-properties fo:font-family="'Nimbus Roman No9 L'" style:font-family-generic="roman" style:font-pitch="variable" fo:font-size="12pt" style:font-size-asian="12pt" style:font-size-complex="12pt"/>
    </style:style>
    <style:style style:name="P22" style:family="paragraph">
      <style:text-properties fo:font-family="Courier" style:font-family-generic="modern" style:font-pitch="fixed" fo:font-size="10pt"/>
    </style:style>
    <style:style style:name="P23" style:family="paragraph">
      <style:paragraph-properties fo:margin-left="0cm" fo:margin-right="0cm" fo:text-indent="0cm"/>
      <style:text-properties fo:color="#008000" fo:font-family="Courier" style:font-family-generic="modern" style:font-pitch="fixed" fo:font-size="10pt"/>
    </style:style>
    <style:style style:name="P24" style:family="paragraph">
      <style:paragraph-properties fo:margin-left="0cm" fo:margin-right="0cm" fo:text-indent="0cm"/>
      <style:text-properties fo:color="#008000" fo:font-family="'Nimbus Roman No9 L'" style:font-family-generic="roman" style:font-pitch="variable" fo:font-size="10pt" style:font-size-asian="10pt" style:font-size-complex="10pt"/>
    </style:style>
    <style:style style:name="P25" style:family="paragraph">
      <style:text-properties fo:font-family="Courier" style:font-family-generic="modern" style:font-pitch="fixed" fo:font-size="12pt" style:font-size-asian="12pt" style:font-size-complex="12pt"/>
    </style:style>
    <style:style style:name="P26" style:family="paragraph">
      <style:paragraph-properties fo:margin-left="0cm" fo:margin-right="0cm" fo:text-indent="0cm"/>
      <style:text-properties fo:color="#800000" fo:font-family="Courier" style:font-family-generic="modern" style:font-pitch="fixed" fo:font-size="10pt"/>
    </style:style>
    <style:style style:name="P27" style:family="paragraph">
      <style:text-properties fo:font-family="'Nimbus Roman No9 L'" style:font-family-generic="roman" style:font-pitch="variable" fo:font-size="10pt"/>
    </style:style>
    <style:style style:name="T1" style:family="text">
      <style:text-properties fo:font-family="'Times New Roman'" style:font-family-generic="roman" style:font-pitch="variable" fo:font-size="14pt" fo:font-style="italic" style:font-size-asian="14pt" style:font-style-asian="italic" style:font-size-complex="14pt" style:font-style-complex="italic"/>
    </style:style>
    <style:style style:name="T2" style:family="text">
      <style:text-properties style:text-position="sub 70%" fo:font-family="'Times New Roman'" style:font-family-generic="roman" style:font-pitch="variable" fo:font-size="14pt" style:font-size-asian="14pt" style:font-size-complex="14pt"/>
    </style:style>
    <style:style style:name="T3" style:family="text">
      <style:text-properties fo:font-family="'Times New Roman'" style:font-family-generic="roman" style:font-pitch="variable" fo:font-size="14pt" style:font-size-asian="14pt" style:font-size-complex="14pt"/>
    </style:style>
    <style:style style:name="T4" style:family="text">
      <style:text-properties style:use-window-font-color="true" style:text-outline="false" style:text-line-through-style="none" fo:font-family="'Times New Roman'" style:font-family-generic="roman" style:font-pitch="variable" fo:font-size="14pt" fo:font-style="normal" fo:text-shadow="none" style:text-underline-style="none" fo:font-weight="normal" style:letter-kerning="true" style:font-family-asian="'Droid Sans Fallback'" style:font-family-generic-asian="system" style:font-pitch-asian="variable" style:font-size-asian="14pt" style:font-style-asian="normal" style:font-weight-asian="normal" style:font-family-complex="'DejaVu Sans Condensed'" style:font-family-generic-complex="system" style:font-pitch-complex="variable" style:font-size-complex="14pt" style:font-style-complex="normal" style:font-weight-complex="normal" style:text-emphasize="none" style:font-relief="none"/>
    </style:style>
    <style:style style:name="T5" style:family="text">
      <style:text-properties fo:font-family="'Times New Roman'" style:font-family-generic="roman" style:font-pitch="variable" fo:font-size="12pt" style:font-size-asian="12pt" style:font-size-complex="12pt"/>
    </style:style>
    <style:style style:name="T6" style:family="text">
      <style:text-properties fo:color="#800000" fo:font-family="'Times New Roman'" style:font-family-generic="roman" style:font-pitch="variable" fo:font-size="14pt" fo:font-style="italic" style:font-size-asian="14pt" style:font-style-asian="italic" style:font-size-complex="14pt" style:font-style-complex="italic"/>
    </style:style>
    <style:style style:name="T7" style:family="text">
      <style:text-properties fo:color="#800000" style:text-position="sub 70%" fo:font-family="'Times New Roman'" style:font-family-generic="roman" style:font-pitch="variable" fo:font-size="14pt" style:font-size-asian="14pt" style:font-size-complex="14pt"/>
    </style:style>
    <style:style style:name="T8" style:family="text">
      <style:text-properties fo:color="#008000" fo:font-family="'Times New Roman'" style:font-family-generic="roman" style:font-pitch="variable" fo:font-size="14pt" style:font-size-asian="14pt" style:font-size-complex="14pt"/>
    </style:style>
    <style:style style:name="T9" style:family="text">
      <style:text-properties fo:color="#008000" fo:font-family="'Nimbus Roman No9 L'" style:font-family-generic="roman" style:font-pitch="variable" fo:font-size="14pt" style:font-family-asian="'Albany AMT'" style:font-style-name-asian="Regular" style:font-family-generic-asian="swiss" style:font-pitch-asian="variable" style:font-size-asian="14pt" style:font-family-complex="'Albany AMT'" style:font-style-name-complex="Regular" style:font-family-generic-complex="swiss" style:font-pitch-complex="variable" style:font-size-complex="14pt"/>
    </style:style>
    <style:style style:name="T10" style:family="text">
      <style:text-properties fo:color="#008000" fo:font-family="'Nimbus Roman No9 L'" style:font-family-generic="roman" style:font-pitch="variable" fo:font-size="14pt" style:font-size-asian="14pt" style:font-size-complex="14pt"/>
    </style:style>
    <style:style style:name="T11" style:family="text">
      <style:text-properties fo:color="#008000" fo:font-family="'Times New Roman'" style:font-family-generic="roman" style:font-pitch="variable" fo:font-size="14pt" fo:font-style="italic" style:font-size-asian="14pt" style:font-style-asian="italic" style:font-size-complex="14pt" style:font-style-complex="italic"/>
    </style:style>
    <style:style style:name="T12" style:family="text">
      <style:text-properties fo:color="#008000" style:text-position="sub 70%" fo:font-family="'Times New Roman'" style:font-family-generic="roman" style:font-pitch="variable" fo:font-size="14pt" style:font-size-asian="14pt" style:font-size-complex="14pt"/>
    </style:style>
    <style:style style:name="T13" style:family="text">
      <style:text-properties fo:color="#008000" fo:font-family="'Liberation Serif'" style:font-family-generic="roman" style:font-pitch="variable" fo:font-size="12pt" style:font-size-asian="12pt" style:font-size-complex="12pt"/>
    </style:style>
    <style:style style:name="T14" style:family="text">
      <style:text-properties fo:color="#800000" fo:font-family="'Times New Roman'" style:font-family-generic="roman" style:font-pitch="variable" fo:font-size="14pt" style:font-size-asian="14pt" style:font-size-complex="14pt"/>
    </style:style>
    <style:style style:name="T15" style:family="text">
      <style:text-properties fo:color="#800000" fo:font-family="'Liberation Serif'" style:font-family-generic="roman" style:font-pitch="variable" fo:font-size="12pt" style:font-size-asian="12pt" style:font-size-complex="12pt"/>
    </style:style>
    <style:style style:name="T16" style:family="text">
      <style:text-properties fo:color="#008000" fo:font-family="'Times New Roman'" style:font-family-generic="roman" style:font-pitch="variable" fo:font-size="14pt" style:font-family-asian="'Albany AMT'" style:font-style-name-asian="Regular" style:font-family-generic-asian="swiss" style:font-pitch-asian="variable" style:font-size-asian="14pt" style:font-family-complex="'Albany AMT'" style:font-style-name-complex="Regular" style:font-family-generic-complex="swiss" style:font-pitch-complex="variable" style:font-size-complex="14pt"/>
    </style:style>
    <style:style style:name="T17" style:family="text">
      <style:text-properties fo:color="#000000" fo:font-family="'Times New Roman'" style:font-family-generic="roman" style:font-pitch="variable" fo:font-size="14pt" fo:font-style="italic" style:font-size-asian="14pt" style:font-style-asian="italic" style:font-size-complex="14pt" style:font-style-complex="italic"/>
    </style:style>
    <style:style style:name="T18" style:family="text">
      <style:text-properties fo:color="#000000" style:text-position="sub 70%" fo:font-family="'Times New Roman'" style:font-family-generic="roman" style:font-pitch="variable" fo:font-size="14pt" style:font-size-asian="14pt" style:font-size-complex="14pt"/>
    </style:style>
    <style:style style:name="T19" style:family="text">
      <style:text-properties fo:color="#000000" fo:font-family="'Times New Roman'" style:font-family-generic="roman" style:font-pitch="variable" fo:font-size="14pt" style:font-size-asian="14pt" style:font-size-complex="14pt"/>
    </style:style>
    <style:style style:name="T20" style:family="text">
      <style:text-properties fo:color="#000000" fo:font-family="'Liberation Serif'" style:font-family-generic="roman" style:font-pitch="variable" fo:font-size="12pt" style:font-size-asian="12pt" style:font-size-complex="12pt"/>
    </style:style>
    <style:style style:name="T21" style:family="text">
      <style:text-properties fo:font-family="'Nimbus Roman No9 L'" style:font-family-generic="roman" style:font-pitch="variable" fo:font-size="14pt" fo:font-style="italic" style:font-size-asian="14pt" style:font-style-asian="italic" style:font-size-complex="14pt" style:font-style-complex="italic"/>
    </style:style>
    <style:style style:name="T22" style:family="text">
      <style:text-properties style:text-position="sub 70%" fo:font-family="'Nimbus Roman No9 L'" style:font-family-generic="roman" style:font-pitch="variable" fo:font-size="14pt" style:font-size-asian="14pt" style:font-size-complex="14pt"/>
    </style:style>
    <style:style style:name="T23" style:family="text">
      <style:text-properties fo:font-family="'Nimbus Roman No9 L'" style:font-family-generic="roman" style:font-pitch="variable" fo:font-size="14pt" style:font-size-asian="14pt" style:font-size-complex="14pt"/>
    </style:style>
    <style:style style:name="T24" style:family="text">
      <style:text-properties fo:font-family="'Nimbus Roman No9 L'" style:font-family-generic="roman" style:font-pitch="variable" fo:font-size="10pt" style:font-size-asian="10pt" style:font-size-complex="10pt"/>
    </style:style>
    <style:style style:name="T25" style:family="text">
      <style:text-properties fo:font-family="'Nimbus Roman No9 L'" style:font-family-generic="roman" style:font-pitch="variable" fo:font-size="10pt" fo:font-style="italic" style:font-size-asian="10pt" style:font-style-asian="italic" style:font-size-complex="10pt" style:font-style-complex="italic"/>
    </style:style>
    <style:style style:name="T26" style:family="text">
      <style:text-properties fo:font-family="'Times New Roman'" style:font-family-generic="roman" style:font-pitch="variable" fo:font-size="12pt" fo:font-style="italic" style:font-size-asian="12pt" style:font-style-asian="italic" style:font-size-complex="12pt" style:font-style-complex="italic"/>
    </style:style>
    <style:style style:name="T27" style:family="text">
      <style:text-properties fo:font-family="'Times New Roman'" style:font-style-name="Standard" style:font-family-generic="roman" fo:font-size="12pt" style:font-family-asian="'Times New Roman'" style:font-style-name-asian="Standard" style:font-family-generic-asian="roman" style:font-size-asian="12pt" style:font-family-complex="'Times New Roman'" style:font-style-name-complex="Standard" style:font-family-generic-complex="roman" style:font-size-complex="12pt"/>
    </style:style>
    <style:style style:name="T28" style:family="text">
      <style:text-properties fo:font-family="'Times New Roman'" style:font-family-generic="roman" style:font-pitch="variable" fo:font-size="12pt" fo:font-style="normal" style:font-size-asian="12pt" style:font-style-asian="normal" style:font-size-complex="12pt" style:font-style-complex="normal"/>
    </style:style>
    <style:style style:name="T29" style:family="text">
      <style:text-properties style:text-position="super 70%" fo:font-family="'Times New Roman'" style:font-family-generic="roman" style:font-pitch="variable" fo:font-size="12pt" fo:font-style="normal" style:font-size-asian="12pt" style:font-style-asian="normal" style:font-size-complex="12pt" style:font-style-complex="normal"/>
    </style:style>
    <style:style style:name="T30" style:family="text">
      <style:text-properties fo:font-family="'Times New Roman'" style:font-family-generic="roman" style:font-pitch="variable" fo:font-size="10pt" style:font-size-asian="10pt" style:font-size-complex="10pt"/>
    </style:style>
    <style:style style:name="T31" style:family="text">
      <style:text-properties fo:font-family="'Nimbus Roman No9 L'" style:font-family-generic="roman" style:font-pitch="variable" fo:font-size="12pt" fo:font-style="italic" style:font-size-asian="12pt" style:font-style-asian="italic" style:font-size-complex="12pt" style:font-style-complex="italic"/>
    </style:style>
    <style:style style:name="T32" style:family="text">
      <style:text-properties fo:font-family="'Nimbus Roman No9 L'" style:font-family-generic="roman" style:font-pitch="variable" fo:font-size="12pt" style:font-size-asian="12pt" style:font-size-complex="12pt"/>
    </style:style>
    <style:style style:name="T33" style:family="text">
      <style:text-properties fo:font-family="'Times New Roman'" style:font-family-generic="roman" style:font-pitch="variable" fo:font-size="12pt" style:font-family-asian="'Liberation Sans'" style:font-style-name-asian="Regular" style:font-family-generic-asian="swiss" style:font-size-asian="12pt" style:font-family-complex="'Liberation Sans'" style:font-style-name-complex="Regular" style:font-family-generic-complex="swiss" style:font-size-complex="12pt"/>
    </style:style>
    <style:style style:name="T34" style:family="text">
      <style:text-properties style:text-position="sub 70%" fo:font-family="'Times New Roman'" style:font-family-generic="roman" style:font-pitch="variable" fo:font-size="12pt" style:font-family-asian="'Liberation Sans'" style:font-style-name-asian="Regular" style:font-family-generic-asian="swiss" style:font-size-asian="12pt" style:font-family-complex="'Liberation Sans'" style:font-style-name-complex="Regular" style:font-family-generic-complex="swiss" style:font-size-complex="12pt"/>
    </style:style>
    <style:style style:name="T35" style:family="text">
      <style:text-properties fo:font-family="'Times New Roman'" style:font-family-generic="roman" style:font-pitch="variable" fo:font-size="12pt" fo:font-style="italic" style:font-family-asian="'Liberation Sans'" style:font-style-name-asian="Regular" style:font-family-generic-asian="swiss" style:font-size-asian="12pt" style:font-style-asian="italic" style:font-family-complex="'Liberation Sans'" style:font-style-name-complex="Regular" style:font-family-generic-complex="swiss" style:font-size-complex="12pt" style:font-style-complex="italic"/>
    </style:style>
    <style:style style:name="T36" style:family="text">
      <style:text-properties style:text-position="sub 70%" fo:font-family="'Times New Roman'" style:font-family-generic="roman" style:font-pitch="variable" fo:font-size="12pt" fo:font-style="italic" style:font-family-asian="'Liberation Sans'" style:font-style-name-asian="Regular" style:font-family-generic-asian="swiss" style:font-size-asian="12pt" style:font-style-asian="italic" style:font-family-complex="'Liberation Sans'" style:font-style-name-complex="Regular" style:font-family-generic-complex="swiss" style:font-size-complex="12pt" style:font-style-complex="italic"/>
    </style:style>
    <style:style style:name="T37" style:family="text">
      <style:text-properties fo:font-family="Courier" style:font-family-generic="modern" style:font-pitch="fixed" fo:font-size="10pt"/>
    </style:style>
    <style:style style:name="T38" style:family="text">
      <style:text-properties fo:color="#008000" fo:font-family="Courier" style:font-family-generic="modern" style:font-pitch="fixed" fo:font-size="10pt"/>
    </style:style>
    <style:style style:name="T39" style:family="text">
      <style:text-properties fo:color="#008000" fo:font-family="'Nimbus Roman No9 L'" style:font-family-generic="roman" style:font-pitch="variable" fo:font-size="10pt" style:font-size-asian="10pt" style:font-size-complex="10pt"/>
    </style:style>
    <style:style style:name="T40" style:family="text">
      <style:text-properties fo:font-family="Courier" style:font-family-generic="modern" style:font-pitch="fixed" fo:font-size="12pt" style:font-size-asian="12pt" style:font-size-complex="12pt"/>
    </style:style>
    <style:style style:name="T41" style:family="text">
      <style:text-properties fo:color="#800000" fo:font-family="Courier" style:font-family-generic="modern" style:font-pitch="fixed" fo:font-size="10pt"/>
    </style:style>
    <style:style style:name="T42" style:family="text">
      <style:text-properties fo:font-family="'Nimbus Roman No9 L'" style:font-family-generic="roman" style:font-pitch="variable" fo:font-size="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path draw:style-name="gr1" draw:text-style-name="P1" draw:layer="layout" svg:width="9.999cm" svg:height="5.999cm" svg:x="5.4cm" svg:y="4.2cm" svg:viewBox="0 0 10000 6000" svg:d="m0 6000c0-2000 0-4000 0-6000 3333 0 6667 0 10000 0 0 2000 0 4000 0 6000-3333 0-6667 0-10000 0z">
          <text:p/>
        </draw:path>
        <draw:path draw:style-name="gr2" draw:text-style-name="P1" draw:layer="layout" svg:width="2.235cm" svg:height="-0.001cm" draw:transform="rotate (-2.67785867133558) translate (10.429cm 7.212cm)" svg:viewBox="0 0 2236 0" svg:d="m0-22230c745 0 1492 0 2236 0">
          <text:p/>
        </draw:path>
        <draw:g>
          <draw:g>
            <draw:line draw:style-name="gr3" draw:text-style-name="P2" draw:layer="measurelines" svg:x1="5.4cm" svg:y1="3.908cm" svg:x2="15.4cm" svg:y2="3.908cm">
              <text:p/>
            </draw:line>
            <draw:line draw:style-name="gr4" draw:text-style-name="P2" draw:layer="measurelines" svg:x1="5.4cm" svg:y1="4.112cm" svg:x2="5.4cm" svg:y2="3.708cm">
              <text:p/>
            </draw:line>
            <draw:line draw:style-name="gr5" draw:text-style-name="P2" draw:layer="measurelines" svg:x1="15.4cm" svg:y1="4.112cm" svg:x2="15.4cm" svg:y2="3.708cm">
              <text:p/>
            </draw:line>
          </draw:g>
        </draw:g>
        <draw:frame draw:style-name="gr6" draw:text-style-name="P4" draw:layer="layout" svg:width="1.628cm" svg:height="0.913cm" svg:x="9.455cm" svg:y="2.7cm">
          <draw:text-box>
            <text:p text:style-name="P3"><text:span text:style-name="T1">w</text:span><text:span text:style-name="T2">fb,cm</text:span></text:p>
          </draw:text-box>
        </draw:frame>
        <draw:frame draw:style-name="gr6" draw:text-style-name="P4" draw:layer="layout" svg:width="1.544cm" svg:height="0.913cm" svg:x="15.9cm" svg:y="6.7cm">
          <draw:text-box>
            <text:p text:style-name="P3"><text:span text:style-name="T1">h</text:span><text:span text:style-name="T2">fb,cm</text:span></text:p>
          </draw:text-box>
        </draw:frame>
        <draw:frame draw:style-name="gr6" draw:text-style-name="P4" draw:layer="layout" svg:width="1.45cm" svg:height="0.797cm" svg:x="9.142cm" svg:y="7.235cm">
          <draw:text-box>
            <text:p text:style-name="P3"><text:span text:style-name="T3">(0,0)</text:span></text:p>
          </draw:text-box>
        </draw:frame>
        <draw:line draw:style-name="gr7" draw:text-style-name="P1" draw:layer="layout" svg:x1="9.9cm" svg:y1="7.2cm" svg:x2="10.9cm" svg:y2="7.2cm">
          <text:p/>
        </draw:line>
        <draw:line draw:style-name="gr7" draw:text-style-name="P1" draw:layer="layout" svg:x1="10.4cm" svg:y1="6.7cm" svg:x2="10.4cm" svg:y2="7.7cm">
          <text:p/>
        </draw:line>
        <draw:line draw:style-name="gr8" draw:text-style-name="P1" draw:layer="layout" svg:x1="12.4cm" svg:y1="5.7cm" svg:x2="12.4cm" svg:y2="6.7cm">
          <text:p/>
        </draw:line>
        <draw:line draw:style-name="gr8" draw:text-style-name="P1" draw:layer="layout" svg:x1="12.9cm" svg:y1="6.2cm" svg:x2="11.9cm" svg:y2="6.2cm">
          <text:p/>
        </draw:line>
        <draw:frame draw:style-name="gr6" draw:text-style-name="P4" draw:layer="layout" svg:width="3.249cm" svg:height="0.913cm" svg:x="10.4cm" svg:y="4.7cm">
          <draw:text-box>
            <text:p text:style-name="P3"><text:span text:style-name="T3">(</text:span><text:span text:style-name="T1">x</text:span><text:span text:style-name="T2">lco,cm</text:span><text:span text:style-name="T3">,</text:span><text:span text:style-name="T1">y</text:span><text:span text:style-name="T2">lco,cm</text:span><text:span text:style-name="T3">)</text:span></text:p>
          </draw:text-box>
        </draw:frame>
        <draw:measure draw:style-name="gr9" draw:text-style-name="P5" draw:layer="measurelines" svg:x1="15.4cm" svg:y1="4.2cm" svg:x2="15.4cm" svg:y2="10.2cm">
          <text:p text:style-name="P5"/>
          <text:p text:style-name="P5"><text:span text:style-name="T4"/></text:p>
        </draw:measure>
        <draw:frame draw:style-name="gr6" draw:text-style-name="P4" draw:layer="layout" svg:width="3.868cm" svg:height="0.797cm" svg:x="10.9cm" svg:y="6.903cm">
          <draw:text-box>
            <text:p text:style-name="P3"><text:span text:style-name="T3">lens center offset</text:span></text:p>
          </draw:text-box>
        </draw:frame>
        <draw:rect draw:style-name="gr10" draw:text-style-name="P1" draw:layer="layout" svg:width="13.5cm" svg:height="9.5cm" svg:x="3.9cm" svg:y="2.2cm">
          <text:p/>
        </draw:rect>
        <draw:line draw:style-name="gr11" draw:text-style-name="P6" draw:layer="layout" svg:x1="4.6cm" svg:y1="15.4cm" svg:x2="14.6cm" svg:y2="15.4cm">
          <text:p/>
        </draw:line>
        <draw:line draw:style-name="gr11" draw:text-style-name="P6" draw:layer="layout" svg:x1="4.6cm" svg:y1="16.4cm" svg:x2="14.6cm" svg:y2="16.4cm">
          <text:p/>
        </draw:line>
        <draw:line draw:style-name="gr11" draw:text-style-name="P6" draw:layer="layout" svg:x1="4.6cm" svg:y1="17.4cm" svg:x2="14.6cm" svg:y2="17.4cm">
          <text:p/>
        </draw:line>
        <draw:line draw:style-name="gr11" draw:text-style-name="P6" draw:layer="layout" svg:x1="4.6cm" svg:y1="18.4cm" svg:x2="14.6cm" svg:y2="18.4cm">
          <text:p/>
        </draw:line>
        <draw:line draw:style-name="gr11" draw:text-style-name="P6" draw:layer="layout" svg:x1="4.6cm" svg:y1="19.4cm" svg:x2="14.6cm" svg:y2="19.4cm">
          <text:p/>
        </draw:line>
        <draw:line draw:style-name="gr11" draw:text-style-name="P6" draw:layer="layout" svg:x1="4.6cm" svg:y1="20.4cm" svg:x2="14.6cm" svg:y2="20.4cm">
          <text:p/>
        </draw:line>
        <draw:line draw:style-name="gr11" draw:text-style-name="P6" draw:layer="layout" svg:x1="4.6cm" svg:y1="21.4cm" svg:x2="14.6cm" svg:y2="21.4cm">
          <text:p/>
        </draw:line>
        <draw:line draw:style-name="gr11" draw:text-style-name="P6" draw:layer="layout" svg:x1="4.6cm" svg:y1="22.4cm" svg:x2="14.6cm" svg:y2="22.4cm">
          <text:p/>
        </draw:line>
        <draw:line draw:style-name="gr11" draw:text-style-name="P6" draw:layer="layout" svg:x1="5cm" svg:y1="15cm" svg:x2="5cm" svg:y2="22.8cm">
          <text:p/>
        </draw:line>
        <draw:line draw:style-name="gr11" draw:text-style-name="P6" draw:layer="layout" svg:x1="6cm" svg:y1="15cm" svg:x2="6cm" svg:y2="22.8cm">
          <text:p/>
        </draw:line>
        <draw:line draw:style-name="gr11" draw:text-style-name="P6" draw:layer="layout" svg:x1="7cm" svg:y1="15cm" svg:x2="7cm" svg:y2="22.8cm">
          <text:p/>
        </draw:line>
        <draw:line draw:style-name="gr11" draw:text-style-name="P6" draw:layer="layout" svg:x1="8cm" svg:y1="15cm" svg:x2="8cm" svg:y2="22.8cm">
          <text:p/>
        </draw:line>
        <draw:line draw:style-name="gr11" draw:text-style-name="P6" draw:layer="layout" svg:x1="9cm" svg:y1="15cm" svg:x2="9cm" svg:y2="22.8cm">
          <text:p/>
        </draw:line>
        <draw:line draw:style-name="gr11" draw:text-style-name="P6" draw:layer="layout" svg:x1="10cm" svg:y1="15cm" svg:x2="10cm" svg:y2="22.8cm">
          <text:p/>
        </draw:line>
        <draw:line draw:style-name="gr11" draw:text-style-name="P6" draw:layer="layout" svg:x1="11cm" svg:y1="15cm" svg:x2="11cm" svg:y2="22.8cm">
          <text:p/>
        </draw:line>
        <draw:line draw:style-name="gr11" draw:text-style-name="P6" draw:layer="layout" svg:x1="12cm" svg:y1="15cm" svg:x2="12cm" svg:y2="22.8cm">
          <text:p/>
        </draw:line>
        <draw:line draw:style-name="gr11" draw:text-style-name="P6" draw:layer="layout" svg:x1="13cm" svg:y1="15cm" svg:x2="13cm" svg:y2="22.8cm">
          <text:p/>
        </draw:line>
        <draw:line draw:style-name="gr11" draw:text-style-name="P6" draw:layer="layout" svg:x1="14cm" svg:y1="15cm" svg:x2="14cm" svg:y2="22.8cm">
          <text:p/>
        </draw:line>
        <draw:circle draw:style-name="gr12" draw:text-style-name="P6" draw:layer="layout" svg:width="0.2cm" svg:height="0.2cm" svg:x="6.9cm" svg:y="16.288cm">
          <text:p/>
        </draw:circle>
        <draw:circle draw:style-name="gr12" draw:text-style-name="P6" draw:layer="layout" svg:width="0.2cm" svg:height="0.2cm" svg:x="7.883cm" svg:y="16.3cm">
          <text:p/>
        </draw:circle>
        <draw:circle draw:style-name="gr12" draw:text-style-name="P6" draw:layer="layout" svg:width="0.2cm" svg:height="0.2cm" svg:x="8.9cm" svg:y="16.288cm">
          <text:p/>
        </draw:circle>
        <draw:circle draw:style-name="gr12" draw:text-style-name="P6" draw:layer="layout" svg:width="0.2cm" svg:height="0.2cm" svg:x="9.9cm" svg:y="16.288cm">
          <text:p/>
        </draw:circle>
        <draw:circle draw:style-name="gr12" draw:text-style-name="P6" draw:layer="layout" svg:width="0.2cm" svg:height="0.2cm" svg:x="10.9cm" svg:y="16.288cm">
          <text:p/>
        </draw:circle>
        <draw:circle draw:style-name="gr12" draw:text-style-name="P6" draw:layer="layout" svg:width="0.2cm" svg:height="0.2cm" svg:x="11.9cm" svg:y="16.288cm">
          <text:p/>
        </draw:circle>
        <draw:circle draw:style-name="gr12" draw:text-style-name="P6" draw:layer="layout" svg:width="0.2cm" svg:height="0.2cm" svg:x="6.9cm" svg:y="18.3cm">
          <text:p/>
        </draw:circle>
        <draw:circle draw:style-name="gr12" draw:text-style-name="P6" draw:layer="layout" svg:width="0.2cm" svg:height="0.2cm" svg:x="7.883cm" svg:y="18.312cm">
          <text:p/>
        </draw:circle>
        <draw:circle draw:style-name="gr12" draw:text-style-name="P6" draw:layer="layout" svg:width="0.2cm" svg:height="0.2cm" svg:x="8.9cm" svg:y="18.3cm">
          <text:p/>
        </draw:circle>
        <draw:circle draw:style-name="gr12" draw:text-style-name="P6" draw:layer="layout" svg:width="0.2cm" svg:height="0.2cm" svg:x="9.9cm" svg:y="18.3cm">
          <text:p/>
        </draw:circle>
        <draw:circle draw:style-name="gr12" draw:text-style-name="P6" draw:layer="layout" svg:width="0.2cm" svg:height="0.2cm" svg:x="10.9cm" svg:y="18.3cm">
          <text:p/>
        </draw:circle>
        <draw:circle draw:style-name="gr12" draw:text-style-name="P6" draw:layer="layout" svg:width="0.2cm" svg:height="0.2cm" svg:x="11.9cm" svg:y="18.3cm">
          <text:p/>
        </draw:circle>
        <draw:circle draw:style-name="gr12" draw:text-style-name="P6" draw:layer="layout" svg:width="0.2cm" svg:height="0.2cm" svg:x="6.9cm" svg:y="19.288cm">
          <text:p/>
        </draw:circle>
        <draw:circle draw:style-name="gr12" draw:text-style-name="P6" draw:layer="layout" svg:width="0.2cm" svg:height="0.2cm" svg:x="7.883cm" svg:y="19.3cm">
          <text:p/>
        </draw:circle>
        <draw:circle draw:style-name="gr13" draw:text-style-name="P6" draw:layer="layout" svg:width="0.2cm" svg:height="0.2cm" svg:x="8.9cm" svg:y="19.288cm">
          <text:p/>
        </draw:circle>
        <draw:circle draw:style-name="gr12" draw:text-style-name="P6" draw:layer="layout" svg:width="0.2cm" svg:height="0.2cm" svg:x="9.9cm" svg:y="19.288cm">
          <text:p/>
        </draw:circle>
        <draw:circle draw:style-name="gr12" draw:text-style-name="P6" draw:layer="layout" svg:width="0.2cm" svg:height="0.2cm" svg:x="10.9cm" svg:y="19.288cm">
          <text:p/>
        </draw:circle>
        <draw:circle draw:style-name="gr12" draw:text-style-name="P6" draw:layer="layout" svg:width="0.2cm" svg:height="0.2cm" svg:x="11.9cm" svg:y="19.288cm">
          <text:p/>
        </draw:circle>
        <draw:circle draw:style-name="gr12" draw:text-style-name="P6" draw:layer="layout" svg:width="0.2cm" svg:height="0.2cm" svg:x="6.9cm" svg:y="20.3cm">
          <text:p/>
        </draw:circle>
        <draw:circle draw:style-name="gr12" draw:text-style-name="P6" draw:layer="layout" svg:width="0.2cm" svg:height="0.2cm" svg:x="7.883cm" svg:y="20.312cm">
          <text:p/>
        </draw:circle>
        <draw:circle draw:style-name="gr12" draw:text-style-name="P6" draw:layer="layout" svg:width="0.2cm" svg:height="0.2cm" svg:x="8.9cm" svg:y="20.3cm">
          <text:p/>
        </draw:circle>
        <draw:circle draw:style-name="gr12" draw:text-style-name="P6" draw:layer="layout" svg:width="0.2cm" svg:height="0.2cm" svg:x="9.9cm" svg:y="20.3cm">
          <text:p/>
        </draw:circle>
        <draw:circle draw:style-name="gr12" draw:text-style-name="P6" draw:layer="layout" svg:width="0.2cm" svg:height="0.2cm" svg:x="10.9cm" svg:y="20.3cm">
          <text:p/>
        </draw:circle>
        <draw:circle draw:style-name="gr12" draw:text-style-name="P6" draw:layer="layout" svg:width="0.2cm" svg:height="0.2cm" svg:x="11.9cm" svg:y="20.3cm">
          <text:p/>
        </draw:circle>
        <draw:circle draw:style-name="gr12" draw:text-style-name="P6" draw:layer="layout" svg:width="0.2cm" svg:height="0.2cm" svg:x="6.9cm" svg:y="21.3cm">
          <text:p/>
        </draw:circle>
        <draw:circle draw:style-name="gr12" draw:text-style-name="P6" draw:layer="layout" svg:width="0.2cm" svg:height="0.2cm" svg:x="7.883cm" svg:y="21.312cm">
          <text:p/>
        </draw:circle>
        <draw:circle draw:style-name="gr12" draw:text-style-name="P6" draw:layer="layout" svg:width="0.2cm" svg:height="0.2cm" svg:x="8.9cm" svg:y="21.3cm">
          <text:p/>
        </draw:circle>
        <draw:circle draw:style-name="gr12" draw:text-style-name="P6" draw:layer="layout" svg:width="0.2cm" svg:height="0.2cm" svg:x="9.9cm" svg:y="21.3cm">
          <text:p/>
        </draw:circle>
        <draw:circle draw:style-name="gr12" draw:text-style-name="P6" draw:layer="layout" svg:width="0.2cm" svg:height="0.2cm" svg:x="10.9cm" svg:y="21.3cm">
          <text:p/>
        </draw:circle>
        <draw:circle draw:style-name="gr12" draw:text-style-name="P6" draw:layer="layout" svg:width="0.2cm" svg:height="0.2cm" svg:x="11.9cm" svg:y="21.3cm">
          <text:p/>
        </draw:circle>
        <draw:circle draw:style-name="gr12" draw:text-style-name="P6" draw:layer="layout" svg:width="0.2cm" svg:height="0.2cm" svg:x="6.9cm" svg:y="17.3cm">
          <text:p/>
        </draw:circle>
        <draw:circle draw:style-name="gr12" draw:text-style-name="P6" draw:layer="layout" svg:width="0.2cm" svg:height="0.2cm" svg:x="7.883cm" svg:y="17.312cm">
          <text:p/>
        </draw:circle>
        <draw:circle draw:style-name="gr12" draw:text-style-name="P6" draw:layer="layout" svg:width="0.2cm" svg:height="0.2cm" svg:x="8.9cm" svg:y="17.3cm">
          <text:p/>
        </draw:circle>
        <draw:circle draw:style-name="gr12" draw:text-style-name="P6" draw:layer="layout" svg:width="0.2cm" svg:height="0.2cm" svg:x="9.9cm" svg:y="17.3cm">
          <text:p/>
        </draw:circle>
        <draw:circle draw:style-name="gr12" draw:text-style-name="P6" draw:layer="layout" svg:width="0.2cm" svg:height="0.2cm" svg:x="10.9cm" svg:y="17.3cm">
          <text:p/>
        </draw:circle>
        <draw:circle draw:style-name="gr12" draw:text-style-name="P6" draw:layer="layout" svg:width="0.2cm" svg:height="0.2cm" svg:x="11.9cm" svg:y="17.3cm">
          <text:p/>
        </draw:circle>
        <draw:path draw:style-name="gr14" draw:text-style-name="P6" draw:layer="layout" svg:width="8.322cm" svg:height="8.23cm" draw:transform="skewX (5.43839577088972E-017) rotate (-2.07781447450004) translate (14.9759999999919cm 17.4629999999829cm)" svg:viewBox="0 0 8323 8231" svg:d="m2965-35208c887 521 1757 281 2767-166s1282-369 2049-1253 632-922 137-2020-389-1729-972-2778-670-1000-1903-1573-2924 708-3846 1107-1409 1583-1108 2331 1175 3351 2876 4352z">
          <text:p/>
        </draw:path>
        <draw:circle draw:style-name="gr12" draw:text-style-name="P6" draw:layer="layout" svg:width="0.2cm" svg:height="0.2cm" svg:x="5.9cm" svg:y="18.3cm">
          <text:p/>
        </draw:circle>
        <draw:circle draw:style-name="gr12" draw:text-style-name="P6" draw:layer="layout" svg:width="0.2cm" svg:height="0.2cm" svg:x="5.9cm" svg:y="19.288cm">
          <text:p/>
        </draw:circle>
        <draw:circle draw:style-name="gr12" draw:text-style-name="P6" draw:layer="layout" svg:width="0.2cm" svg:height="0.2cm" svg:x="5.9cm" svg:y="20.3cm">
          <text:p/>
        </draw:circle>
        <draw:circle draw:style-name="gr12" draw:text-style-name="P6" draw:layer="layout" svg:width="0.2cm" svg:height="0.2cm" svg:x="5.9cm" svg:y="21.3cm">
          <text:p/>
        </draw:circle>
        <draw:circle draw:style-name="gr12" draw:text-style-name="P6" draw:layer="layout" svg:width="0.2cm" svg:height="0.2cm" svg:x="5.9cm" svg:y="17.3cm">
          <text:p/>
        </draw:circle>
        <draw:circle draw:style-name="gr12" draw:text-style-name="P6" draw:layer="layout" svg:width="0.2cm" svg:height="0.2cm" svg:x="8.9cm" svg:y="22.3cm">
          <text:p/>
        </draw:circle>
        <draw:circle draw:style-name="gr12" draw:text-style-name="P6" draw:layer="layout" svg:width="0.2cm" svg:height="0.2cm" svg:x="9.9cm" svg:y="22.3cm">
          <text:p/>
        </draw:circle>
        <draw:circle draw:style-name="gr12" draw:text-style-name="P6" draw:layer="layout" svg:width="0.2cm" svg:height="0.2cm" svg:x="10.9cm" svg:y="22.3cm">
          <text:p/>
        </draw:circle>
        <draw:circle draw:style-name="gr12" draw:text-style-name="P6" draw:layer="layout" svg:width="0.2cm" svg:height="0.2cm" svg:x="12.9cm" svg:y="18.3cm">
          <text:p/>
        </draw:circle>
        <draw:circle draw:style-name="gr12" draw:text-style-name="P6" draw:layer="layout" svg:width="0.2cm" svg:height="0.2cm" svg:x="12.9cm" svg:y="19.288cm">
          <text:p/>
        </draw:circle>
        <draw:circle draw:style-name="gr12" draw:text-style-name="P6" draw:layer="layout" svg:width="0.2cm" svg:height="0.2cm" svg:x="12.9cm" svg:y="20.3cm">
          <text:p/>
        </draw:circle>
        <draw:circle draw:style-name="gr12" draw:text-style-name="P6" draw:layer="layout" svg:width="0.2cm" svg:height="0.2cm" svg:x="12.9cm" svg:y="17.3cm">
          <text:p/>
        </draw:circle>
        <draw:frame draw:style-name="gr6" draw:text-style-name="P7" draw:layer="layout" svg:width="1.311cm" svg:height="0.721cm" svg:x="8.8cm" svg:y="19.3cm">
          <draw:text-box>
            <text:p text:style-name="P3"><text:span text:style-name="T5">(0,0)</text:span></text:p>
          </draw:text-box>
        </draw:frame>
      </draw:page>
      <draw:page draw:name="page2" draw:style-name="dp1" draw:master-page-name="Standard">
        <office:forms form:automatic-focus="false" form:apply-design-mode="false"/>
        <draw:g>
          <draw:g>
            <draw:g>
              <draw:polyline draw:style-name="gr15" draw:layer="layout" svg:width="3.374cm" svg:height="0cm" svg:x="9.2cm" svg:y="5.069cm" svg:viewBox="0 0 3375 0" draw:points="0,0 375,0 750,0 1125,0 1500,0 1875,0 2250,0 2625,0 3000,0 3375,0">
                <text:p/>
              </draw:polyline>
              <draw:polyline draw:style-name="gr15" draw:layer="layout" svg:width="3.374cm" svg:height="0cm" svg:x="9.2cm" svg:y="4.647cm" svg:viewBox="0 0 3375 0" draw:points="0,0 375,0 750,0 1125,0 1500,0 1875,0 2250,0 2625,0 3000,0 3375,0">
                <text:p/>
              </draw:polyline>
              <draw:polyline draw:style-name="gr15" draw:layer="layout" svg:width="3.374cm" svg:height="0cm" svg:x="9.2cm" svg:y="4.225cm" svg:viewBox="0 0 3375 0" draw:points="0,0 375,0 750,0 1125,0 1500,0 1875,0 2250,0 2625,0 3000,0 3375,0">
                <text:p/>
              </draw:polyline>
              <draw:polyline draw:style-name="gr15" draw:layer="layout" svg:width="3.374cm" svg:height="0cm" svg:x="9.2cm" svg:y="3.803cm" svg:viewBox="0 0 3375 0" draw:points="0,0 375,0 750,0 1125,0 1500,0 1875,0 2250,0 2625,0 3000,0 3375,0">
                <text:p/>
              </draw:polyline>
              <draw:polyline draw:style-name="gr15" draw:layer="layout" svg:width="3.374cm" svg:height="0cm" svg:x="9.2cm" svg:y="3.381cm" svg:viewBox="0 0 3375 0" draw:points="0,0 375,0 750,0 1125,0 1500,0 1875,0 2250,0 2625,0 3000,0 3375,0">
                <text:p/>
              </draw:polyline>
              <draw:polyline draw:style-name="gr15" draw:layer="layout" svg:width="0cm" svg:height="1.686cm" svg:x="9.2cm" svg:y="3.381cm" svg:viewBox="0 0 0 1687" draw:points="0,1687 0,1266 0,844 0,422 0,0">
                <text:p/>
              </draw:polyline>
              <draw:polyline draw:style-name="gr15" draw:layer="layout" svg:width="0cm" svg:height="1.686cm" svg:x="9.575cm" svg:y="3.381cm" svg:viewBox="0 0 0 1687" draw:points="0,1687 0,1266 0,844 0,422 0,0">
                <text:p/>
              </draw:polyline>
              <draw:polyline draw:style-name="gr15" draw:layer="layout" svg:width="0cm" svg:height="1.686cm" svg:x="9.95cm" svg:y="3.381cm" svg:viewBox="0 0 0 1687" draw:points="0,1687 0,1266 0,844 0,422 0,0">
                <text:p/>
              </draw:polyline>
              <draw:polyline draw:style-name="gr15" draw:layer="layout" svg:width="0cm" svg:height="1.686cm" svg:x="10.325cm" svg:y="3.381cm" svg:viewBox="0 0 0 1687" draw:points="0,1687 0,1266 0,844 0,422 0,0">
                <text:p/>
              </draw:polyline>
              <draw:polyline draw:style-name="gr15" draw:layer="layout" svg:width="0cm" svg:height="1.686cm" svg:x="10.7cm" svg:y="3.381cm" svg:viewBox="0 0 0 1687" draw:points="0,1687 0,1266 0,844 0,422 0,0">
                <text:p/>
              </draw:polyline>
              <draw:polyline draw:style-name="gr15" draw:layer="layout" svg:width="0cm" svg:height="1.686cm" svg:x="11.075cm" svg:y="3.381cm" svg:viewBox="0 0 0 1687" draw:points="0,1687 0,1266 0,844 0,422 0,0">
                <text:p/>
              </draw:polyline>
              <draw:polyline draw:style-name="gr15" draw:layer="layout" svg:width="0cm" svg:height="1.686cm" svg:x="11.45cm" svg:y="3.381cm" svg:viewBox="0 0 0 1687" draw:points="0,1687 0,1266 0,844 0,422 0,0">
                <text:p/>
              </draw:polyline>
              <draw:polyline draw:style-name="gr15" draw:layer="layout" svg:width="0cm" svg:height="1.686cm" svg:x="11.825cm" svg:y="3.381cm" svg:viewBox="0 0 0 1687" draw:points="0,1687 0,1266 0,844 0,422 0,0">
                <text:p/>
              </draw:polyline>
              <draw:polyline draw:style-name="gr15" draw:layer="layout" svg:width="0cm" svg:height="1.686cm" svg:x="12.2cm" svg:y="3.381cm" svg:viewBox="0 0 0 1687" draw:points="0,1687 0,1266 0,844 0,422 0,0">
                <text:p/>
              </draw:polyline>
              <draw:polyline draw:style-name="gr15" draw:layer="layout" svg:width="0cm" svg:height="1.686cm" svg:x="12.575cm" svg:y="3.381cm" svg:viewBox="0 0 0 1687" draw:points="0,1687 0,1266 0,844 0,422 0,0">
                <text:p/>
              </draw:polyline>
            </draw:g>
            <draw:g>
              <draw:polyline draw:style-name="gr16" draw:layer="layout" svg:width="4.339cm" svg:height="0.24cm" svg:x="8.45cm" svg:y="5.25cm" svg:viewBox="0 0 4340 241" draw:points="0,241 465,209 922,179 1372,151 1814,125 2249,100 2678,77 3101,55 3519,35 3931,17 4340,0">
                <text:p/>
              </draw:polyline>
              <draw:polyline draw:style-name="gr16" draw:layer="layout" svg:width="4.322cm" svg:height="0.216cm" svg:x="8.484cm" svg:y="4.793cm" svg:viewBox="0 0 4323 217" draw:points="0,217 464,188 919,162 1367,136 1807,112 2241,90 2668,69 3089,50 3505,32 3916,15 4323,0">
                <text:p/>
              </draw:polyline>
              <draw:polyline draw:style-name="gr16" draw:layer="layout" svg:width="4.306cm" svg:height="0.192cm" svg:x="8.515cm" svg:y="4.341cm" svg:viewBox="0 0 4307 193" draw:points="0,193 462,167 916,144 1362,121 1801,100 2233,80 2659,62 3079,44 3493,28 3902,13 4307,0">
                <text:p/>
              </draw:polyline>
              <draw:polyline draw:style-name="gr16" draw:layer="layout" svg:width="4.293cm" svg:height="0.168cm" svg:x="8.542cm" svg:y="3.894cm" svg:viewBox="0 0 4294 169" draw:points="0,169 461,146 913,126 1358,106 1796,87 2226,70 2651,54 3069,39 3482,25 3890,12 4294,0">
                <text:p/>
              </draw:polyline>
              <draw:polyline draw:style-name="gr16" draw:layer="layout" svg:width="4.281cm" svg:height="0.144cm" svg:x="8.565cm" svg:y="3.451cm" svg:viewBox="0 0 4282 145" draw:points="0,145 460,125 911,108 1355,91 1791,75 2221,60 2644,46 3061,33 3473,21 3879,10 4282,0">
                <text:p/>
              </draw:polyline>
              <draw:polyline draw:style-name="gr16" draw:layer="layout" svg:width="4.271cm" svg:height="0.12cm" svg:x="8.585cm" svg:y="3.012cm" svg:viewBox="0 0 4272 121" draw:points="0,121 459,105 909,90 1352,76 1787,62 2216,50 2638,38 3054,28 3465,18 3870,8 4272,0">
                <text:p/>
              </draw:polyline>
              <draw:polyline draw:style-name="gr16" draw:layer="layout" svg:width="0.135cm" svg:height="2.358cm" svg:x="8.45cm" svg:y="3.132cm" svg:viewBox="0 0 136 2359" draw:points="0,2359 34,1877 65,1401 92,930 115,463 136,0">
                <text:p/>
              </draw:polyline>
              <draw:polyline draw:style-name="gr16" draw:layer="layout" svg:width="0.128cm" svg:height="2.343cm" svg:x="8.915cm" svg:y="3.117cm" svg:viewBox="0 0 129 2344" draw:points="0,2344 33,1864 62,1392 87,924 110,460 129,0">
                <text:p/>
              </draw:polyline>
              <draw:polyline draw:style-name="gr16" draw:layer="layout" svg:width="0.122cm" svg:height="2.328cm" svg:x="9.372cm" svg:y="3.102cm" svg:viewBox="0 0 123 2329" draw:points="0,2329 31,1853 58,1383 83,918 104,457 123,0">
                <text:p/>
              </draw:polyline>
              <draw:polyline draw:style-name="gr16" draw:layer="layout" svg:width="0.115cm" svg:height="2.314cm" svg:x="9.822cm" svg:y="3.088cm" svg:viewBox="0 0 116 2315" draw:points="0,2315 29,1841 55,1374 78,912 98,454 116,0">
                <text:p/>
              </draw:polyline>
              <draw:polyline draw:style-name="gr16" draw:layer="layout" svg:width="0.108cm" svg:height="2.301cm" svg:x="10.264cm" svg:y="3.075cm" svg:viewBox="0 0 109 2302" draw:points="0,2302 27,1831 52,1366 74,907 92,452 109,0">
                <text:p/>
              </draw:polyline>
              <draw:polyline draw:style-name="gr16" draw:layer="layout" svg:width="0.101cm" svg:height="2.288cm" svg:x="10.699cm" svg:y="3.062cm" svg:viewBox="0 0 102 2289" draw:points="0,2289 26,1821 49,1359 69,902 87,449 102,0">
                <text:p/>
              </draw:polyline>
              <draw:polyline draw:style-name="gr16" draw:layer="layout" svg:width="0.095cm" svg:height="2.277cm" svg:x="11.128cm" svg:y="3.051cm" svg:viewBox="0 0 96 2278" draw:points="0,2278 24,1812 45,1352 64,897 81,447 96,0">
                <text:p/>
              </draw:polyline>
              <draw:polyline draw:style-name="gr16" draw:layer="layout" svg:width="0.088cm" svg:height="2.266cm" svg:x="11.551cm" svg:y="3.04cm" svg:viewBox="0 0 89 2267" draw:points="0,2267 22,1803 42,1345 60,893 75,445 89,0">
                <text:p/>
              </draw:polyline>
              <draw:polyline draw:style-name="gr16" draw:layer="layout" svg:width="0.081cm" svg:height="2.256cm" svg:x="11.969cm" svg:y="3.03cm" svg:viewBox="0 0 82 2257" draw:points="0,2257 21,1795 39,1339 55,889 69,443 82,0">
                <text:p/>
              </draw:polyline>
              <draw:polyline draw:style-name="gr16" draw:layer="layout" svg:width="0.074cm" svg:height="2.247cm" svg:x="12.381cm" svg:y="3.021cm" svg:viewBox="0 0 75 2248" draw:points="0,2248 19,1788 36,1334 51,885 63,441 75,0">
                <text:p/>
              </draw:polyline>
              <draw:polyline draw:style-name="gr16" draw:layer="layout" svg:width="0.068cm" svg:height="2.238cm" svg:x="12.789cm" svg:y="3.012cm" svg:viewBox="0 0 69 2239" draw:points="0,2239 17,1781 32,1329 46,882 58,439 69,0">
                <text:p/>
              </draw:polyline>
            </draw:g>
            <draw:g>
              <draw:polyline draw:style-name="gr17" draw:layer="layout" svg:width="3.786cm" svg:height="0.02cm" svg:x="9.164cm" svg:y="5.069cm" svg:viewBox="0 0 3787 21" draw:points="0,21 389,13 772,8 1153,5 1531,3 1908,2 2284,1 2660,1 3035,0 3411,0 3787,0">
                <text:p/>
              </draw:polyline>
              <draw:polyline draw:style-name="gr17" draw:layer="layout" svg:width="3.778cm" svg:height="0.014cm" svg:x="9.172cm" svg:y="4.647cm" svg:viewBox="0 0 3779 15" draw:points="0,15 386,9 768,6 1147,3 1524,2 1901,1 2277,1 2652,0 3027,0 3403,0 3779,0">
                <text:p/>
              </draw:polyline>
              <draw:polyline draw:style-name="gr17" draw:layer="layout" svg:width="3.772cm" svg:height="0.01cm" svg:x="9.178cm" svg:y="4.225cm" svg:viewBox="0 0 3773 11" draw:points="0,11 384,6 764,4 1142,2 1519,1 1895,1 2271,0 2646,0 3022,0 3397,0 3773,0">
                <text:p/>
              </draw:polyline>
              <draw:polyline draw:style-name="gr17" draw:layer="layout" svg:width="3.767cm" svg:height="0.007cm" svg:x="9.183cm" svg:y="3.803cm" svg:viewBox="0 0 3768 8" draw:points="0,8 382,4 762,3 1139,2 1516,1 1891,1 2267,0 2642,0 3017,0 3392,0 3768,0">
                <text:p/>
              </draw:polyline>
              <draw:polyline draw:style-name="gr17" draw:layer="layout" svg:width="3.764cm" svg:height="0.005cm" svg:x="9.186cm" svg:y="3.381cm" svg:viewBox="0 0 3765 6" draw:points="0,6 381,3 760,2 1137,1 1513,1 1889,0 2264,0 2639,0 3014,0 3389,0 3765,0">
                <text:p/>
              </draw:polyline>
              <draw:polyline draw:style-name="gr17" draw:layer="layout" svg:width="3.762cm" svg:height="0.003cm" svg:x="9.188cm" svg:y="2.959cm" svg:viewBox="0 0 3763 4" draw:points="0,4 380,2 758,1 1135,1 1511,0 1887,0 2262,0 2637,0 3012,0 3387,0 3763,0">
                <text:p/>
              </draw:polyline>
              <draw:polyline draw:style-name="gr17" draw:layer="layout" svg:width="0.024cm" svg:height="2.126cm" svg:x="9.164cm" svg:y="2.963cm" svg:viewBox="0 0 25 2127" draw:points="0,2127 8,1698 14,1272 19,847 22,423 25,0">
                <text:p/>
              </draw:polyline>
              <draw:polyline draw:style-name="gr17" draw:layer="layout" svg:width="0.015cm" svg:height="2.121cm" svg:x="9.553cm" svg:y="2.961cm" svg:viewBox="0 0 16 2122" draw:points="0,2122 5,1694 9,1270 12,846 14,423 16,0">
                <text:p/>
              </draw:polyline>
              <draw:polyline draw:style-name="gr17" draw:layer="layout" svg:width="0.01cm" svg:height="2.117cm" svg:x="9.936cm" svg:y="2.961cm" svg:viewBox="0 0 11 2118" draw:points="0,2118 4,1692 6,1268 8,845 9,422 11,0">
                <text:p/>
              </draw:polyline>
              <draw:polyline draw:style-name="gr17" draw:layer="layout" svg:width="0.006cm" svg:height="2.114cm" svg:x="10.317cm" svg:y="2.96cm" svg:viewBox="0 0 7 2115" draw:points="0,2115 2,1690 4,1267 5,845 7,422 7,0">
                <text:p/>
              </draw:polyline>
              <draw:polyline draw:style-name="gr17" draw:layer="layout" svg:width="0.004cm" svg:height="2.113cm" svg:x="10.695cm" svg:y="2.96cm" svg:viewBox="0 0 5 2114" draw:points="0,2114 1,1689 2,1267 3,844 5,422 5,0">
                <text:p/>
              </draw:polyline>
              <draw:polyline draw:style-name="gr17" draw:layer="layout" svg:width="0.002cm" svg:height="2.111cm" svg:x="11.072cm" svg:y="2.96cm" svg:viewBox="0 0 3 2112" draw:points="0,2112 1,1689 3,1266 3,844 3,422 3,0">
                <text:p/>
              </draw:polyline>
              <draw:polyline draw:style-name="gr17" draw:layer="layout" svg:width="0.001cm" svg:height="2.111cm" svg:x="11.448cm" svg:y="2.959cm" svg:viewBox="0 0 2 2112" draw:points="0,2112 2,1688 2,1266 2,844 2,422 2,0">
                <text:p/>
              </draw:polyline>
              <draw:polyline draw:style-name="gr17" draw:layer="layout" svg:width="0.001cm" svg:height="2.11cm" svg:x="11.824cm" svg:y="2.959cm" svg:viewBox="0 0 2 2111" draw:points="0,2111 0,1688 2,1266 2,844 2,422 2,0">
                <text:p/>
              </draw:polyline>
              <draw:polyline draw:style-name="gr17" draw:layer="layout" svg:width="0.001cm" svg:height="2.11cm" svg:x="12.199cm" svg:y="2.959cm" svg:viewBox="0 0 2 2111" draw:points="0,2111 0,1688 0,1266 0,844 0,422 2,0">
                <text:p/>
              </draw:polyline>
              <draw:polyline draw:style-name="gr17" draw:layer="layout" svg:width="0cm" svg:height="2.109cm" svg:x="12.575cm" svg:y="2.959cm" svg:viewBox="0 0 0 2110" draw:points="0,2110 0,1688 0,1266 0,844 0,422 0,0">
                <text:p/>
              </draw:polyline>
              <draw:polyline draw:style-name="gr17" draw:layer="layout" svg:width="0cm" svg:height="2.109cm" svg:x="12.95cm" svg:y="2.959cm" svg:viewBox="0 0 0 2110" draw:points="0,2110 0,1688 0,1266 0,844 0,422 0,0">
                <text:p/>
              </draw:polyline>
            </draw:g>
          </draw:g>
        </draw:g>
        <draw:rect draw:style-name="gr18" draw:text-style-name="P6" draw:layer="layout" svg:width="4.8cm" svg:height="0.6cm" svg:x="8.4cm" svg:y="2.6cm">
          <text:p/>
        </draw:rect>
        <draw:rect draw:style-name="gr19" draw:text-style-name="P6" draw:layer="layout" svg:width="0.7cm" svg:height="3.1cm" svg:x="12.7cm" svg:y="2.4cm">
          <text:p/>
        </draw:rect>
        <draw:g>
          <draw:g>
            <draw:g>
              <draw:polyline draw:style-name="gr15" draw:layer="layout" svg:width="14.999cm" svg:height="0cm" svg:x="3.001cm" svg:y="19.069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8.647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8.225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7.803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7.381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6.959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6.537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6.116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5.694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5.272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4.85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4.428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4.006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3.584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3.163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2.741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2.319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1.897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1.475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1.053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14.999cm" svg:height="0cm" svg:x="3.001cm" svg:y="10.631cm" svg:viewBox="0 0 15000 0" draw:points="0,0 375,0 750,0 1125,0 1500,0 1875,0 2250,0 2625,0 3000,0 3375,0 3750,0 4125,0 4500,0 4875,0 5250,0 5625,0 6000,0 6375,0 6750,0 7125,0 7500,0 7875,0 8250,0 8625,0 9000,0 9375,0 9750,0 10125,0 10500,0 10875,0 11250,0 11625,0 12000,0 12375,0 12750,0 13125,0 13500,0 13875,0 14250,0 14625,0 15000,0">
                <text:p/>
              </draw:polyline>
              <draw:polyline draw:style-name="gr15" draw:layer="layout" svg:width="0cm" svg:height="8.436cm" svg:x="3.001cm" svg:y="10.631cm" svg:viewBox="0 0 0 8437" draw:points="0,8437 0,8016 0,7594 0,7172 0,6750 0,6328 0,5906 0,5484 0,5062 0,4641 0,4219 0,3797 0,3375 0,2953 0,2531 0,2109 0,1687 0,1266 0,844 0,422 0,0">
                <text:p/>
              </draw:polyline>
              <draw:polyline draw:style-name="gr15" draw:layer="layout" svg:width="0cm" svg:height="8.436cm" svg:x="3.376cm" svg:y="10.631cm" svg:viewBox="0 0 0 8437" draw:points="0,8437 0,8016 0,7594 0,7172 0,6750 0,6328 0,5906 0,5484 0,5062 0,4641 0,4219 0,3797 0,3375 0,2953 0,2531 0,2109 0,1687 0,1266 0,844 0,422 0,0">
                <text:p/>
              </draw:polyline>
              <draw:polyline draw:style-name="gr15" draw:layer="layout" svg:width="0cm" svg:height="8.436cm" svg:x="3.751cm" svg:y="10.631cm" svg:viewBox="0 0 0 8437" draw:points="0,8437 0,8016 0,7594 0,7172 0,6750 0,6328 0,5906 0,5484 0,5062 0,4641 0,4219 0,3797 0,3375 0,2953 0,2531 0,2109 0,1687 0,1266 0,844 0,422 0,0">
                <text:p/>
              </draw:polyline>
              <draw:polyline draw:style-name="gr15" draw:layer="layout" svg:width="0cm" svg:height="8.436cm" svg:x="4.126cm" svg:y="10.631cm" svg:viewBox="0 0 0 8437" draw:points="0,8437 0,8016 0,7594 0,7172 0,6750 0,6328 0,5906 0,5484 0,5062 0,4641 0,4219 0,3797 0,3375 0,2953 0,2531 0,2109 0,1687 0,1266 0,844 0,422 0,0">
                <text:p/>
              </draw:polyline>
              <draw:polyline draw:style-name="gr15" draw:layer="layout" svg:width="0cm" svg:height="8.436cm" svg:x="4.501cm" svg:y="10.631cm" svg:viewBox="0 0 0 8437" draw:points="0,8437 0,8016 0,7594 0,7172 0,6750 0,6328 0,5906 0,5484 0,5062 0,4641 0,4219 0,3797 0,3375 0,2953 0,2531 0,2109 0,1687 0,1266 0,844 0,422 0,0">
                <text:p/>
              </draw:polyline>
              <draw:polyline draw:style-name="gr15" draw:layer="layout" svg:width="0cm" svg:height="8.436cm" svg:x="4.876cm" svg:y="10.631cm" svg:viewBox="0 0 0 8437" draw:points="0,8437 0,8016 0,7594 0,7172 0,6750 0,6328 0,5906 0,5484 0,5062 0,4641 0,4219 0,3797 0,3375 0,2953 0,2531 0,2109 0,1687 0,1266 0,844 0,422 0,0">
                <text:p/>
              </draw:polyline>
              <draw:polyline draw:style-name="gr15" draw:layer="layout" svg:width="0cm" svg:height="8.436cm" svg:x="5.251cm" svg:y="10.631cm" svg:viewBox="0 0 0 8437" draw:points="0,8437 0,8016 0,7594 0,7172 0,6750 0,6328 0,5906 0,5484 0,5062 0,4641 0,4219 0,3797 0,3375 0,2953 0,2531 0,2109 0,1687 0,1266 0,844 0,422 0,0">
                <text:p/>
              </draw:polyline>
              <draw:polyline draw:style-name="gr15" draw:layer="layout" svg:width="0cm" svg:height="8.436cm" svg:x="5.626cm" svg:y="10.631cm" svg:viewBox="0 0 0 8437" draw:points="0,8437 0,8016 0,7594 0,7172 0,6750 0,6328 0,5906 0,5484 0,5062 0,4641 0,4219 0,3797 0,3375 0,2953 0,2531 0,2109 0,1687 0,1266 0,844 0,422 0,0">
                <text:p/>
              </draw:polyline>
              <draw:polyline draw:style-name="gr15" draw:layer="layout" svg:width="0cm" svg:height="8.436cm" svg:x="6.001cm" svg:y="10.631cm" svg:viewBox="0 0 0 8437" draw:points="0,8437 0,8016 0,7594 0,7172 0,6750 0,6328 0,5906 0,5484 0,5062 0,4641 0,4219 0,3797 0,3375 0,2953 0,2531 0,2109 0,1687 0,1266 0,844 0,422 0,0">
                <text:p/>
              </draw:polyline>
              <draw:polyline draw:style-name="gr15" draw:layer="layout" svg:width="0cm" svg:height="8.436cm" svg:x="6.376cm" svg:y="10.631cm" svg:viewBox="0 0 0 8437" draw:points="0,8437 0,8016 0,7594 0,7172 0,6750 0,6328 0,5906 0,5484 0,5062 0,4641 0,4219 0,3797 0,3375 0,2953 0,2531 0,2109 0,1687 0,1266 0,844 0,422 0,0">
                <text:p/>
              </draw:polyline>
              <draw:polyline draw:style-name="gr15" draw:layer="layout" svg:width="0cm" svg:height="8.436cm" svg:x="6.751cm" svg:y="10.631cm" svg:viewBox="0 0 0 8437" draw:points="0,8437 0,8016 0,7594 0,7172 0,6750 0,6328 0,5906 0,5484 0,5062 0,4641 0,4219 0,3797 0,3375 0,2953 0,2531 0,2109 0,1687 0,1266 0,844 0,422 0,0">
                <text:p/>
              </draw:polyline>
              <draw:polyline draw:style-name="gr15" draw:layer="layout" svg:width="0cm" svg:height="8.436cm" svg:x="7.126cm" svg:y="10.631cm" svg:viewBox="0 0 0 8437" draw:points="0,8437 0,8016 0,7594 0,7172 0,6750 0,6328 0,5906 0,5484 0,5062 0,4641 0,4219 0,3797 0,3375 0,2953 0,2531 0,2109 0,1687 0,1266 0,844 0,422 0,0">
                <text:p/>
              </draw:polyline>
              <draw:polyline draw:style-name="gr15" draw:layer="layout" svg:width="0cm" svg:height="8.436cm" svg:x="7.501cm" svg:y="10.631cm" svg:viewBox="0 0 0 8437" draw:points="0,8437 0,8016 0,7594 0,7172 0,6750 0,6328 0,5906 0,5484 0,5062 0,4641 0,4219 0,3797 0,3375 0,2953 0,2531 0,2109 0,1687 0,1266 0,844 0,422 0,0">
                <text:p/>
              </draw:polyline>
              <draw:polyline draw:style-name="gr15" draw:layer="layout" svg:width="0cm" svg:height="8.436cm" svg:x="7.876cm" svg:y="10.631cm" svg:viewBox="0 0 0 8437" draw:points="0,8437 0,8016 0,7594 0,7172 0,6750 0,6328 0,5906 0,5484 0,5062 0,4641 0,4219 0,3797 0,3375 0,2953 0,2531 0,2109 0,1687 0,1266 0,844 0,422 0,0">
                <text:p/>
              </draw:polyline>
              <draw:polyline draw:style-name="gr15" draw:layer="layout" svg:width="0cm" svg:height="8.436cm" svg:x="8.251cm" svg:y="10.631cm" svg:viewBox="0 0 0 8437" draw:points="0,8437 0,8016 0,7594 0,7172 0,6750 0,6328 0,5906 0,5484 0,5062 0,4641 0,4219 0,3797 0,3375 0,2953 0,2531 0,2109 0,1687 0,1266 0,844 0,422 0,0">
                <text:p/>
              </draw:polyline>
              <draw:polyline draw:style-name="gr15" draw:layer="layout" svg:width="0cm" svg:height="8.436cm" svg:x="8.626cm" svg:y="10.631cm" svg:viewBox="0 0 0 8437" draw:points="0,8437 0,8016 0,7594 0,7172 0,6750 0,6328 0,5906 0,5484 0,5062 0,4641 0,4219 0,3797 0,3375 0,2953 0,2531 0,2109 0,1687 0,1266 0,844 0,422 0,0">
                <text:p/>
              </draw:polyline>
              <draw:polyline draw:style-name="gr15" draw:layer="layout" svg:width="0cm" svg:height="8.436cm" svg:x="9.001cm" svg:y="10.631cm" svg:viewBox="0 0 0 8437" draw:points="0,8437 0,8016 0,7594 0,7172 0,6750 0,6328 0,5906 0,5484 0,5062 0,4641 0,4219 0,3797 0,3375 0,2953 0,2531 0,2109 0,1687 0,1266 0,844 0,422 0,0">
                <text:p/>
              </draw:polyline>
              <draw:polyline draw:style-name="gr15" draw:layer="layout" svg:width="0cm" svg:height="8.436cm" svg:x="9.376cm" svg:y="10.631cm" svg:viewBox="0 0 0 8437" draw:points="0,8437 0,8016 0,7594 0,7172 0,6750 0,6328 0,5906 0,5484 0,5062 0,4641 0,4219 0,3797 0,3375 0,2953 0,2531 0,2109 0,1687 0,1266 0,844 0,422 0,0">
                <text:p/>
              </draw:polyline>
              <draw:polyline draw:style-name="gr15" draw:layer="layout" svg:width="0cm" svg:height="8.436cm" svg:x="9.751cm" svg:y="10.631cm" svg:viewBox="0 0 0 8437" draw:points="0,8437 0,8016 0,7594 0,7172 0,6750 0,6328 0,5906 0,5484 0,5062 0,4641 0,4219 0,3797 0,3375 0,2953 0,2531 0,2109 0,1687 0,1266 0,844 0,422 0,0">
                <text:p/>
              </draw:polyline>
              <draw:polyline draw:style-name="gr15" draw:layer="layout" svg:width="0cm" svg:height="8.436cm" svg:x="10.126cm" svg:y="10.631cm" svg:viewBox="0 0 0 8437" draw:points="0,8437 0,8016 0,7594 0,7172 0,6750 0,6328 0,5906 0,5484 0,5062 0,4641 0,4219 0,3797 0,3375 0,2953 0,2531 0,2109 0,1687 0,1266 0,844 0,422 0,0">
                <text:p/>
              </draw:polyline>
              <draw:polyline draw:style-name="gr15" draw:layer="layout" svg:width="0cm" svg:height="8.436cm" svg:x="10.501cm" svg:y="10.631cm" svg:viewBox="0 0 0 8437" draw:points="0,8437 0,8016 0,7594 0,7172 0,6750 0,6328 0,5906 0,5484 0,5062 0,4641 0,4219 0,3797 0,3375 0,2953 0,2531 0,2109 0,1687 0,1266 0,844 0,422 0,0">
                <text:p/>
              </draw:polyline>
              <draw:polyline draw:style-name="gr15" draw:layer="layout" svg:width="0cm" svg:height="8.436cm" svg:x="10.876cm" svg:y="10.631cm" svg:viewBox="0 0 0 8437" draw:points="0,8437 0,8016 0,7594 0,7172 0,6750 0,6328 0,5906 0,5484 0,5062 0,4641 0,4219 0,3797 0,3375 0,2953 0,2531 0,2109 0,1687 0,1266 0,844 0,422 0,0">
                <text:p/>
              </draw:polyline>
              <draw:polyline draw:style-name="gr15" draw:layer="layout" svg:width="0cm" svg:height="8.436cm" svg:x="11.251cm" svg:y="10.631cm" svg:viewBox="0 0 0 8437" draw:points="0,8437 0,8016 0,7594 0,7172 0,6750 0,6328 0,5906 0,5484 0,5062 0,4641 0,4219 0,3797 0,3375 0,2953 0,2531 0,2109 0,1687 0,1266 0,844 0,422 0,0">
                <text:p/>
              </draw:polyline>
              <draw:polyline draw:style-name="gr15" draw:layer="layout" svg:width="0cm" svg:height="8.436cm" svg:x="11.626cm" svg:y="10.631cm" svg:viewBox="0 0 0 8437" draw:points="0,8437 0,8016 0,7594 0,7172 0,6750 0,6328 0,5906 0,5484 0,5062 0,4641 0,4219 0,3797 0,3375 0,2953 0,2531 0,2109 0,1687 0,1266 0,844 0,422 0,0">
                <text:p/>
              </draw:polyline>
              <draw:polyline draw:style-name="gr15" draw:layer="layout" svg:width="0cm" svg:height="8.436cm" svg:x="12.001cm" svg:y="10.631cm" svg:viewBox="0 0 0 8437" draw:points="0,8437 0,8016 0,7594 0,7172 0,6750 0,6328 0,5906 0,5484 0,5062 0,4641 0,4219 0,3797 0,3375 0,2953 0,2531 0,2109 0,1687 0,1266 0,844 0,422 0,0">
                <text:p/>
              </draw:polyline>
              <draw:polyline draw:style-name="gr15" draw:layer="layout" svg:width="0cm" svg:height="8.436cm" svg:x="12.376cm" svg:y="10.631cm" svg:viewBox="0 0 0 8437" draw:points="0,8437 0,8016 0,7594 0,7172 0,6750 0,6328 0,5906 0,5484 0,5062 0,4641 0,4219 0,3797 0,3375 0,2953 0,2531 0,2109 0,1687 0,1266 0,844 0,422 0,0">
                <text:p/>
              </draw:polyline>
              <draw:polyline draw:style-name="gr15" draw:layer="layout" svg:width="0cm" svg:height="8.436cm" svg:x="12.751cm" svg:y="10.631cm" svg:viewBox="0 0 0 8437" draw:points="0,8437 0,8016 0,7594 0,7172 0,6750 0,6328 0,5906 0,5484 0,5062 0,4641 0,4219 0,3797 0,3375 0,2953 0,2531 0,2109 0,1687 0,1266 0,844 0,422 0,0">
                <text:p/>
              </draw:polyline>
              <draw:polyline draw:style-name="gr15" draw:layer="layout" svg:width="0cm" svg:height="8.436cm" svg:x="13.126cm" svg:y="10.631cm" svg:viewBox="0 0 0 8437" draw:points="0,8437 0,8016 0,7594 0,7172 0,6750 0,6328 0,5906 0,5484 0,5062 0,4641 0,4219 0,3797 0,3375 0,2953 0,2531 0,2109 0,1687 0,1266 0,844 0,422 0,0">
                <text:p/>
              </draw:polyline>
              <draw:polyline draw:style-name="gr15" draw:layer="layout" svg:width="0cm" svg:height="8.436cm" svg:x="13.501cm" svg:y="10.631cm" svg:viewBox="0 0 0 8437" draw:points="0,8437 0,8016 0,7594 0,7172 0,6750 0,6328 0,5906 0,5484 0,5062 0,4641 0,4219 0,3797 0,3375 0,2953 0,2531 0,2109 0,1687 0,1266 0,844 0,422 0,0">
                <text:p/>
              </draw:polyline>
              <draw:polyline draw:style-name="gr15" draw:layer="layout" svg:width="0cm" svg:height="8.436cm" svg:x="13.876cm" svg:y="10.631cm" svg:viewBox="0 0 0 8437" draw:points="0,8437 0,8016 0,7594 0,7172 0,6750 0,6328 0,5906 0,5484 0,5062 0,4641 0,4219 0,3797 0,3375 0,2953 0,2531 0,2109 0,1687 0,1266 0,844 0,422 0,0">
                <text:p/>
              </draw:polyline>
              <draw:polyline draw:style-name="gr15" draw:layer="layout" svg:width="0cm" svg:height="8.436cm" svg:x="14.251cm" svg:y="10.631cm" svg:viewBox="0 0 0 8437" draw:points="0,8437 0,8016 0,7594 0,7172 0,6750 0,6328 0,5906 0,5484 0,5062 0,4641 0,4219 0,3797 0,3375 0,2953 0,2531 0,2109 0,1687 0,1266 0,844 0,422 0,0">
                <text:p/>
              </draw:polyline>
              <draw:polyline draw:style-name="gr15" draw:layer="layout" svg:width="0cm" svg:height="8.436cm" svg:x="14.626cm" svg:y="10.631cm" svg:viewBox="0 0 0 8437" draw:points="0,8437 0,8016 0,7594 0,7172 0,6750 0,6328 0,5906 0,5484 0,5062 0,4641 0,4219 0,3797 0,3375 0,2953 0,2531 0,2109 0,1687 0,1266 0,844 0,422 0,0">
                <text:p/>
              </draw:polyline>
              <draw:polyline draw:style-name="gr15" draw:layer="layout" svg:width="0cm" svg:height="8.436cm" svg:x="15.001cm" svg:y="10.631cm" svg:viewBox="0 0 0 8437" draw:points="0,8437 0,8016 0,7594 0,7172 0,6750 0,6328 0,5906 0,5484 0,5062 0,4641 0,4219 0,3797 0,3375 0,2953 0,2531 0,2109 0,1687 0,1266 0,844 0,422 0,0">
                <text:p/>
              </draw:polyline>
              <draw:polyline draw:style-name="gr15" draw:layer="layout" svg:width="0cm" svg:height="8.436cm" svg:x="15.376cm" svg:y="10.631cm" svg:viewBox="0 0 0 8437" draw:points="0,8437 0,8016 0,7594 0,7172 0,6750 0,6328 0,5906 0,5484 0,5062 0,4641 0,4219 0,3797 0,3375 0,2953 0,2531 0,2109 0,1687 0,1266 0,844 0,422 0,0">
                <text:p/>
              </draw:polyline>
              <draw:polyline draw:style-name="gr15" draw:layer="layout" svg:width="0cm" svg:height="8.436cm" svg:x="15.751cm" svg:y="10.631cm" svg:viewBox="0 0 0 8437" draw:points="0,8437 0,8016 0,7594 0,7172 0,6750 0,6328 0,5906 0,5484 0,5062 0,4641 0,4219 0,3797 0,3375 0,2953 0,2531 0,2109 0,1687 0,1266 0,844 0,422 0,0">
                <text:p/>
              </draw:polyline>
              <draw:polyline draw:style-name="gr15" draw:layer="layout" svg:width="0cm" svg:height="8.436cm" svg:x="16.126cm" svg:y="10.631cm" svg:viewBox="0 0 0 8437" draw:points="0,8437 0,8016 0,7594 0,7172 0,6750 0,6328 0,5906 0,5484 0,5062 0,4641 0,4219 0,3797 0,3375 0,2953 0,2531 0,2109 0,1687 0,1266 0,844 0,422 0,0">
                <text:p/>
              </draw:polyline>
              <draw:polyline draw:style-name="gr15" draw:layer="layout" svg:width="0cm" svg:height="8.436cm" svg:x="16.501cm" svg:y="10.631cm" svg:viewBox="0 0 0 8437" draw:points="0,8437 0,8016 0,7594 0,7172 0,6750 0,6328 0,5906 0,5484 0,5062 0,4641 0,4219 0,3797 0,3375 0,2953 0,2531 0,2109 0,1687 0,1266 0,844 0,422 0,0">
                <text:p/>
              </draw:polyline>
              <draw:polyline draw:style-name="gr15" draw:layer="layout" svg:width="0cm" svg:height="8.436cm" svg:x="16.876cm" svg:y="10.631cm" svg:viewBox="0 0 0 8437" draw:points="0,8437 0,8016 0,7594 0,7172 0,6750 0,6328 0,5906 0,5484 0,5062 0,4641 0,4219 0,3797 0,3375 0,2953 0,2531 0,2109 0,1687 0,1266 0,844 0,422 0,0">
                <text:p/>
              </draw:polyline>
              <draw:polyline draw:style-name="gr15" draw:layer="layout" svg:width="0cm" svg:height="8.436cm" svg:x="17.251cm" svg:y="10.631cm" svg:viewBox="0 0 0 8437" draw:points="0,8437 0,8016 0,7594 0,7172 0,6750 0,6328 0,5906 0,5484 0,5062 0,4641 0,4219 0,3797 0,3375 0,2953 0,2531 0,2109 0,1687 0,1266 0,844 0,422 0,0">
                <text:p/>
              </draw:polyline>
              <draw:polyline draw:style-name="gr15" draw:layer="layout" svg:width="0cm" svg:height="8.436cm" svg:x="17.626cm" svg:y="10.631cm" svg:viewBox="0 0 0 8437" draw:points="0,8437 0,8016 0,7594 0,7172 0,6750 0,6328 0,5906 0,5484 0,5062 0,4641 0,4219 0,3797 0,3375 0,2953 0,2531 0,2109 0,1687 0,1266 0,844 0,422 0,0">
                <text:p/>
              </draw:polyline>
              <draw:polyline draw:style-name="gr15" draw:layer="layout" svg:width="0cm" svg:height="8.436cm" svg:x="18.001cm" svg:y="10.631cm" svg:viewBox="0 0 0 8437" draw:points="0,8437 0,8016 0,7594 0,7172 0,6750 0,6328 0,5906 0,5484 0,5062 0,4641 0,4219 0,3797 0,3375 0,2953 0,2531 0,2109 0,1687 0,1266 0,844 0,422 0,0">
                <text:p/>
              </draw:polyline>
            </draw:g>
            <draw:g>
              <draw:polyline draw:style-name="gr16" draw:layer="layout" svg:width="16.5cm" svg:height="0.32cm" svg:x="2.251cm" svg:y="19.17cm" svg:viewBox="0 0 16501 321" draw:points="0,321 465,289 922,260 1372,232 1814,205 2249,180 2678,157 3101,135 3519,115 3931,97 4339,80 4742,65 5141,51 5537,39 5931,29 6321,20 6709,13 7096,7 7481,3 7866,1 8250,0 8634,1 9019,3 9404,7 9791,13 10179,20 10569,29 10963,39 11359,51 11758,65 12161,80 12569,97 12981,115 13399,135 13822,157 14251,180 14686,205 15128,232 15578,260 16035,289 16501,321">
                <text:p/>
              </draw:polyline>
              <draw:polyline draw:style-name="gr16" draw:layer="layout" svg:width="16.432cm" svg:height="0.288cm" svg:x="2.285cm" svg:y="18.721cm" svg:viewBox="0 0 16433 289" draw:points="0,289 464,260 919,234 1367,208 1807,185 2241,162 2668,141 3089,122 3505,104 3916,87 4322,72 4723,58 5121,46 5515,35 5907,26 6295,18 6682,12 7067,6 7451,3 7833,1 8216,0 8598,1 8981,3 9365,6 9750,12 10136,18 10525,26 10916,35 11311,46 11708,58 12110,72 12516,87 12926,104 13342,122 13763,141 14191,162 14624,185 15065,208 15512,234 15968,260 16433,289">
                <text:p/>
              </draw:polyline>
              <draw:polyline draw:style-name="gr16" draw:layer="layout" svg:width="16.37cm" svg:height="0.256cm" svg:x="2.316cm" svg:y="18.277cm" svg:viewBox="0 0 16371 257" draw:points="0,257 462,231 916,208 1362,185 1801,164 2233,144 2659,126 3079,108 3493,92 3902,78 4306,64 4706,52 5102,41 5495,31 5885,23 6272,16 6657,10 7041,6 7423,3 7804,1 8185,0 8566,1 8947,3 9329,6 9713,10 10098,16 10485,23 10875,31 11268,41 11664,52 12064,64 12468,78 12877,92 13292,108 13711,126 14137,144 14569,164 15008,185 15454,208 15908,231 16371,257">
                <text:p/>
              </draw:polyline>
              <draw:polyline draw:style-name="gr16" draw:layer="layout" svg:width="16.316cm" svg:height="0.224cm" svg:x="2.343cm" svg:y="17.838cm" svg:viewBox="0 0 16317 225" draw:points="0,225 461,202 913,182 1358,162 1796,144 2226,126 2651,110 3069,95 3482,81 3890,68 4293,56 4691,45 5086,36 5478,27 5866,20 6252,14 6636,9 7018,5 7399,2 7779,1 8158,0 8538,1 8917,2 9298,5 9680,9 10064,14 10450,20 10838,27 11230,36 11625,45 12023,56 12426,68 12834,81 13247,95 13665,110 14090,126 14520,144 14958,162 15403,182 15855,202 16317,225">
                <text:p/>
              </draw:polyline>
              <draw:polyline draw:style-name="gr16" draw:layer="layout" svg:width="16.269cm" svg:height="0.192cm" svg:x="2.366cm" svg:y="17.403cm" svg:viewBox="0 0 16270 193" draw:points="0,193 460,174 911,156 1355,139 1791,123 2221,108 2644,94 3061,81 3473,69 3879,58 4281,48 4679,39 5072,31 5462,24 5850,17 6235,12 6617,8 6998,4 7378,2 7756,0 8135,0 8513,0 8892,2 9271,4 9652,8 10035,12 10419,17 10807,24 11197,31 11591,39 11988,48 12390,58 12797,69 13208,81 13625,94 14049,108 14478,123 14915,139 15358,156 15810,174 16270,193">
                <text:p/>
              </draw:polyline>
              <draw:polyline draw:style-name="gr16" draw:layer="layout" svg:width="16.23cm" svg:height="0.16cm" svg:x="2.386cm" svg:y="16.972cm" svg:viewBox="0 0 16231 161" draw:points="0,161 459,145 909,130 1352,116 1787,103 2216,90 2638,79 3054,68 3465,58 3870,48 4271,40 4668,32 5060,26 5450,20 5836,14 6220,10 6601,6 6981,4 7360,2 7737,0 8115,0 8492,0 8870,2 9248,4 9628,6 10010,10 10394,14 10780,20 11169,26 11562,32 11959,40 12359,48 12765,58 13176,68 13592,79 14014,90 14443,103 14878,116 15321,130 15771,145 16231,161">
                <text:p/>
              </draw:polyline>
              <draw:polyline draw:style-name="gr16" draw:layer="layout" svg:width="16.197cm" svg:height="0.128cm" svg:x="2.402cm" svg:y="16.544cm" svg:viewBox="0 0 16198 129" draw:points="0,129 458,116 907,104 1349,93 1784,82 2212,72 2633,63 3048,54 3458,46 3863,39 4263,32 4659,26 5051,21 5439,16 5825,12 6207,8 6588,5 6967,3 7345,1 7722,0 8099,0 8475,0 8852,1 9230,3 9609,5 9990,8 10373,12 10758,16 11147,21 11538,26 11934,32 12334,39 12739,46 13149,54 13564,63 13986,72 14413,82 14848,93 15290,104 15739,116 16198,129">
                <text:p/>
              </draw:polyline>
              <draw:polyline draw:style-name="gr16" draw:layer="layout" svg:width="16.172cm" svg:height="0.096cm" svg:x="2.415cm" svg:y="16.118cm" svg:viewBox="0 0 16173 97" draw:points="0,97 457,87 906,78 1347,69 1781,62 2208,54 2629,47 3044,41 3453,35 3857,29 4257,24 4652,19 5043,15 5431,12 5816,9 6198,6 6578,4 6957,2 7334,1 7710,0 8086,0 8462,0 8838,1 9215,2 9594,4 9974,6 10356,9 10741,12 11129,15 11520,19 11915,24 12315,29 12719,35 13128,41 13543,47 13963,54 14391,62 14825,69 15266,78 15715,87 16173,97">
                <text:p/>
              </draw:polyline>
              <draw:polyline draw:style-name="gr16" draw:layer="layout" svg:width="16.154cm" svg:height="0.064cm" svg:x="2.424cm" svg:y="15.695cm" svg:viewBox="0 0 16155 65" draw:points="0,65 457,58 905,52 1346,46 1779,41 2206,36 2626,31 3041,27 3450,23 3853,19 4252,16 4647,13 5038,10 5425,8 5809,6 6191,4 6571,3 6949,1 7326,1 7702,0 8077,0 8452,0 8828,1 9205,1 9583,3 9963,4 10344,6 10729,8 11116,10 11507,13 11902,16 12301,19 12704,23 13113,27 13527,31 13948,36 14374,41 14808,46 15249,52 15697,58 16155,65">
                <text:p/>
              </draw:polyline>
              <draw:polyline draw:style-name="gr16" draw:layer="layout" svg:width="16.143cm" svg:height="0.032cm" svg:x="2.429cm" svg:y="15.272cm" svg:viewBox="0 0 16144 33" draw:points="0,33 456,29 905,26 1345,23 1778,21 2205,18 2625,16 3039,14 3447,12 3851,10 4249,8 4644,6 5034,5 5421,4 5806,3 6187,2 6567,1 6944,1 7321,0 7696,0 8072,0 8447,0 8822,0 9199,1 9576,1 9956,2 10337,3 10722,4 11109,5 11499,6 11894,8 12292,10 12696,12 13104,14 13518,16 13938,18 14365,21 14798,23 15238,26 15687,29 16144,33">
                <text:p/>
              </draw:polyline>
              <draw:polyline draw:style-name="gr16" draw:layer="layout" svg:width="16.138cm" svg:height="0cm" svg:x="2.431cm" svg:y="14.85cm" svg:viewBox="0 0 16139 0" draw:points="0,0 456,0 904,0 1345,0 1778,0 2204,0 2624,0 3038,0 3447,0 3850,0 4249,0 4643,0 5033,0 5420,0 5804,0 6186,0 6565,0 6943,0 7319,0 7695,0 8070,0 8445,0 8820,0 9197,0 9574,0 9954,0 10335,0 10719,0 11106,0 11497,0 11891,0 12290,0 12693,0 13101,0 13515,0 13935,0 14361,0 14795,0 15235,0 15683,0 16139,0">
                <text:p/>
              </draw:polyline>
              <draw:polyline draw:style-name="gr16" draw:layer="layout" svg:width="16.143cm" svg:height="0.032cm" svg:x="2.429cm" svg:y="14.396cm" svg:viewBox="0 0 16144 33" draw:points="0,0 456,3 905,6 1345,9 1778,12 2205,14 2625,16 3039,19 3447,21 3851,22 4249,24 4644,26 5034,27 5421,28 5806,29 6187,30 6567,31 6944,31 7321,33 7696,33 8072,33 8447,33 8822,33 9199,31 9576,31 9956,30 10337,29 10722,28 11109,27 11499,26 11894,24 12292,22 12696,21 13104,19 13518,16 13938,14 14365,12 14798,9 15238,6 15687,3 16144,0">
                <text:p/>
              </draw:polyline>
              <draw:polyline draw:style-name="gr16" draw:layer="layout" svg:width="16.154cm" svg:height="0.064cm" svg:x="2.424cm" svg:y="13.941cm" svg:viewBox="0 0 16155 65" draw:points="0,0 457,6 905,12 1346,18 1779,23 2206,28 2626,33 3041,37 3450,41 3853,45 4252,48 4647,51 5038,54 5425,56 5809,58 6191,60 6571,62 6949,63 7326,63 7702,65 8077,65 8452,65 8828,63 9205,63 9583,62 9963,60 10344,58 10729,56 11116,54 11507,51 11902,48 12301,45 12704,41 13113,37 13527,33 13948,28 14374,23 14808,18 15249,12 15697,6 16155,0">
                <text:p/>
              </draw:polyline>
              <draw:polyline draw:style-name="gr16" draw:layer="layout" svg:width="16.172cm" svg:height="0.096cm" svg:x="2.415cm" svg:y="13.485cm" svg:viewBox="0 0 16173 97" draw:points="0,0 457,9 906,18 1347,27 1781,35 2208,42 2629,49 3044,56 3453,62 3857,67 4257,72 4652,77 5043,81 5431,84 5816,87 6198,90 6578,92 6957,94 7334,95 7710,97 8086,97 8462,97 8838,95 9215,94 9594,92 9974,90 10356,87 10741,84 11129,81 11520,77 11915,72 12315,67 12719,62 13128,56 13543,49 13963,42 14391,35 14825,27 15266,18 15715,9 16173,0">
                <text:p/>
              </draw:polyline>
              <draw:polyline draw:style-name="gr16" draw:layer="layout" svg:width="16.197cm" svg:height="0.128cm" svg:x="2.402cm" svg:y="13.028cm" svg:viewBox="0 0 16198 129" draw:points="0,0 458,12 907,24 1349,36 1784,46 2212,56 2633,65 3048,74 3458,82 3863,89 4263,96 4659,102 5051,108 5439,112 5825,117 6207,120 6588,123 6967,125 7345,127 7722,129 8099,129 8475,129 8852,127 9230,125 9609,123 9990,120 10373,117 10758,112 11147,108 11538,102 11934,96 12334,89 12739,82 13149,74 13564,65 13986,56 14413,46 14848,36 15290,24 15739,12 16198,0">
                <text:p/>
              </draw:polyline>
              <draw:polyline draw:style-name="gr16" draw:layer="layout" svg:width="16.23cm" svg:height="0.16cm" svg:x="2.386cm" svg:y="12.568cm" svg:viewBox="0 0 16231 161" draw:points="0,0 459,16 909,30 1352,44 1787,58 2216,70 2638,82 3054,93 3465,103 3870,112 4271,120 4668,128 5060,135 5450,141 5836,146 6220,150 6601,154 6981,157 7360,159 7737,161 8115,161 8492,161 8870,159 9248,157 9628,154 10010,150 10394,146 10780,141 11169,135 11562,128 11959,120 12359,112 12765,103 13176,93 13592,82 14014,70 14443,58 14878,44 15321,30 15771,16 16231,0">
                <text:p/>
              </draw:polyline>
              <draw:polyline draw:style-name="gr16" draw:layer="layout" svg:width="16.269cm" svg:height="0.192cm" svg:x="2.366cm" svg:y="12.105cm" svg:viewBox="0 0 16270 193" draw:points="0,0 460,19 911,37 1355,53 1791,69 2221,84 2644,98 3061,111 3473,123 3879,134 4281,144 4679,153 5072,162 5462,169 5850,175 6235,180 6617,185 6998,188 7378,190 7756,193 8135,193 8513,193 8892,190 9271,188 9652,185 10035,180 10419,175 10807,169 11197,162 11591,153 11988,144 12390,134 12797,123 13208,111 13625,98 14049,84 14478,69 14915,53 15358,37 15810,19 16270,0">
                <text:p/>
              </draw:polyline>
              <draw:polyline draw:style-name="gr16" draw:layer="layout" svg:width="16.316cm" svg:height="0.224cm" svg:x="2.343cm" svg:y="11.638cm" svg:viewBox="0 0 16317 225" draw:points="0,0 461,22 913,43 1358,62 1796,81 2226,98 2651,114 3069,130 3482,144 3890,156 4293,168 4691,179 5086,188 5478,197 5866,204 6252,210 6636,215 7018,219 7399,222 7779,225 8158,225 8538,225 8917,222 9298,219 9680,215 10064,210 10450,204 10838,197 11230,188 11625,179 12023,168 12426,156 12834,144 13247,130 13665,114 14090,98 14520,81 14958,62 15403,43 15855,22 16317,0">
                <text:p/>
              </draw:polyline>
              <draw:polyline draw:style-name="gr16" draw:layer="layout" svg:width="16.37cm" svg:height="0.256cm" svg:x="2.316cm" svg:y="11.167cm" svg:viewBox="0 0 16371 257" draw:points="0,0 462,25 916,49 1362,71 1801,92 2233,112 2659,131 3079,148 3493,164 3902,179 4306,192 4706,204 5102,215 5495,225 5885,233 6272,240 6657,246 7041,251 7423,254 7804,257 8185,257 8566,257 8947,254 9329,251 9713,246 10098,240 10485,233 10875,225 11268,215 11664,204 12064,192 12468,179 12877,164 13292,148 13711,131 14137,112 14569,92 15008,71 15454,49 15908,25 16371,0">
                <text:p/>
              </draw:polyline>
              <draw:polyline draw:style-name="gr16" draw:layer="layout" svg:width="16.432cm" svg:height="0.288cm" svg:x="2.285cm" svg:y="10.691cm" svg:viewBox="0 0 16433 289" draw:points="0,0 464,28 919,55 1367,80 1807,104 2241,126 2668,147 3089,167 3505,185 3916,201 4322,216 4723,230 5121,242 5515,253 5907,262 6295,270 6682,277 7067,282 7451,286 7833,289 8216,289 8598,289 8981,286 9365,282 9750,277 10136,270 10525,262 10916,253 11311,242 11708,230 12110,216 12516,201 12926,185 13342,167 13763,147 14191,126 14624,104 15065,80 15512,55 15968,28 16433,0">
                <text:p/>
              </draw:polyline>
              <draw:polyline draw:style-name="gr16" draw:layer="layout" svg:width="16.5cm" svg:height="0.32cm" svg:x="2.251cm" svg:y="10.209cm" svg:viewBox="0 0 16501 321" draw:points="0,0 465,31 922,61 1372,89 1814,115 2249,140 2678,163 3101,185 3519,205 3931,224 4339,240 4742,256 5141,269 5537,281 5931,292 6321,300 6709,308 7096,313 7481,317 7866,321 8250,321 8634,321 9019,317 9404,313 9791,308 10179,300 10569,292 10963,281 11359,269 11758,256 12161,240 12569,224 12981,205 13399,185 13822,163 14251,140 14686,115 15128,89 15578,61 16035,31 16501,0">
                <text:p/>
              </draw:polyline>
              <draw:polyline draw:style-name="gr16" draw:layer="layout" svg:width="0.18cm" svg:height="9.281cm" svg:x="2.251cm" svg:y="10.209cm" svg:viewBox="0 0 181 9282" draw:points="0,9282 34,8800 65,8324 92,7853 115,7386 135,6923 151,6463 164,6005 173,5549 178,5095 181,4641 178,4187 173,3732 164,3276 151,2818 135,2358 115,1895 92,1428 65,957 34,481 0,0">
                <text:p/>
              </draw:polyline>
              <draw:polyline draw:style-name="gr16" draw:layer="layout" svg:width="0.171cm" svg:height="9.219cm" svg:x="2.716cm" svg:y="10.241cm" svg:viewBox="0 0 172 9220" draw:points="0,9220 33,8740 62,8268 87,7800 110,7336 128,6876 144,6419 156,5965 164,5512 170,5060 172,4609 170,4158 164,3707 156,3254 144,2800 128,2343 110,1883 87,1419 62,951 33,478 0,0">
                <text:p/>
              </draw:polyline>
              <draw:polyline draw:style-name="gr16" draw:layer="layout" svg:width="0.162cm" svg:height="9.159cm" svg:x="3.173cm" svg:y="10.27cm" svg:viewBox="0 0 163 9160" draw:points="0,9160 31,8684 58,8214 83,7749 104,7289 122,6832 136,6378 148,5926 156,5476 161,5028 163,4580 161,4132 156,3683 148,3233 136,2782 122,2328 104,1871 83,1410 58,945 31,475 0,0">
                <text:p/>
              </draw:polyline>
              <draw:polyline draw:style-name="gr16" draw:layer="layout" svg:width="0.153cm" svg:height="9.103cm" svg:x="3.623cm" svg:y="10.298cm" svg:viewBox="0 0 154 9104" draw:points="0,9104 29,8631 55,8164 78,7702 98,7244 115,6790 129,6338 139,5890 147,5443 152,4997 154,4552 152,4107 147,3661 139,3214 129,2765 115,2314 98,1860 78,1402 55,940 29,473 0,0">
                <text:p/>
              </draw:polyline>
              <draw:polyline draw:style-name="gr16" draw:layer="layout" svg:width="0.144cm" svg:height="9.051cm" svg:x="4.065cm" svg:y="10.325cm" svg:viewBox="0 0 145 9052" draw:points="0,9052 27,8581 52,8116 74,7657 92,7201 108,6750 121,6301 131,5855 138,5411 143,4968 145,4525 143,4083 138,3640 131,3195 121,2749 108,2301 92,1849 74,1394 52,934 27,470 0,0">
                <text:p/>
              </draw:polyline>
              <draw:polyline draw:style-name="gr16" draw:layer="layout" svg:width="0.135cm" svg:height="9.001cm" svg:x="4.5cm" svg:y="10.35cm" svg:viewBox="0 0 136 9002" draw:points="0,9002 26,8533 49,8072 69,7614 87,7162 101,6713 114,6266 123,5823 130,5381 134,4940 136,4500 134,4060 130,3620 123,3178 114,2734 101,2288 87,1839 69,1386 49,929 26,467 0,0">
                <text:p/>
              </draw:polyline>
              <draw:polyline draw:style-name="gr16" draw:layer="layout" svg:width="0.126cm" svg:height="8.954cm" svg:x="4.929cm" svg:y="10.373cm" svg:viewBox="0 0 127 8955" draw:points="0,8955 24,8489 45,8030 64,7575 81,7125 95,6678 106,6234 115,5793 121,5353 125,4915 127,4477 125,4040 121,3601 115,3162 106,2720 95,2277 81,1830 64,1379 45,925 24,465 0,0">
                <text:p/>
              </draw:polyline>
              <draw:polyline draw:style-name="gr16" draw:layer="layout" svg:width="0.117cm" svg:height="8.911cm" svg:x="5.352cm" svg:y="10.394cm" svg:viewBox="0 0 118 8912" draw:points="0,8912 22,8448 42,7991 60,7538 75,7090 88,6645 98,6204 107,5765 112,5327 116,4891 118,4456 116,4020 112,3584 107,3147 98,2707 88,2266 75,1821 60,1373 42,920 22,463 0,0">
                <text:p/>
              </draw:polyline>
              <draw:polyline draw:style-name="gr16" draw:layer="layout" svg:width="0.108cm" svg:height="8.871cm" svg:x="5.77cm" svg:y="10.414cm" svg:viewBox="0 0 109 8872" draw:points="0,8872 21,8410 39,7955 55,7504 69,7058 81,6615 91,6176 98,5738 104,5303 107,4869 109,4436 107,4002 104,3568 98,3133 91,2695 81,2256 69,1813 55,1367 39,916 21,461 0,0">
                <text:p/>
              </draw:polyline>
              <draw:polyline draw:style-name="gr16" draw:layer="layout" svg:width="0.099cm" svg:height="8.834cm" svg:x="6.182cm" svg:y="10.433cm" svg:viewBox="0 0 100 8835" draw:points="0,8835 19,8375 36,7922 51,7473 63,7028 74,6588 83,6150 90,5715 95,5281 98,4849 100,4417 98,3985 95,3553 90,3120 83,2684 74,2247 63,1806 51,1361 36,913 19,459 0,0">
                <text:p/>
              </draw:polyline>
              <draw:polyline draw:style-name="gr16" draw:layer="layout" svg:width="0.09cm" svg:height="8.8cm" svg:x="6.59cm" svg:y="10.45cm" svg:viewBox="0 0 91 8801" draw:points="0,8801 17,8343 32,7891 46,7444 58,7001 68,6562 76,6126 82,5693 87,5261 89,4830 91,4400 89,3970 87,3540 82,3108 76,2674 68,2238 58,1799 46,1356 32,909 17,457 0,0">
                <text:p/>
              </draw:polyline>
              <draw:polyline draw:style-name="gr16" draw:layer="layout" svg:width="0.081cm" svg:height="8.77cm" svg:x="6.993cm" svg:y="10.465cm" svg:viewBox="0 0 82 8771" draw:points="0,8771 15,8314 29,7864 41,7418 52,6977 61,6540 68,6105 74,5673 78,5243 80,4814 82,4385 80,3957 78,3528 74,3097 68,2665 61,2231 52,1793 41,1352 29,906 15,456 0,0">
                <text:p/>
              </draw:polyline>
              <draw:polyline draw:style-name="gr16" draw:layer="layout" svg:width="0.072cm" svg:height="8.743cm" svg:x="7.392cm" svg:y="10.479cm" svg:viewBox="0 0 73 8744" draw:points="0,8744 14,8288 26,7839 37,7395 46,6955 54,6519 61,6086 66,5655 69,5226 71,4798 73,4371 71,3944 69,3517 66,3088 61,2657 54,2224 46,1787 37,1348 26,903 14,454 0,0">
                <text:p/>
              </draw:polyline>
              <draw:polyline draw:style-name="gr16" draw:layer="layout" svg:width="0.063cm" svg:height="8.719cm" svg:x="7.788cm" svg:y="10.491cm" svg:viewBox="0 0 64 8720" draw:points="0,8720 12,8266 23,7818 32,7375 40,6936 47,6501 53,6069 57,5640 61,5212 62,4785 64,4359 62,3933 61,3507 57,3079 53,2650 47,2218 40,1783 32,1344 23,901 12,453 0,0">
                <text:p/>
              </draw:polyline>
              <draw:polyline draw:style-name="gr16" draw:layer="layout" svg:width="0.054cm" svg:height="8.698cm" svg:x="8.182cm" svg:y="10.501cm" svg:viewBox="0 0 55 8699" draw:points="0,8699 10,8246 19,7799 28,7357 35,6919 41,6485 45,6055 49,5626 52,5199 55,4774 55,4349 55,3924 52,3499 49,3072 45,2643 41,2213 35,1779 28,1341 19,899 10,452 0,0">
                <text:p/>
              </draw:polyline>
              <draw:polyline draw:style-name="gr16" draw:layer="layout" svg:width="0.045cm" svg:height="8.68cm" svg:x="8.572cm" svg:y="10.51cm" svg:viewBox="0 0 46 8681" draw:points="0,8681 9,8229 16,7783 23,7342 29,6905 34,6472 38,6042 41,5615 43,5189 46,4764 46,4340 46,3916 43,3492 41,3066 38,2638 34,2208 29,1775 23,1338 16,897 9,451 0,0">
                <text:p/>
              </draw:polyline>
              <draw:polyline draw:style-name="gr16" draw:layer="layout" svg:width="0.036cm" svg:height="8.666cm" svg:x="8.96cm" svg:y="10.517cm" svg:viewBox="0 0 37 8667" draw:points="0,8667 7,8215 13,7770 18,7330 23,6894 27,6461 30,6032 33,5605 35,5180 37,4756 37,4333 37,3910 35,3486 33,3061 30,2634 27,2205 23,1772 18,1336 13,896 7,451 0,0">
                <text:p/>
              </draw:polyline>
              <draw:polyline draw:style-name="gr16" draw:layer="layout" svg:width="0.027cm" svg:height="8.655cm" svg:x="9.347cm" svg:y="10.523cm" svg:viewBox="0 0 28 8656" draw:points="0,8656 5,8205 10,7760 14,7320 17,6885 20,6453 23,6024 25,5598 26,5173 28,4750 28,4327 28,3905 26,3481 25,3057 23,2630 20,2202 17,1770 14,1334 10,895 5,450 0,0">
                <text:p/>
              </draw:polyline>
              <draw:polyline draw:style-name="gr16" draw:layer="layout" svg:width="0.018cm" svg:height="8.647cm" svg:x="9.732cm" svg:y="10.527cm" svg:viewBox="0 0 19 8648" draw:points="0,8648 3,8197 6,7753 9,7314 12,6878 14,6447 15,6019 16,5593 17,5169 19,4746 19,4323 19,3901 17,3478 16,3054 15,2628 14,2200 12,1768 9,1333 6,894 3,450 0,0">
                <text:p/>
              </draw:polyline>
              <draw:polyline draw:style-name="gr16" draw:layer="layout" svg:width="0.009cm" svg:height="8.642cm" svg:x="10.117cm" svg:y="10.529cm" svg:viewBox="0 0 10 8643" draw:points="0,8643 2,8192 3,7748 5,7309 6,6875 7,6443 8,6015 8,5590 10,5166 10,4743 10,4321 10,3899 10,3476 8,3052 8,2627 7,2198 6,1767 5,1332 3,893 2,449 0,0">
                <text:p/>
              </draw:polyline>
              <draw:polyline draw:style-name="gr16" draw:layer="layout" svg:width="0cm" svg:height="8.639cm" svg:x="10.501cm" svg:y="10.53cm" svg:viewBox="0 0 0 8640" draw:points="0,8640 0,8191 0,7747 0,7308 0,6873 0,6442 0,6014 0,5589 0,5165 0,4742 0,4320 0,3898 0,3476 0,3052 0,2626 0,2198 0,1767 0,1332 0,893 0,449 0,0">
                <text:p/>
              </draw:polyline>
              <draw:polyline draw:style-name="gr16" draw:layer="layout" svg:width="0.009cm" svg:height="8.642cm" svg:x="10.876cm" svg:y="10.529cm" svg:viewBox="0 0 10 8643" draw:points="10,8643 7,8192 6,7748 4,7309 3,6875 2,6443 1,6015 1,5590 0,5166 0,4743 0,4321 0,3899 0,3476 1,3052 1,2627 2,2198 3,1767 4,1332 6,893 7,449 10,0">
                <text:p/>
              </draw:polyline>
              <draw:polyline draw:style-name="gr16" draw:layer="layout" svg:width="0.018cm" svg:height="8.647cm" svg:x="11.252cm" svg:y="10.527cm" svg:viewBox="0 0 19 8648" draw:points="19,8648 15,8197 12,7753 9,7314 6,6878 4,6447 3,6019 2,5593 1,5169 0,4746 0,4323 0,3901 1,3478 2,3054 3,2628 4,2200 6,1768 9,1333 12,894 15,450 19,0">
                <text:p/>
              </draw:polyline>
              <draw:polyline draw:style-name="gr16" draw:layer="layout" svg:width="0.027cm" svg:height="8.655cm" svg:x="11.628cm" svg:y="10.523cm" svg:viewBox="0 0 28 8656" draw:points="28,8656 22,8205 17,7760 13,7320 10,6885 7,6453 4,6024 2,5598 1,5173 0,4750 0,4327 0,3905 1,3481 2,3057 4,2630 7,2202 10,1770 13,1334 17,895 22,450 28,0">
                <text:p/>
              </draw:polyline>
              <draw:polyline draw:style-name="gr16" draw:layer="layout" svg:width="0.036cm" svg:height="8.666cm" svg:x="12.006cm" svg:y="10.517cm" svg:viewBox="0 0 37 8667" draw:points="37,8667 29,8215 23,7770 18,7330 13,6894 9,6461 6,6032 3,5605 1,5180 0,4756 0,4333 0,3910 1,3486 3,3061 6,2634 9,2205 13,1772 18,1336 23,896 29,451 37,0">
                <text:p/>
              </draw:polyline>
              <draw:polyline draw:style-name="gr16" draw:layer="layout" svg:width="0.045cm" svg:height="8.68cm" svg:x="12.385cm" svg:y="10.51cm" svg:viewBox="0 0 46 8681" draw:points="46,8681 37,8229 29,7783 22,7342 16,6905 11,6472 7,6042 4,5615 2,5189 0,4764 0,4340 0,3916 2,3492 4,3066 7,2638 11,2208 16,1775 22,1338 29,897 37,451 46,0">
                <text:p/>
              </draw:polyline>
              <draw:polyline draw:style-name="gr16" draw:layer="layout" svg:width="0.054cm" svg:height="8.698cm" svg:x="12.766cm" svg:y="10.501cm" svg:viewBox="0 0 55 8699" draw:points="55,8699 44,8246 35,7799 26,7357 19,6919 14,6485 9,6055 5,5626 2,5199 1,4774 0,4349 1,3924 2,3499 5,3072 9,2643 14,2213 19,1779 26,1341 35,899 44,452 55,0">
                <text:p/>
              </draw:polyline>
              <draw:polyline draw:style-name="gr16" draw:layer="layout" svg:width="0.063cm" svg:height="8.719cm" svg:x="13.15cm" svg:y="10.491cm" svg:viewBox="0 0 64 8720" draw:points="64,8720 51,8266 40,7818 31,7375 23,6936 16,6501 10,6069 6,5640 3,5212 1,4785 0,4359 1,3933 3,3507 6,3079 10,2650 16,2218 23,1783 31,1344 40,901 51,453 64,0">
                <text:p/>
              </draw:polyline>
              <draw:polyline draw:style-name="gr16" draw:layer="layout" svg:width="0.072cm" svg:height="8.743cm" svg:x="13.537cm" svg:y="10.479cm" svg:viewBox="0 0 73 8744" draw:points="73,8744 58,8288 46,7839 35,7395 26,6955 18,6519 12,6086 6,5655 3,5226 1,4798 0,4371 1,3944 3,3517 6,3088 12,2657 18,2224 26,1787 35,1348 46,903 58,454 73,0">
                <text:p/>
              </draw:polyline>
              <draw:polyline draw:style-name="gr16" draw:layer="layout" svg:width="0.081cm" svg:height="8.77cm" svg:x="13.928cm" svg:y="10.465cm" svg:viewBox="0 0 82 8771" draw:points="82,8771 66,8314 52,7864 40,7418 29,6977 20,6540 13,6105 7,5673 3,5243 1,4814 0,4385 1,3957 3,3528 7,3097 13,2665 20,2231 29,1793 40,1352 52,906 66,456 82,0">
                <text:p/>
              </draw:polyline>
              <draw:polyline draw:style-name="gr16" draw:layer="layout" svg:width="0.09cm" svg:height="8.8cm" svg:x="14.322cm" svg:y="10.45cm" svg:viewBox="0 0 91 8801" draw:points="91,8801 73,8343 58,7891 44,7444 32,7001 23,6562 14,6126 8,5693 4,5261 1,4830 0,4400 1,3970 4,3540 8,3108 14,2674 23,2238 32,1799 44,1356 58,909 73,457 91,0">
                <text:p/>
              </draw:polyline>
              <draw:polyline draw:style-name="gr16" draw:layer="layout" svg:width="0.099cm" svg:height="8.834cm" svg:x="14.721cm" svg:y="10.433cm" svg:viewBox="0 0 100 8835" draw:points="100,8835 80,8375 63,7922 49,7473 36,7028 25,6588 16,6150 9,5715 4,5281 1,4849 0,4417 1,3985 4,3553 9,3120 16,2684 25,2247 36,1806 49,1361 63,913 80,459 100,0">
                <text:p/>
              </draw:polyline>
              <draw:polyline draw:style-name="gr16" draw:layer="layout" svg:width="0.108cm" svg:height="8.871cm" svg:x="15.124cm" svg:y="10.414cm" svg:viewBox="0 0 109 8872" draw:points="109,8872 88,8410 69,7955 53,7504 39,7058 27,6615 17,6176 10,5738 4,5303 1,4869 0,4436 1,4002 4,3568 10,3133 17,2695 27,2256 39,1813 53,1367 69,916 88,461 109,0">
                <text:p/>
              </draw:polyline>
              <draw:polyline draw:style-name="gr16" draw:layer="layout" svg:width="0.117cm" svg:height="8.911cm" svg:x="15.532cm" svg:y="10.394cm" svg:viewBox="0 0 118 8912" draw:points="118,8912 95,8448 75,7991 57,7538 42,7090 29,6645 19,6204 11,5765 5,5327 1,4891 0,4456 1,4020 5,3584 11,3147 19,2707 29,2266 42,1821 57,1373 75,920 95,463 118,0">
                <text:p/>
              </draw:polyline>
              <draw:polyline draw:style-name="gr16" draw:layer="layout" svg:width="0.126cm" svg:height="8.954cm" svg:x="15.946cm" svg:y="10.373cm" svg:viewBox="0 0 127 8955" draw:points="127,8955 102,8489 81,8030 62,7575 45,7125 32,6678 20,6234 11,5793 5,5353 1,4915 0,4477 1,4040 5,3601 11,3162 20,2720 32,2277 45,1830 62,1379 81,925 102,465 127,0">
                <text:p/>
              </draw:polyline>
              <draw:polyline draw:style-name="gr16" draw:layer="layout" svg:width="0.135cm" svg:height="9.001cm" svg:x="16.366cm" svg:y="10.35cm" svg:viewBox="0 0 136 9002" draw:points="136,9002 110,8533 87,8072 66,7614 49,7162 34,6713 22,6266 12,5823 5,5381 1,4940 0,4500 1,4060 5,3620 12,3178 22,2734 34,2288 49,1839 66,1386 87,929 110,467 136,0">
                <text:p/>
              </draw:polyline>
              <draw:polyline draw:style-name="gr16" draw:layer="layout" svg:width="0.144cm" svg:height="9.051cm" svg:x="16.793cm" svg:y="10.325cm" svg:viewBox="0 0 145 9052" draw:points="145,9052 117,8581 92,8116 71,7657 52,7201 36,6750 23,6301 13,5855 6,5411 1,4968 0,4525 1,4083 6,3640 13,3195 23,2749 36,2301 52,1849 71,1394 92,934 117,470 145,0">
                <text:p/>
              </draw:polyline>
              <draw:polyline draw:style-name="gr16" draw:layer="layout" svg:width="0.153cm" svg:height="9.103cm" svg:x="17.226cm" svg:y="10.298cm" svg:viewBox="0 0 154 9104" draw:points="154,9104 124,8631 98,8164 75,7702 55,7244 38,6790 25,6338 14,5890 6,5443 2,4997 0,4552 2,4107 6,3661 14,3214 25,2765 38,2314 55,1860 75,1402 98,940 124,473 154,0">
                <text:p/>
              </draw:polyline>
              <draw:polyline draw:style-name="gr16" draw:layer="layout" svg:width="0.162cm" svg:height="9.159cm" svg:x="17.666cm" svg:y="10.27cm" svg:viewBox="0 0 163 9160" draw:points="163,9160 131,8684 104,8214 79,7749 58,7289 41,6832 26,6378 15,5926 6,5476 2,5028 0,4580 2,4132 6,3683 15,3233 26,2782 41,2328 58,1871 79,1410 104,945 131,475 163,0">
                <text:p/>
              </draw:polyline>
              <draw:polyline draw:style-name="gr16" draw:layer="layout" svg:width="0.171cm" svg:height="9.219cm" svg:x="18.114cm" svg:y="10.241cm" svg:viewBox="0 0 172 9220" draw:points="172,9220 139,8740 110,8268 84,7800 62,7336 43,6876 27,6419 15,5965 7,5512 2,5060 0,4609 2,4158 7,3707 15,3254 27,2800 43,2343 62,1883 84,1419 110,951 139,478 172,0">
                <text:p/>
              </draw:polyline>
              <draw:polyline draw:style-name="gr16" draw:layer="layout" svg:width="0.18cm" svg:height="9.281cm" svg:x="18.571cm" svg:y="10.209cm" svg:viewBox="0 0 181 9282" draw:points="181,9282 146,8800 115,8324 88,7853 65,7386 45,6923 29,6463 16,6005 7,5549 2,5095 0,4641 2,4187 7,3732 16,3276 29,2818 45,2358 65,1895 88,1428 115,957 146,481 181,0">
                <text:p/>
              </draw:polyline>
            </draw:g>
            <draw:g>
              <draw:polyline draw:style-name="gr17" draw:layer="layout" svg:width="15.072cm" svg:height="0.02cm" svg:x="2.965cm" svg:y="19.069cm" svg:viewBox="0 0 15073 21" draw:points="0,21 389,13 772,9 1153,6 1531,4 1908,2 2284,1 2660,1 3035,1 3411,0 3786,0 4161,0 4536,0 4911,0 5286,0 5661,0 6036,0 6411,0 6786,0 7161,0 7536,0 7911,0 8286,0 8661,0 9036,0 9411,0 9786,0 10161,0 10536,0 10911,0 11286,0 11661,0 12037,1 12412,1 12788,1 13164,2 13541,4 13919,6 14300,9 14683,13 15073,21">
                <text:p/>
              </draw:polyline>
              <draw:polyline draw:style-name="gr17" draw:layer="layout" svg:width="15.056cm" svg:height="0.014cm" svg:x="2.973cm" svg:y="18.647cm" svg:viewBox="0 0 15057 15" draw:points="0,15 386,9 768,6 1147,4 1524,2 1901,1 2277,1 2652,1 3027,0 3403,0 3778,0 4153,0 4528,0 4903,0 5278,0 5653,0 6028,0 6403,0 6778,0 7153,0 7528,0 7903,0 8278,0 8653,0 9028,0 9403,0 9778,0 10153,0 10528,0 10903,0 11278,0 11653,0 12028,0 12403,1 12779,1 13155,1 13531,2 13909,4 14288,6 14670,9 15057,15">
                <text:p/>
              </draw:polyline>
              <draw:polyline draw:style-name="gr17" draw:layer="layout" svg:width="15.044cm" svg:height="0.01cm" svg:x="2.979cm" svg:y="18.225cm" svg:viewBox="0 0 15045 11" draw:points="0,11 384,6 764,4 1142,2 1519,1 1895,1 2271,0 2646,0 3022,0 3397,0 3772,0 4147,0 4522,0 4897,0 5272,0 5647,0 6022,0 6397,0 6772,0 7147,0 7522,0 7897,0 8272,0 8647,0 9022,0 9397,0 9772,0 10147,0 10522,0 10897,0 11272,0 11647,0 12022,0 12397,0 12773,0 13148,1 13524,1 13901,2 14279,4 14660,6 15045,11">
                <text:p/>
              </draw:polyline>
              <draw:polyline draw:style-name="gr17" draw:layer="layout" svg:width="15.035cm" svg:height="0.007cm" svg:x="2.984cm" svg:y="17.803cm" svg:viewBox="0 0 15036 8" draw:points="0,8 382,4 762,3 1139,2 1516,1 1891,1 2267,0 2642,0 3017,0 3392,0 3767,0 4142,0 4517,0 4892,0 5267,0 5642,0 6017,0 6392,0 6767,0 7142,0 7517,0 7892,0 8267,0 8642,0 9017,0 9392,0 9767,0 10143,0 10517,0 10893,0 11268,0 11643,0 12018,0 12393,0 12768,0 13143,1 13519,1 13896,2 14273,3 14653,4 15036,8">
                <text:p/>
              </draw:polyline>
              <draw:polyline draw:style-name="gr17" draw:layer="layout" svg:width="15.029cm" svg:height="0.005cm" svg:x="2.987cm" svg:y="17.381cm" svg:viewBox="0 0 15030 6" draw:points="0,6 381,3 760,2 1137,1 1513,1 1889,0 2264,0 2639,0 3014,0 3389,0 3764,0 4139,0 4514,0 4889,0 5264,0 5639,0 6014,0 6389,0 6764,0 7139,0 7514,0 7889,0 8264,0 8639,0 9014,0 9389,0 9764,0 10139,0 10514,0 10889,0 11264,0 11639,0 12014,0 12390,0 12765,0 13140,0 13516,1 13892,1 14269,2 14648,3 15030,6">
                <text:p/>
              </draw:polyline>
              <draw:polyline draw:style-name="gr17" draw:layer="layout" svg:width="15.024cm" svg:height="0.003cm" svg:x="2.989cm" svg:y="16.959cm" svg:viewBox="0 0 15025 4" draw:points="0,4 380,2 758,1 1135,1 1511,0 1887,0 2262,0 2637,0 3012,0 3387,0 3762,0 4137,0 4512,0 4887,0 5262,0 5637,0 6012,0 6387,0 6762,0 7137,0 7512,0 7887,0 8262,0 8637,0 9012,0 9387,0 9762,0 10137,0 10512,0 10887,0 11262,0 11637,0 12012,0 12387,0 12762,0 13138,0 13513,0 13889,1 14266,1 14644,2 15025,4">
                <text:p/>
              </draw:polyline>
              <draw:polyline draw:style-name="gr17" draw:layer="layout" svg:width="15.021cm" svg:height="0.002cm" svg:x="2.991cm" svg:y="16.537cm" svg:viewBox="0 0 15022 3" draw:points="0,3 380,1 757,1 1134,0 1510,0 1885,0 2260,0 2635,0 3010,0 3385,0 3760,0 4135,0 4510,0 4885,0 5260,0 5635,0 6010,0 6385,0 6760,0 7135,0 7510,0 7885,0 8260,0 8635,0 9010,0 9385,0 9760,0 10135,0 10510,0 10885,0 11260,0 11635,0 12010,0 12386,0 12761,0 13136,0 13511,0 13887,0 14264,1 14641,1 15022,3">
                <text:p/>
              </draw:polyline>
              <draw:polyline draw:style-name="gr17" draw:layer="layout" svg:width="15.019cm" svg:height="0.002cm" svg:x="2.992cm" svg:y="16.116cm" svg:viewBox="0 0 15020 3" draw:points="0,3 379,1 757,1 1133,0 1509,0 1884,0 2259,0 2634,0 3009,0 3384,0 3759,0 4134,0 4509,0 4884,0 5259,0 5634,0 6009,0 6384,0 6759,0 7134,0 7509,0 7884,0 8259,0 8634,0 9009,0 9384,0 9759,0 10134,0 10509,0 10884,0 11259,0 11634,0 12009,0 12384,0 12759,0 13135,0 13510,0 13886,0 14262,1 14639,1 15020,3">
                <text:p/>
              </draw:polyline>
              <draw:polyline draw:style-name="gr17" draw:layer="layout" svg:width="15.017cm" svg:height="0.001cm" svg:x="2.992cm" svg:y="15.694cm" svg:viewBox="0 0 15018 2" draw:points="0,2 379,2 756,0 1132,0 1508,0 1883,0 2258,0 2633,0 3009,0 3384,0 3759,0 4134,0 4509,0 4884,0 5259,0 5634,0 6009,0 6384,0 6759,0 7134,0 7509,0 7884,0 8259,0 8634,0 9009,0 9384,0 9759,0 10134,0 10509,0 10884,0 11259,0 11634,0 12009,0 12384,0 12759,0 13134,0 13509,0 13885,0 14261,0 14638,2 15018,2">
                <text:p/>
              </draw:polyline>
              <draw:polyline draw:style-name="gr17" draw:layer="layout" svg:width="15.015cm" svg:height="0cm" svg:x="2.993cm" svg:y="15.272cm" svg:viewBox="0 0 15016 0" draw:points="0,0 379,0 756,0 1132,0 1508,0 1883,0 2258,0 2633,0 3008,0 3383,0 3758,0 4133,0 4508,0 4883,0 5258,0 5633,0 6008,0 6383,0 6758,0 7133,0 7508,0 7883,0 8258,0 8633,0 9008,0 9383,0 9758,0 10133,0 10508,0 10883,0 11258,0 11633,0 12008,0 12383,0 12758,0 13133,0 13509,0 13884,0 14260,0 14638,0 15016,0">
                <text:p/>
              </draw:polyline>
              <draw:polyline draw:style-name="gr17" draw:layer="layout" svg:width="15.015cm" svg:height="0cm" svg:x="2.993cm" svg:y="14.85cm" svg:viewBox="0 0 15016 0" draw:points="0,0 379,0 756,0 1132,0 1507,0 1883,0 2258,0 2633,0 3008,0 3383,0 3758,0 4133,0 4508,0 4883,0 5258,0 5633,0 6008,0 6383,0 6758,0 7133,0 7508,0 7883,0 8258,0 8633,0 9008,0 9383,0 9758,0 10133,0 10508,0 10883,0 11258,0 11633,0 12008,0 12383,0 12758,0 13133,0 13509,0 13884,0 14260,0 14637,0 15016,0">
                <text:p/>
              </draw:polyline>
              <draw:polyline draw:style-name="gr17" draw:layer="layout" svg:width="15.015cm" svg:height="0cm" svg:x="2.993cm" svg:y="14.428cm" svg:viewBox="0 0 15016 0" draw:points="0,0 379,0 756,0 1132,0 1508,0 1883,0 2258,0 2633,0 3008,0 3383,0 3758,0 4133,0 4508,0 4883,0 5258,0 5633,0 6008,0 6383,0 6758,0 7133,0 7508,0 7883,0 8258,0 8633,0 9008,0 9383,0 9758,0 10133,0 10508,0 10883,0 11258,0 11633,0 12008,0 12383,0 12758,0 13133,0 13509,0 13884,0 14260,0 14638,0 15016,0">
                <text:p/>
              </draw:polyline>
              <draw:polyline draw:style-name="gr17" draw:layer="layout" svg:width="15.017cm" svg:height="0.001cm" svg:x="2.992cm" svg:y="14.005cm" svg:viewBox="0 0 15018 2" draw:points="0,0 379,0 756,2 1132,2 1508,2 1883,2 2258,2 2633,2 3009,2 3384,2 3759,2 4134,2 4509,2 4884,2 5259,2 5634,2 6009,2 6384,2 6759,2 7134,2 7509,2 7884,2 8259,2 8634,2 9009,2 9384,2 9759,2 10134,2 10509,2 10884,2 11259,2 11634,2 12009,2 12384,2 12759,2 13134,2 13509,2 13885,2 14261,2 14638,0 15018,0">
                <text:p/>
              </draw:polyline>
              <draw:polyline draw:style-name="gr17" draw:layer="layout" svg:width="15.019cm" svg:height="0.002cm" svg:x="2.992cm" svg:y="13.583cm" svg:viewBox="0 0 15020 3" draw:points="0,0 379,1 757,1 1133,1 1509,1 1884,1 2259,3 2634,3 3009,3 3384,3 3759,3 4134,3 4509,3 4884,3 5259,3 5634,3 6009,3 6384,3 6759,3 7134,3 7509,3 7884,3 8259,3 8634,3 9009,3 9384,3 9759,3 10134,3 10509,3 10884,3 11259,3 11634,3 12009,3 12384,3 12759,3 13135,1 13510,1 13886,1 14262,1 14639,1 15020,0">
                <text:p/>
              </draw:polyline>
              <draw:polyline draw:style-name="gr17" draw:layer="layout" svg:width="15.021cm" svg:height="0.002cm" svg:x="2.991cm" svg:y="13.16cm" svg:viewBox="0 0 15022 3" draw:points="0,0 380,1 757,3 1134,3 1510,3 1885,3 2260,3 2635,3 3010,3 3385,3 3760,3 4135,3 4510,3 4885,3 5260,3 5635,3 6010,3 6385,3 6760,3 7135,3 7510,3 7885,3 8260,3 8635,3 9010,3 9385,3 9760,3 10135,3 10510,3 10885,3 11260,3 11635,3 12010,3 12386,3 12761,3 13136,3 13511,3 13887,3 14264,3 14641,1 15022,0">
                <text:p/>
              </draw:polyline>
              <draw:polyline draw:style-name="gr17" draw:layer="layout" svg:width="15.024cm" svg:height="0.003cm" svg:x="2.989cm" svg:y="12.737cm" svg:viewBox="0 0 15025 4" draw:points="0,0 380,1 758,2 1135,4 1511,4 1887,4 2262,4 2637,4 3012,4 3387,4 3762,4 4137,4 4512,4 4887,4 5262,4 5637,4 6012,4 6387,4 6762,4 7137,4 7512,4 7887,4 8262,4 8637,4 9012,4 9387,4 9762,4 10137,4 10512,4 10887,4 11262,4 11637,4 12012,4 12387,4 12762,4 13138,4 13513,4 13889,4 14266,2 14644,1 15025,0">
                <text:p/>
              </draw:polyline>
              <draw:polyline draw:style-name="gr17" draw:layer="layout" svg:width="15.029cm" svg:height="0.005cm" svg:x="2.987cm" svg:y="12.314cm" svg:viewBox="0 0 15030 6" draw:points="0,0 381,2 760,3 1137,4 1513,4 1889,6 2264,6 2639,6 3014,6 3389,6 3764,6 4139,6 4514,6 4889,6 5264,6 5639,6 6014,6 6389,6 6764,6 7139,6 7514,6 7889,6 8264,6 8639,6 9014,6 9389,6 9764,6 10139,6 10514,6 10889,6 11264,6 11639,6 12014,6 12390,6 12765,6 13140,6 13516,4 13892,4 14269,3 14648,2 15030,0">
                <text:p/>
              </draw:polyline>
              <draw:polyline draw:style-name="gr17" draw:layer="layout" svg:width="15.035cm" svg:height="0.007cm" svg:x="2.984cm" svg:y="11.89cm" svg:viewBox="0 0 15036 8" draw:points="0,0 382,3 762,4 1139,5 1516,6 1891,6 2267,8 2642,8 3017,8 3392,8 3767,8 4142,8 4517,8 4892,8 5267,8 5642,8 6017,8 6392,8 6767,8 7142,8 7517,8 7892,8 8267,8 8642,8 9017,8 9392,8 9767,8 10143,8 10517,8 10893,8 11268,8 11643,8 12018,8 12393,8 12768,8 13143,6 13519,6 13896,5 14273,4 14653,3 15036,0">
                <text:p/>
              </draw:polyline>
              <draw:polyline draw:style-name="gr17" draw:layer="layout" svg:width="15.044cm" svg:height="0.01cm" svg:x="2.979cm" svg:y="11.465cm" svg:viewBox="0 0 15045 11" draw:points="0,0 384,4 764,6 1142,7 1519,8 1895,9 2271,9 2646,11 3022,11 3397,11 3772,11 4147,11 4522,11 4897,11 5272,11 5647,11 6022,11 6397,11 6772,11 7147,11 7522,11 7897,11 8272,11 8647,11 9022,11 9397,11 9772,11 10147,11 10522,11 10897,11 11272,11 11647,11 12022,11 12397,11 12773,9 13148,9 13524,8 13901,7 14279,6 14660,4 15045,0">
                <text:p/>
              </draw:polyline>
              <draw:polyline draw:style-name="gr17" draw:layer="layout" svg:width="15.056cm" svg:height="0.014cm" svg:x="2.973cm" svg:y="11.039cm" svg:viewBox="0 0 15057 15" draw:points="0,0 386,5 768,8 1147,10 1524,12 1901,13 2277,13 2652,15 3027,15 3403,15 3778,15 4153,15 4528,15 4903,15 5278,15 5653,15 6028,15 6403,15 6778,15 7153,15 7528,15 7903,15 8278,15 8653,15 9028,15 9403,15 9778,15 10153,15 10528,15 10903,15 11278,15 11653,15 12028,15 12403,15 12779,13 13155,13 13531,12 13909,10 14288,8 14670,5 15057,0">
                <text:p/>
              </draw:polyline>
              <draw:polyline draw:style-name="gr17" draw:layer="layout" svg:width="15.072cm" svg:height="0.02cm" svg:x="2.965cm" svg:y="10.611cm" svg:viewBox="0 0 15073 21" draw:points="0,0 389,7 772,12 1153,15 1531,17 1908,18 2284,19 2660,19 3035,21 3411,21 3786,21 4161,21 4536,21 4911,21 5286,21 5661,21 6036,21 6411,21 6786,21 7161,21 7536,21 7911,21 8286,21 8661,21 9036,21 9411,21 9786,21 10161,21 10536,21 10911,21 11286,21 11661,21 12037,21 12412,19 12788,19 13164,18 13541,17 13919,15 14300,12 14683,7 15073,0">
                <text:p/>
              </draw:polyline>
              <draw:polyline draw:style-name="gr17" draw:layer="layout" svg:width="0.028cm" svg:height="8.478cm" svg:x="2.965cm" svg:y="10.611cm" svg:viewBox="0 0 29 8479" draw:points="0,8479 8,8050 14,7624 19,7199 22,6775 24,6352 26,5929 27,5506 27,5084 29,4661 29,4239 29,3817 27,3394 27,2972 26,2549 24,2126 22,1703 19,1279 14,854 8,428 0,0">
                <text:p/>
              </draw:polyline>
              <draw:polyline draw:style-name="gr17" draw:layer="layout" svg:width="0.018cm" svg:height="8.464cm" svg:x="3.354cm" svg:y="10.618cm" svg:viewBox="0 0 19 8465" draw:points="0,8465 5,8038 9,7613 12,7189 14,6766 15,6343 17,5921 17,5499 19,5076 19,4654 19,4232 19,3810 19,3388 17,2965 17,2543 15,2121 14,1698 12,1275 9,851 5,426 0,0">
                <text:p/>
              </draw:polyline>
              <draw:polyline draw:style-name="gr17" draw:layer="layout" svg:width="0.011cm" svg:height="8.455cm" svg:x="3.737cm" svg:y="10.623cm" svg:viewBox="0 0 12 8456" draw:points="0,8456 4,8030 6,7606 8,7183 9,6760 10,6338 12,5916 12,5493 12,5071 12,4649 12,4227 12,3805 12,3383 12,2961 12,2539 10,2117 9,1694 8,1272 6,848 4,425 0,0">
                <text:p/>
              </draw:polyline>
              <draw:polyline draw:style-name="gr17" draw:layer="layout" svg:width="0.007cm" svg:height="8.448cm" svg:x="4.118cm" svg:y="10.626cm" svg:viewBox="0 0 8 8449" draw:points="0,8449 2,8025 4,7602 5,7179 6,6757 6,6334 8,5912 8,5490 8,5068 8,4646 8,4224 8,3802 8,3380 8,2958 8,2536 6,2114 6,1692 5,1270 4,847 2,424 0,0">
                <text:p/>
              </draw:polyline>
              <draw:polyline draw:style-name="gr17" draw:layer="layout" svg:width="0.004cm" svg:height="8.445cm" svg:x="4.496cm" svg:y="10.628cm" svg:viewBox="0 0 5 8446" draw:points="0,8446 1,8021 2,7599 3,7176 5,6754 5,6332 5,5910 5,5488 5,5066 5,4644 5,4222 5,3800 5,3378 5,2957 5,2535 5,2113 5,1690 3,1268 2,846 1,423 0,0">
                <text:p/>
              </draw:polyline>
              <draw:polyline draw:style-name="gr17" draw:layer="layout" svg:width="0.003cm" svg:height="8.442cm" svg:x="4.873cm" svg:y="10.629cm" svg:viewBox="0 0 4 8443" draw:points="0,8443 1,8019 2,7597 2,7175 2,6753 2,6331 4,5909 4,5487 4,5065 4,4643 4,4221 4,3799 4,3377 4,2955 4,2533 2,2111 2,1689 2,1267 2,845 1,423 0,0">
                <text:p/>
              </draw:polyline>
              <draw:polyline draw:style-name="gr17" draw:layer="layout" svg:width="0.002cm" svg:height="8.44cm" svg:x="5.249cm" svg:y="10.63cm" svg:viewBox="0 0 3 8441" draw:points="0,8441 1,8018 1,7596 1,7174 1,6752 1,6330 3,5908 3,5486 3,5064 3,4642 3,4220 3,3798 3,3376 3,2955 3,2533 1,2111 1,1689 1,1267 1,845 1,422 0,0">
                <text:p/>
              </draw:polyline>
              <draw:polyline draw:style-name="gr17" draw:layer="layout" svg:width="0.001cm" svg:height="8.439cm" svg:x="5.625cm" svg:y="10.63cm" svg:viewBox="0 0 2 8440" draw:points="0,8440 0,8017 2,7595 2,7173 2,6751 2,6329 2,5907 2,5485 2,5063 2,4642 2,4220 2,3798 2,3376 2,2954 2,2532 2,2110 2,1688 2,1266 2,844 0,422 0,0">
                <text:p/>
              </draw:polyline>
              <draw:polyline draw:style-name="gr17" draw:layer="layout" svg:width="0.001cm" svg:height="8.439cm" svg:x="6cm" svg:y="10.631cm" svg:viewBox="0 0 2 8440" draw:points="0,8440 0,8016 0,7594 0,7172 2,6751 2,6329 2,5907 2,5485 2,5063 2,4641 2,4219 2,3797 2,3375 2,2954 2,2532 2,2110 2,1688 0,1266 0,844 0,422 0,0">
                <text:p/>
              </draw:polyline>
              <draw:polyline draw:style-name="gr17" draw:layer="layout" svg:width="0cm" svg:height="8.437cm" svg:x="6.376cm" svg:y="10.631cm" svg:viewBox="0 0 0 8438" draw:points="0,8438 0,8016 0,7594 0,7172 0,6750 0,6328 0,5907 0,5485 0,5063 0,4641 0,4219 0,3797 0,3375 0,2953 0,2532 0,2110 0,1688 0,1266 0,844 0,422 0,0">
                <text:p/>
              </draw:polyline>
              <draw:polyline draw:style-name="gr17" draw:layer="layout" svg:width="0cm" svg:height="8.437cm" svg:x="6.751cm" svg:y="10.631cm" svg:viewBox="0 0 0 8438" draw:points="0,8438 0,8016 0,7594 0,7172 0,6750 0,6328 0,5906 0,5485 0,5063 0,4641 0,4219 0,3797 0,3375 0,2953 0,2531 0,2110 0,1688 0,1266 0,844 0,422 0,0">
                <text:p/>
              </draw:polyline>
              <draw:polyline draw:style-name="gr17" draw:layer="layout" svg:width="0cm" svg:height="8.437cm" svg:x="7.126cm" svg:y="10.631cm" svg:viewBox="0 0 0 8438" draw:points="0,8438 0,8016 0,7594 0,7172 0,6750 0,6328 0,5906 0,5485 0,5063 0,4641 0,4219 0,3797 0,3375 0,2953 0,2531 0,2110 0,1688 0,1266 0,844 0,422 0,0">
                <text:p/>
              </draw:polyline>
              <draw:polyline draw:style-name="gr17" draw:layer="layout" svg:width="0cm" svg:height="8.438cm" svg:x="7.501cm" svg:y="10.631cm" svg:viewBox="0 0 0 8439" draw:points="0,8439 0,8016 0,7594 0,7172 0,6750 0,6328 0,5906 0,5484 0,5063 0,4641 0,4219 0,3797 0,3375 0,2953 0,2531 0,2109 0,1688 0,1266 0,844 0,422 0,0">
                <text:p/>
              </draw:polyline>
              <draw:polyline draw:style-name="gr17" draw:layer="layout" svg:width="0cm" svg:height="8.438cm" svg:x="7.876cm" svg:y="10.631cm" svg:viewBox="0 0 0 8439" draw:points="0,8439 0,8016 0,7594 0,7172 0,6750 0,6328 0,5906 0,5484 0,5063 0,4641 0,4219 0,3797 0,3375 0,2953 0,2531 0,2109 0,1688 0,1266 0,844 0,422 0,0">
                <text:p/>
              </draw:polyline>
              <draw:polyline draw:style-name="gr17" draw:layer="layout" svg:width="0cm" svg:height="8.438cm" svg:x="8.251cm" svg:y="10.631cm" svg:viewBox="0 0 0 8439" draw:points="0,8439 0,8016 0,7594 0,7172 0,6750 0,6328 0,5906 0,5484 0,5063 0,4641 0,4219 0,3797 0,3375 0,2953 0,2531 0,2109 0,1688 0,1266 0,844 0,422 0,0">
                <text:p/>
              </draw:polyline>
              <draw:polyline draw:style-name="gr17" draw:layer="layout" svg:width="0cm" svg:height="8.438cm" svg:x="8.626cm" svg:y="10.631cm" svg:viewBox="0 0 0 8439" draw:points="0,8439 0,8016 0,7594 0,7172 0,6750 0,6328 0,5906 0,5484 0,5062 0,4641 0,4219 0,3797 0,3375 0,2953 0,2531 0,2109 0,1687 0,1266 0,844 0,422 0,0">
                <text:p/>
              </draw:polyline>
              <draw:polyline draw:style-name="gr17" draw:layer="layout" svg:width="0cm" svg:height="8.437cm" svg:x="9.001cm" svg:y="10.631cm" svg:viewBox="0 0 0 8438" draw:points="0,8438 0,8016 0,7594 0,7172 0,6750 0,6328 0,5906 0,5484 0,5063 0,4641 0,4219 0,3797 0,3375 0,2953 0,2531 0,2109 0,1688 0,1266 0,844 0,422 0,0">
                <text:p/>
              </draw:polyline>
              <draw:polyline draw:style-name="gr17" draw:layer="layout" svg:width="0cm" svg:height="8.436cm" svg:x="9.376cm" svg:y="10.631cm" svg:viewBox="0 0 0 8437" draw:points="0,8437 0,8016 0,7594 0,7172 0,6750 0,6328 0,5906 0,5484 0,5062 0,4641 0,4219 0,3797 0,3375 0,2953 0,2531 0,2109 0,1687 0,1266 0,844 0,422 0,0">
                <text:p/>
              </draw:polyline>
              <draw:polyline draw:style-name="gr17" draw:layer="layout" svg:width="0cm" svg:height="8.436cm" svg:x="9.751cm" svg:y="10.631cm" svg:viewBox="0 0 0 8437" draw:points="0,8437 0,8016 0,7594 0,7172 0,6750 0,6328 0,5906 0,5484 0,5062 0,4641 0,4219 0,3797 0,3375 0,2953 0,2531 0,2109 0,1687 0,1266 0,844 0,422 0,0">
                <text:p/>
              </draw:polyline>
              <draw:polyline draw:style-name="gr17" draw:layer="layout" svg:width="0cm" svg:height="8.436cm" svg:x="10.126cm" svg:y="10.631cm" svg:viewBox="0 0 0 8437" draw:points="0,8437 0,8016 0,7594 0,7172 0,6750 0,6328 0,5906 0,5484 0,5062 0,4641 0,4219 0,3797 0,3375 0,2953 0,2531 0,2109 0,1687 0,1266 0,844 0,422 0,0">
                <text:p/>
              </draw:polyline>
              <draw:polyline draw:style-name="gr17" draw:layer="layout" svg:width="0cm" svg:height="8.436cm" svg:x="10.501cm" svg:y="10.631cm" svg:viewBox="0 0 0 8437" draw:points="0,8437 0,8016 0,7594 0,7172 0,6750 0,6328 0,5906 0,5484 0,5062 0,4641 0,4219 0,3797 0,3375 0,2953 0,2531 0,2109 0,1687 0,1266 0,844 0,422 0,0">
                <text:p/>
              </draw:polyline>
              <draw:polyline draw:style-name="gr17" draw:layer="layout" svg:width="0cm" svg:height="8.436cm" svg:x="10.876cm" svg:y="10.631cm" svg:viewBox="0 0 0 8437" draw:points="0,8437 0,8016 0,7594 0,7172 0,6750 0,6328 0,5906 0,5484 0,5062 0,4641 0,4219 0,3797 0,3375 0,2953 0,2531 0,2109 0,1687 0,1266 0,844 0,422 0,0">
                <text:p/>
              </draw:polyline>
              <draw:polyline draw:style-name="gr17" draw:layer="layout" svg:width="0cm" svg:height="8.436cm" svg:x="11.251cm" svg:y="10.631cm" svg:viewBox="0 0 0 8437" draw:points="0,8437 0,8016 0,7594 0,7172 0,6750 0,6328 0,5906 0,5484 0,5062 0,4641 0,4219 0,3797 0,3375 0,2953 0,2531 0,2109 0,1687 0,1266 0,844 0,422 0,0">
                <text:p/>
              </draw:polyline>
              <draw:polyline draw:style-name="gr17" draw:layer="layout" svg:width="0cm" svg:height="8.436cm" svg:x="11.626cm" svg:y="10.631cm" svg:viewBox="0 0 0 8437" draw:points="0,8437 0,8016 0,7594 0,7172 0,6750 0,6328 0,5906 0,5484 0,5062 0,4641 0,4219 0,3797 0,3375 0,2953 0,2531 0,2109 0,1687 0,1266 0,844 0,422 0,0">
                <text:p/>
              </draw:polyline>
              <draw:polyline draw:style-name="gr17" draw:layer="layout" svg:width="0cm" svg:height="8.437cm" svg:x="12.001cm" svg:y="10.631cm" svg:viewBox="0 0 0 8438" draw:points="0,8438 0,8016 0,7594 0,7172 0,6750 0,6328 0,5906 0,5484 0,5063 0,4641 0,4219 0,3797 0,3375 0,2953 0,2531 0,2109 0,1688 0,1266 0,844 0,422 0,0">
                <text:p/>
              </draw:polyline>
              <draw:polyline draw:style-name="gr17" draw:layer="layout" svg:width="0cm" svg:height="8.438cm" svg:x="12.376cm" svg:y="10.631cm" svg:viewBox="0 0 0 8439" draw:points="0,8439 0,8016 0,7594 0,7172 0,6750 0,6328 0,5906 0,5484 0,5062 0,4641 0,4219 0,3797 0,3375 0,2953 0,2531 0,2109 0,1687 0,1266 0,844 0,422 0,0">
                <text:p/>
              </draw:polyline>
              <draw:polyline draw:style-name="gr17" draw:layer="layout" svg:width="0cm" svg:height="8.438cm" svg:x="12.751cm" svg:y="10.631cm" svg:viewBox="0 0 0 8439" draw:points="0,8439 0,8016 0,7594 0,7172 0,6750 0,6328 0,5906 0,5484 0,5063 0,4641 0,4219 0,3797 0,3375 0,2953 0,2531 0,2109 0,1688 0,1266 0,844 0,422 0,0">
                <text:p/>
              </draw:polyline>
              <draw:polyline draw:style-name="gr17" draw:layer="layout" svg:width="0cm" svg:height="8.438cm" svg:x="13.126cm" svg:y="10.631cm" svg:viewBox="0 0 0 8439" draw:points="0,8439 0,8016 0,7594 0,7172 0,6750 0,6328 0,5906 0,5484 0,5063 0,4641 0,4219 0,3797 0,3375 0,2953 0,2531 0,2109 0,1688 0,1266 0,844 0,422 0,0">
                <text:p/>
              </draw:polyline>
              <draw:polyline draw:style-name="gr17" draw:layer="layout" svg:width="0cm" svg:height="8.438cm" svg:x="13.501cm" svg:y="10.631cm" svg:viewBox="0 0 0 8439" draw:points="0,8439 0,8016 0,7594 0,7172 0,6750 0,6328 0,5906 0,5484 0,5063 0,4641 0,4219 0,3797 0,3375 0,2953 0,2531 0,2109 0,1688 0,1266 0,844 0,422 0,0">
                <text:p/>
              </draw:polyline>
              <draw:polyline draw:style-name="gr17" draw:layer="layout" svg:width="0cm" svg:height="8.437cm" svg:x="13.876cm" svg:y="10.631cm" svg:viewBox="0 0 0 8438" draw:points="0,8438 0,8016 0,7594 0,7172 0,6750 0,6328 0,5906 0,5485 0,5063 0,4641 0,4219 0,3797 0,3375 0,2953 0,2531 0,2110 0,1688 0,1266 0,844 0,422 0,0">
                <text:p/>
              </draw:polyline>
              <draw:polyline draw:style-name="gr17" draw:layer="layout" svg:width="0cm" svg:height="8.437cm" svg:x="14.251cm" svg:y="10.631cm" svg:viewBox="0 0 0 8438" draw:points="0,8438 0,8016 0,7594 0,7172 0,6750 0,6328 0,5906 0,5485 0,5063 0,4641 0,4219 0,3797 0,3375 0,2953 0,2531 0,2110 0,1688 0,1266 0,844 0,422 0,0">
                <text:p/>
              </draw:polyline>
              <draw:polyline draw:style-name="gr17" draw:layer="layout" svg:width="0cm" svg:height="8.437cm" svg:x="14.626cm" svg:y="10.631cm" svg:viewBox="0 0 0 8438" draw:points="0,8438 0,8016 0,7594 0,7172 0,6750 0,6328 0,5907 0,5485 0,5063 0,4641 0,4219 0,3797 0,3375 0,2953 0,2532 0,2110 0,1688 0,1266 0,844 0,422 0,0">
                <text:p/>
              </draw:polyline>
              <draw:polyline draw:style-name="gr17" draw:layer="layout" svg:width="0.001cm" svg:height="8.439cm" svg:x="15.001cm" svg:y="10.631cm" svg:viewBox="0 0 2 8440" draw:points="2,8440 0,8016 0,7594 0,7172 0,6751 0,6329 0,5907 0,5485 0,5063 0,4641 0,4219 0,3797 0,3375 0,2954 0,2532 0,2110 0,1688 0,1266 0,844 0,422 2,0">
                <text:p/>
              </draw:polyline>
              <draw:polyline draw:style-name="gr17" draw:layer="layout" svg:width="0.001cm" svg:height="8.439cm" svg:x="15.376cm" svg:y="10.63cm" svg:viewBox="0 0 2 8440" draw:points="2,8440 2,8017 0,7595 0,7173 0,6751 0,6329 0,5907 0,5485 0,5063 0,4642 0,4220 0,3798 0,3376 0,2954 0,2532 0,2110 0,1688 0,1266 0,844 2,422 2,0">
                <text:p/>
              </draw:polyline>
              <draw:polyline draw:style-name="gr17" draw:layer="layout" svg:width="0.002cm" svg:height="8.44cm" svg:x="15.751cm" svg:y="10.63cm" svg:viewBox="0 0 3 8441" draw:points="3,8441 1,8018 1,7596 0,7174 0,6752 0,6330 0,5908 0,5486 0,5064 0,4642 0,4220 0,3798 0,3376 0,2955 0,2533 0,2111 0,1689 0,1267 1,845 1,422 3,0">
                <text:p/>
              </draw:polyline>
              <draw:polyline draw:style-name="gr17" draw:layer="layout" svg:width="0.003cm" svg:height="8.442cm" svg:x="16.126cm" svg:y="10.629cm" svg:viewBox="0 0 4 8443" draw:points="4,8443 2,8019 1,7597 1,7175 0,6753 0,6331 0,5909 0,5487 0,5065 0,4643 0,4221 0,3799 0,3377 0,2955 0,2533 0,2111 0,1689 1,1267 1,845 2,423 4,0">
                <text:p/>
              </draw:polyline>
              <draw:polyline draw:style-name="gr17" draw:layer="layout" svg:width="0.004cm" svg:height="8.445cm" svg:x="16.502cm" svg:y="10.628cm" svg:viewBox="0 0 5 8446" draw:points="5,8446 3,8021 2,7599 1,7176 1,6754 0,6332 0,5910 0,5488 0,5066 0,4644 0,4222 0,3800 0,3378 0,2957 0,2535 0,2113 1,1690 1,1268 2,846 3,423 5,0">
                <text:p/>
              </draw:polyline>
              <draw:polyline draw:style-name="gr17" draw:layer="layout" svg:width="0.007cm" svg:height="8.448cm" svg:x="16.877cm" svg:y="10.626cm" svg:viewBox="0 0 8 8449" draw:points="8,8449 5,8025 3,7602 2,7179 1,6757 1,6334 1,5912 0,5490 0,5068 0,4646 0,4224 0,3802 0,3380 0,2958 1,2536 1,2114 1,1692 2,1270 3,847 5,424 8,0">
                <text:p/>
              </draw:polyline>
              <draw:polyline draw:style-name="gr17" draw:layer="layout" svg:width="0.011cm" svg:height="8.455cm" svg:x="17.253cm" svg:y="10.623cm" svg:viewBox="0 0 12 8456" draw:points="12,8456 8,8030 5,7606 4,7183 2,6760 1,6338 1,5916 0,5493 0,5071 0,4649 0,4227 0,3805 0,3383 0,2961 1,2539 1,2117 2,1694 4,1272 5,848 8,425 12,0">
                <text:p/>
              </draw:polyline>
              <draw:polyline draw:style-name="gr17" draw:layer="layout" svg:width="0.018cm" svg:height="8.464cm" svg:x="17.63cm" svg:y="10.618cm" svg:viewBox="0 0 19 8465" draw:points="19,8465 13,8038 9,7613 6,7189 4,6766 3,6343 2,5921 1,5499 0,5076 0,4654 0,4232 0,3810 0,3388 1,2965 2,2543 3,2121 4,1698 6,1275 9,851 13,426 19,0">
                <text:p/>
              </draw:polyline>
              <draw:polyline draw:style-name="gr17" draw:layer="layout" svg:width="0.028cm" svg:height="8.478cm" svg:x="18.009cm" svg:y="10.611cm" svg:viewBox="0 0 29 8479" draw:points="29,8479 20,8050 14,7624 10,7199 6,6775 4,6352 3,5929 1,5506 1,5084 0,4661 0,4239 0,3817 1,3394 1,2972 3,2549 4,2126 6,1703 10,1279 14,854 20,428 29,0">
                <text:p/>
              </draw:polyline>
            </draw:g>
          </draw:g>
        </draw:g>
      </draw:page>
      <draw:page draw:name="page3" draw:style-name="dp1" draw:master-page-name="Standard">
        <office:forms form:automatic-focus="false" form:apply-design-mode="false"/>
        <draw:custom-shape draw:style-name="gr20" draw:text-style-name="P6" draw:layer="layout" svg:width="1cm" svg:height="1cm" svg:x="5cm" svg:y="25.4cm">
          <text:p/>
          <draw:enhanced-geometry svg:viewBox="0 0 21600 21600" draw:type="rectangle" draw:enhanced-path="M 0 0 L 21600 0 21600 21600 0 21600 0 0 Z N"/>
        </draw:custom-shape>
        <draw:path draw:style-name="gr21" draw:text-style-name="P1" draw:layer="layout" svg:width="9.999cm" svg:height="5.999cm" svg:x="5.4cm" svg:y="4.2cm" svg:viewBox="0 0 10000 6000" svg:d="m0 6000c0-2000 0-4000 0-6000 3333 0 6667 0 10000 0 0 2000 0 4000 0 6000-3333 0-6667 0-10000 0z">
          <text:p/>
        </draw:path>
        <draw:path draw:style-name="gr22" draw:text-style-name="P1" draw:layer="layout" svg:width="2.235cm" svg:height="-0.001cm" draw:transform="rotate (-2.67785867133558) translate (10.429cm 7.212cm)" svg:viewBox="0 0 2236 0" svg:d="m0-22230c745 0 1492 0 2236 0">
          <text:p/>
        </draw:path>
        <draw:g>
          <draw:g>
            <draw:line draw:style-name="gr23" draw:text-style-name="P2" draw:layer="layout" svg:x1="5.4cm" svg:y1="10.496cm" svg:x2="15.4cm" svg:y2="10.496cm">
              <text:p/>
            </draw:line>
            <draw:line draw:style-name="gr24" draw:text-style-name="P2" draw:layer="layout" svg:x1="5.4cm" svg:y1="10.7cm" svg:x2="5.4cm" svg:y2="10.296cm">
              <text:p/>
            </draw:line>
            <draw:line draw:style-name="gr25" draw:text-style-name="P2" draw:layer="layout" svg:x1="15.4cm" svg:y1="10.7cm" svg:x2="15.4cm" svg:y2="10.296cm">
              <text:p/>
            </draw:line>
          </draw:g>
        </draw:g>
        <draw:frame draw:style-name="gr6" draw:text-style-name="P8" draw:layer="layout" svg:width="1.544cm" svg:height="0.913cm" svg:x="17.4cm" svg:y="5.9cm">
          <draw:text-box>
            <text:p text:style-name="P3"><text:span text:style-name="T6">h</text:span><text:span text:style-name="T7">fb,cm</text:span></text:p>
          </draw:text-box>
        </draw:frame>
        <draw:frame draw:style-name="gr26" draw:text-style-name="P9" draw:layer="layout" svg:width="1.701cm" svg:height="0.797cm" svg:x="8.8cm" svg:y="7.094cm">
          <draw:text-box>
            <text:p text:style-name="P3"><text:span text:style-name="T8">(</text:span><text:span text:style-name="T9">½</text:span><text:span text:style-name="T10">,</text:span><text:span text:style-name="T9">½</text:span><text:span text:style-name="T8">)</text:span></text:p>
          </draw:text-box>
        </draw:frame>
        <draw:line draw:style-name="gr27" draw:text-style-name="P1" draw:layer="layout" svg:x1="9.9cm" svg:y1="7.2cm" svg:x2="10.9cm" svg:y2="7.2cm">
          <text:p/>
        </draw:line>
        <draw:line draw:style-name="gr27" draw:text-style-name="P1" draw:layer="layout" svg:x1="10.4cm" svg:y1="6.7cm" svg:x2="10.4cm" svg:y2="7.7cm">
          <text:p/>
        </draw:line>
        <draw:line draw:style-name="gr28" draw:text-style-name="P1" draw:layer="layout" svg:x1="12.4cm" svg:y1="5.7cm" svg:x2="12.4cm" svg:y2="6.7cm">
          <text:p/>
        </draw:line>
        <draw:line draw:style-name="gr28" draw:text-style-name="P1" draw:layer="layout" svg:x1="12.9cm" svg:y1="6.2cm" svg:x2="11.9cm" svg:y2="6.2cm">
          <text:p/>
        </draw:line>
        <draw:frame draw:style-name="gr29" draw:text-style-name="P9" draw:layer="layout" svg:width="3.487cm" svg:height="0.913cm" svg:x="8.6cm" svg:y="5.7cm">
          <draw:text-box>
            <text:p text:style-name="P3"><text:span text:style-name="T8">(</text:span><text:span text:style-name="T11">x</text:span><text:span text:style-name="T12">lco,unit</text:span><text:span text:style-name="T8">,</text:span><text:span text:style-name="T11">y</text:span><text:span text:style-name="T12">lco,unit</text:span><text:span text:style-name="T8">)</text:span></text:p>
          </draw:text-box>
        </draw:frame>
        <draw:measure draw:style-name="gr30" draw:text-style-name="P5" draw:layer="layout" svg:x1="4.8cm" svg:y1="4.2cm" svg:x2="4.8cm" svg:y2="10.2cm">
          <text:p text:style-name="P5"/>
          <text:p text:style-name="P5"><text:span text:style-name="T4"/></text:p>
        </draw:measure>
        <draw:frame draw:style-name="gr29" draw:text-style-name="P4" draw:layer="layout" svg:width="3.868cm" svg:height="0.797cm" svg:x="11.1cm" svg:y="6.7cm">
          <draw:text-box>
            <text:p text:style-name="P3"><text:span text:style-name="T3">lens center offset</text:span></text:p>
          </draw:text-box>
        </draw:frame>
        <draw:path draw:style-name="gr31" draw:text-style-name="P1" draw:layer="layout" svg:width="9.999cm" svg:height="5.999cm" svg:x="7.2cm" svg:y="3.4cm" svg:viewBox="0 0 10000 6000" svg:d="m0 6000c0-2000 0-4000 0-6000 3333 0 6667 0 10000 0 0 2000 0 4000 0 6000-3333 0-6667 0-10000 0z">
          <text:p/>
        </draw:path>
        <draw:g>
          <draw:g>
            <draw:line draw:style-name="gr32" draw:text-style-name="P2" draw:layer="layout" svg:x1="7.2cm" svg:y1="3.108cm" svg:x2="17.2cm" svg:y2="3.108cm">
              <text:p/>
            </draw:line>
            <draw:line draw:style-name="gr33" draw:text-style-name="P2" draw:layer="layout" svg:x1="7.2cm" svg:y1="3.312cm" svg:x2="7.2cm" svg:y2="2.908cm">
              <text:p/>
            </draw:line>
            <draw:line draw:style-name="gr34" draw:text-style-name="P2" draw:layer="layout" svg:x1="17.2cm" svg:y1="3.312cm" svg:x2="17.2cm" svg:y2="2.908cm">
              <text:p/>
            </draw:line>
          </draw:g>
        </draw:g>
        <draw:frame draw:style-name="gr29" draw:text-style-name="P8" draw:layer="layout" svg:width="1.628cm" svg:height="0.913cm" svg:x="11.5cm" svg:y="2.2cm">
          <draw:text-box>
            <text:p text:style-name="P3"><text:span text:style-name="T6">w</text:span><text:span text:style-name="T7">fb,cm</text:span></text:p>
          </draw:text-box>
        </draw:frame>
        <draw:measure draw:style-name="gr35" draw:text-style-name="P5" draw:layer="layout" svg:x1="17.2cm" svg:y1="3.4cm" svg:x2="17.2cm" svg:y2="9.4cm">
          <text:p text:style-name="P5"/>
          <text:p text:style-name="P5"><text:span text:style-name="T4"/></text:p>
        </draw:measure>
        <draw:frame draw:style-name="gr26" draw:text-style-name="P10" draw:layer="layout" svg:width="0.714cm" svg:height="0.721cm" svg:x="10cm" svg:y="10.5cm">
          <draw:text-box>
            <text:p text:style-name="P3"><text:span text:style-name="T13">1</text:span></text:p>
          </draw:text-box>
        </draw:frame>
        <draw:frame draw:style-name="gr26" draw:text-style-name="P10" draw:layer="layout" svg:width="0.714cm" svg:height="0.721cm" svg:x="4.5cm" svg:y="6.879cm">
          <draw:text-box>
            <text:p text:style-name="P3"><text:span text:style-name="T13">1</text:span></text:p>
          </draw:text-box>
        </draw:frame>
        <draw:frame draw:style-name="gr26" draw:text-style-name="P8" draw:layer="layout" svg:width="2.657cm" svg:height="0.797cm" svg:x="12.245cm" svg:y="5.403cm">
          <draw:text-box>
            <text:p text:style-name="P3"><text:span text:style-name="T14">(0cm,0cm)</text:span></text:p>
          </draw:text-box>
        </draw:frame>
        <draw:frame draw:style-name="gr6" draw:text-style-name="P10" draw:layer="layout" svg:width="3.216cm" svg:height="0.721cm" svg:x="8.7cm" svg:y="9.579cm">
          <draw:text-box>
            <text:p text:style-name="P3"><text:span text:style-name="T13">unit coordinates</text:span></text:p>
          </draw:text-box>
        </draw:frame>
        <draw:frame draw:style-name="gr6" draw:text-style-name="P11" draw:layer="layout" svg:width="3.779cm" svg:height="0.721cm" svg:x="10.7cm" svg:y="8.779cm">
          <draw:text-box>
            <text:p text:style-name="P3"><text:span text:style-name="T15">camera coordinates</text:span></text:p>
          </draw:text-box>
        </draw:frame>
        <draw:frame draw:style-name="gr26" draw:text-style-name="P9" draw:layer="layout" svg:width="1.447cm" svg:height="0.797cm" svg:x="5.3cm" svg:y="9.4cm">
          <draw:text-box>
            <text:p text:style-name="P3"><text:span text:style-name="T8">(</text:span><text:span text:style-name="T16">0</text:span><text:span text:style-name="T10">,</text:span><text:span text:style-name="T9">0</text:span><text:span text:style-name="T8">)</text:span></text:p>
          </draw:text-box>
        </draw:frame>
        <draw:frame draw:style-name="gr26" draw:text-style-name="P9" draw:layer="layout" svg:width="1.447cm" svg:height="0.797cm" svg:x="14.075cm" svg:y="4.143cm">
          <draw:text-box>
            <text:p text:style-name="P3"><text:span text:style-name="T8">(</text:span><text:span text:style-name="T16">1</text:span><text:span text:style-name="T10">,</text:span><text:span text:style-name="T9">1</text:span><text:span text:style-name="T8">)</text:span></text:p>
          </draw:text-box>
        </draw:frame>
        <draw:frame draw:style-name="gr36" draw:text-style-name="P12" draw:layer="layout" svg:width="1.468cm" svg:height="0.913cm" svg:x="15.2cm" svg:y="15.3cm">
          <draw:text-box>
            <text:p text:style-name="P3"><text:span text:style-name="T17">h</text:span><text:span text:style-name="T18">fb,dn</text:span></text:p>
          </draw:text-box>
        </draw:frame>
        <draw:line draw:style-name="gr37" draw:text-style-name="P1" draw:layer="layout" svg:x1="10.2cm" svg:y1="15.1cm" svg:x2="10.2cm" svg:y2="16.1cm">
          <text:p/>
        </draw:line>
        <draw:line draw:style-name="gr37" draw:text-style-name="P1" draw:layer="layout" svg:x1="10.7cm" svg:y1="15.6cm" svg:x2="9.7cm" svg:y2="15.6cm">
          <text:p/>
        </draw:line>
        <draw:path draw:style-name="gr38" draw:text-style-name="P1" draw:layer="layout" svg:width="9.999cm" svg:height="5.999cm" svg:x="5cm" svg:y="12.8cm" svg:viewBox="0 0 10000 6000" svg:d="m0 6000c0-2000 0-4000 0-6000 3333 0 6667 0 10000 0 0 2000 0 4000 0 6000-3333 0-6667 0-10000 0z">
          <text:p/>
        </draw:path>
        <draw:g>
          <draw:g>
            <draw:line draw:style-name="gr39" draw:text-style-name="P2" draw:layer="layout" svg:x1="5cm" svg:y1="12.508cm" svg:x2="15cm" svg:y2="12.508cm">
              <text:p/>
            </draw:line>
            <draw:line draw:style-name="gr40" draw:text-style-name="P2" draw:layer="layout" svg:x1="5cm" svg:y1="12.712cm" svg:x2="5cm" svg:y2="12.308cm">
              <text:p/>
            </draw:line>
            <draw:line draw:style-name="gr41" draw:text-style-name="P2" draw:layer="layout" svg:x1="15cm" svg:y1="12.712cm" svg:x2="15cm" svg:y2="12.308cm">
              <text:p/>
            </draw:line>
          </draw:g>
        </draw:g>
        <draw:frame draw:style-name="gr36" draw:text-style-name="P12" draw:layer="layout" svg:width="1.552cm" svg:height="0.913cm" svg:x="9.3cm" svg:y="11.6cm">
          <draw:text-box>
            <text:p text:style-name="P3"><text:span text:style-name="T17">w</text:span><text:span text:style-name="T18">fb,dn</text:span></text:p>
          </draw:text-box>
        </draw:frame>
        <draw:measure draw:style-name="gr42" draw:text-style-name="P5" draw:layer="layout" svg:x1="15cm" svg:y1="12.8cm" svg:x2="15cm" svg:y2="18.8cm">
          <text:p text:style-name="P5"/>
          <text:p text:style-name="P5"><text:span text:style-name="T4"/></text:p>
        </draw:measure>
        <draw:frame draw:style-name="gr36" draw:text-style-name="P12" draw:layer="layout" svg:width="1.45cm" svg:height="0.797cm" svg:x="8.863cm" svg:y="14.8cm">
          <draw:text-box>
            <text:p text:style-name="P3"><text:span text:style-name="T19">(0,0)</text:span></text:p>
          </draw:text-box>
        </draw:frame>
        <draw:frame draw:style-name="gr36" draw:text-style-name="P13" draw:layer="layout" svg:width="6.352cm" svg:height="0.721cm" svg:x="6.864cm" svg:y="18.179cm">
          <draw:text-box>
            <text:p text:style-name="P3"><text:span text:style-name="T20">diagonally normalized coordinates</text:span></text:p>
          </draw:text-box>
        </draw:frame>
        <draw:line draw:style-name="gr43" draw:text-style-name="P6" draw:layer="layout" svg:x1="10.2cm" svg:y1="15.6cm" svg:x2="15cm" svg:y2="12.8cm">
          <text:p/>
        </draw:line>
        <draw:frame draw:style-name="gr6" draw:text-style-name="P14" draw:layer="layout" svg:width="2.188cm" svg:height="0.913cm" svg:x="11.808cm" svg:y="14.5cm">
          <draw:text-box>
            <text:p text:style-name="P3"><text:span text:style-name="T21">r</text:span><text:span text:style-name="T22">fb,dn</text:span><text:span text:style-name="T23"> = 1</text:span></text:p>
          </draw:text-box>
        </draw:frame>
        <draw:path draw:style-name="gr38" draw:text-style-name="P1" draw:layer="layout" svg:width="9.999cm" svg:height="5.999cm" svg:x="5cm" svg:y="20.4cm" svg:viewBox="0 0 10000 6000" svg:d="m0 6000c0-2000 0-4000 0-6000 3333 0 6667 0 10000 0 0 2000 0 4000 0 6000-3333 0-6667 0-10000 0z">
          <text:p/>
        </draw:path>
        <draw:line draw:style-name="gr7" draw:text-style-name="P6" draw:layer="layout" svg:x1="7cm" svg:y1="20.4cm" svg:x2="7cm" svg:y2="26.4cm">
          <text:p/>
        </draw:line>
        <draw:line draw:style-name="gr7" draw:text-style-name="P6" draw:layer="layout" svg:x1="11cm" svg:y1="20.4cm" svg:x2="11cm" svg:y2="26.4cm">
          <text:p/>
        </draw:line>
        <draw:line draw:style-name="gr7" draw:text-style-name="P6" draw:layer="layout" svg:x1="9cm" svg:y1="20.4cm" svg:x2="9cm" svg:y2="26.4cm">
          <text:p/>
        </draw:line>
        <draw:line draw:style-name="gr7" draw:text-style-name="P6" draw:layer="layout" svg:x1="13cm" svg:y1="20.4cm" svg:x2="13cm" svg:y2="26.4cm">
          <text:p/>
        </draw:line>
        <draw:line draw:style-name="gr7" draw:text-style-name="P6" draw:layer="layout" svg:x1="6cm" svg:y1="20.4cm" svg:x2="6cm" svg:y2="26.4cm">
          <text:p/>
        </draw:line>
        <draw:line draw:style-name="gr7" draw:text-style-name="P6" draw:layer="layout" svg:x1="10cm" svg:y1="20.4cm" svg:x2="10cm" svg:y2="26.4cm">
          <text:p/>
        </draw:line>
        <draw:line draw:style-name="gr7" draw:text-style-name="P6" draw:layer="layout" svg:x1="8cm" svg:y1="20.4cm" svg:x2="8cm" svg:y2="26.4cm">
          <text:p/>
        </draw:line>
        <draw:line draw:style-name="gr7" draw:text-style-name="P6" draw:layer="layout" svg:x1="12cm" svg:y1="20.4cm" svg:x2="12cm" svg:y2="26.4cm">
          <text:p/>
        </draw:line>
        <draw:line draw:style-name="gr7" draw:text-style-name="P6" draw:layer="layout" svg:x1="14cm" svg:y1="20.4cm" svg:x2="14cm" svg:y2="26.4cm">
          <text:p/>
        </draw:line>
        <draw:line draw:style-name="gr7" draw:text-style-name="P6" draw:layer="layout" svg:x1="5cm" svg:y1="23.4cm" svg:x2="15cm" svg:y2="23.4cm">
          <text:p/>
        </draw:line>
        <draw:line draw:style-name="gr7" draw:text-style-name="P6" draw:layer="layout" svg:x1="5cm" svg:y1="24.4cm" svg:x2="15cm" svg:y2="24.4cm">
          <text:p/>
        </draw:line>
        <draw:line draw:style-name="gr7" draw:text-style-name="P6" draw:layer="layout" svg:x1="5cm" svg:y1="25.4cm" svg:x2="15cm" svg:y2="25.4cm">
          <text:p/>
        </draw:line>
        <draw:line draw:style-name="gr7" draw:text-style-name="P6" draw:layer="layout" svg:x1="5cm" svg:y1="21.4cm" svg:x2="15cm" svg:y2="21.4cm">
          <text:p/>
        </draw:line>
        <draw:line draw:style-name="gr7" draw:text-style-name="P6" draw:layer="layout" svg:x1="5cm" svg:y1="22.4cm" svg:x2="15cm" svg:y2="22.4cm">
          <text:p/>
        </draw:line>
        <draw:measure draw:style-name="gr44" draw:text-style-name="P5" draw:layer="layout" svg:x1="15cm" svg:y1="20.4cm" svg:x2="15cm" svg:y2="26.4cm">
          <text:p text:style-name="P5"/>
          <text:p text:style-name="P5"><text:span text:style-name="T4"/></text:p>
        </draw:measure>
        <draw:frame draw:style-name="gr36" draw:text-style-name="P12" draw:layer="layout" svg:width="1.468cm" svg:height="0.913cm" svg:x="15.2cm" svg:y="22.7cm">
          <draw:text-box>
            <text:p text:style-name="P3"><text:span text:style-name="T17">h</text:span><text:span text:style-name="T18">fb,px</text:span></text:p>
          </draw:text-box>
        </draw:frame>
        <draw:g>
          <draw:g>
            <draw:line draw:style-name="gr45" draw:text-style-name="P2" draw:layer="layout" svg:x1="5cm" svg:y1="20.096cm" svg:x2="15cm" svg:y2="20.096cm">
              <text:p/>
            </draw:line>
            <draw:line draw:style-name="gr46" draw:text-style-name="P2" draw:layer="layout" svg:x1="5cm" svg:y1="20.3cm" svg:x2="5cm" svg:y2="19.896cm">
              <text:p/>
            </draw:line>
            <draw:line draw:style-name="gr47" draw:text-style-name="P2" draw:layer="layout" svg:x1="15cm" svg:y1="20.3cm" svg:x2="15cm" svg:y2="19.896cm">
              <text:p/>
            </draw:line>
          </draw:g>
        </draw:g>
        <draw:frame draw:style-name="gr36" draw:text-style-name="P12" draw:layer="layout" svg:width="1.552cm" svg:height="0.913cm" svg:x="9.3cm" svg:y="19.188cm">
          <draw:text-box>
            <text:p text:style-name="P3"><text:span text:style-name="T17">w</text:span><text:span text:style-name="T18">fb,px</text:span></text:p>
          </draw:text-box>
        </draw:frame>
        <draw:custom-shape draw:style-name="gr20" draw:text-style-name="P6" draw:layer="layout" svg:width="1cm" svg:height="1cm" svg:x="14cm" svg:y="20.4cm">
          <text:p/>
          <draw:enhanced-geometry svg:viewBox="0 0 21600 21600" draw:type="rectangle" draw:enhanced-path="M 0 0 L 21600 0 21600 21600 0 21600 0 0 Z N"/>
        </draw:custom-shape>
        <draw:frame draw:style-name="gr6" draw:text-style-name="P15" draw:layer="layout" svg:width="1.992cm" svg:height="0.64cm" svg:x="5.7cm" svg:y="26.5cm">
          <draw:text-box>
            <text:p text:style-name="P3"><text:span text:style-name="T24">Pixel (0,0)</text:span></text:p>
          </draw:text-box>
        </draw:frame>
        <draw:frame draw:style-name="gr6" draw:text-style-name="P15" draw:layer="layout" svg:width="3.173cm" svg:height="0.64cm" svg:x="12.26cm" svg:y="19.221cm">
          <draw:text-box>
            <text:p text:style-name="P3"><text:span text:style-name="T24">Pixel (</text:span><text:span text:style-name="T25">w</text:span><text:span text:style-name="T24">...-1,</text:span><text:span text:style-name="T25">h</text:span><text:span text:style-name="T24">...-1)</text:span></text:p>
          </draw:text-box>
        </draw:frame>
        <draw:line draw:style-name="gr48" draw:text-style-name="P16" draw:layer="layout" svg:x1="14cm" svg:y1="19.8cm" svg:x2="14.5cm" svg:y2="20.9cm">
          <text:p/>
        </draw:line>
        <draw:line draw:style-name="gr48" draw:text-style-name="P16" draw:layer="layout" svg:x1="5.5cm" svg:y1="25.9cm" svg:x2="5.8cm" svg:y2="26.8cm">
          <text:p/>
        </draw:line>
        <draw:custom-shape draw:style-name="gr49" draw:text-style-name="P6" draw:layer="layout" svg:width="0.2cm" svg:height="0.2cm" svg:x="5.4cm" svg:y="2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9" draw:text-style-name="P6" draw:layer="layout" svg:width="0.2cm" svg:height="0.2cm" svg:x="14.4cm" svg:y="20.8cm">
          <text:p/>
          <draw:enhanced-geometry svg:viewBox="0 0 21600 21600" draw:glue-points="10800 0 3160 3160 0 10800 3160 18440 10800 21600 18440 18440 21600 10800 18440 3160" draw:text-areas="3200 3200 18400 18400" draw:type="ellipse" draw:enhanced-path="U 10800 10800 10800 10800 0 360 Z N"/>
        </draw:custom-shape>
        <draw:path draw:style-name="gr50" draw:text-style-name="P1" draw:layer="layout" svg:width="2.593cm" svg:height="0.044cm" draw:transform="rotate (0.463733982254806) translate (9.98000000000399cm 23.3600000000084cm)" svg:viewBox="0 0 2594 45" svg:d="m0 50759c745 0 1850-45 2594-45">
          <text:p/>
        </draw:path>
        <draw:line draw:style-name="gr28" draw:text-style-name="P1" draw:layer="layout" svg:x1="12cm" svg:y1="21.9cm" svg:x2="12cm" svg:y2="22.9cm">
          <text:p/>
        </draw:line>
        <draw:line draw:style-name="gr28" draw:text-style-name="P1" draw:layer="layout" svg:x1="12.5cm" svg:y1="22.4cm" svg:x2="11.5cm" svg:y2="22.4cm">
          <text:p/>
        </draw:line>
        <draw:custom-shape draw:style-name="gr49" draw:text-style-name="P6" draw:layer="layout" svg:width="0.2cm" svg:height="0.2cm" svg:x="12.2cm" svg:y="22.1cm">
          <text:p/>
          <draw:enhanced-geometry svg:viewBox="0 0 21600 21600" draw:glue-points="10800 0 3160 3160 0 10800 3160 18440 10800 21600 18440 18440 21600 10800 18440 3160" draw:text-areas="3200 3200 18400 18400" draw:type="ellipse" draw:enhanced-path="U 10800 10800 10800 10800 0 360 Z N"/>
        </draw:custom-shape>
        <draw:line draw:style-name="gr51" draw:text-style-name="P1" draw:layer="layout" svg:x1="10cm" svg:y1="22.9cm" svg:x2="10cm" svg:y2="23.9cm">
          <text:p/>
        </draw:line>
        <draw:line draw:style-name="gr51" draw:text-style-name="P1" draw:layer="layout" svg:x1="10.5cm" svg:y1="23.4cm" svg:x2="9.5cm" svg:y2="23.4cm">
          <text:p/>
        </draw:line>
      </draw:page>
      <draw:page draw:name="page4" draw:style-name="dp1" draw:master-page-name="Standard">
        <office:forms form:automatic-focus="false" form:apply-design-mode="false"/>
        <draw:line draw:style-name="gr52" draw:text-style-name="P16" draw:layer="layout" svg:x1="5.6cm" svg:y1="12.8cm" svg:x2="5.6cm" svg:y2="18.8cm">
          <text:p/>
        </draw:line>
        <draw:line draw:style-name="gr52" draw:text-style-name="P16" draw:layer="layout" svg:x1="6.2cm" svg:y1="12.8cm" svg:x2="6.2cm" svg:y2="18.8cm">
          <text:p/>
        </draw:line>
        <draw:line draw:style-name="gr52" draw:text-style-name="P16" draw:layer="layout" svg:x1="6.8cm" svg:y1="12.8cm" svg:x2="6.8cm" svg:y2="18.8cm">
          <text:p/>
        </draw:line>
        <draw:line draw:style-name="gr52" draw:text-style-name="P16" draw:layer="layout" svg:x1="7.4cm" svg:y1="12.8cm" svg:x2="7.4cm" svg:y2="18.8cm">
          <text:p/>
        </draw:line>
        <draw:line draw:style-name="gr52" draw:text-style-name="P16" draw:layer="layout" svg:x1="8cm" svg:y1="12.8cm" svg:x2="8cm" svg:y2="18.8cm">
          <text:p/>
        </draw:line>
        <draw:line draw:style-name="gr52" draw:text-style-name="P16" draw:layer="layout" svg:x1="8.6cm" svg:y1="12.8cm" svg:x2="8.6cm" svg:y2="18.8cm">
          <text:p/>
        </draw:line>
        <draw:line draw:style-name="gr52" draw:text-style-name="P16" draw:layer="layout" svg:x1="9.2cm" svg:y1="12.8cm" svg:x2="9.2cm" svg:y2="18.8cm">
          <text:p/>
        </draw:line>
        <draw:line draw:style-name="gr52" draw:text-style-name="P16" draw:layer="layout" svg:x1="9.8cm" svg:y1="12.8cm" svg:x2="9.8cm" svg:y2="18.8cm">
          <text:p/>
        </draw:line>
        <draw:line draw:style-name="gr52" draw:text-style-name="P16" draw:layer="layout" svg:x1="10.4cm" svg:y1="12.8cm" svg:x2="10.4cm" svg:y2="18.8cm">
          <text:p/>
        </draw:line>
        <draw:line draw:style-name="gr52" draw:text-style-name="P16" draw:layer="layout" svg:x1="11.6cm" svg:y1="12.8cm" svg:x2="11.6cm" svg:y2="18.8cm">
          <text:p/>
        </draw:line>
        <draw:line draw:style-name="gr52" draw:text-style-name="P16" draw:layer="layout" svg:x1="11cm" svg:y1="12.8cm" svg:x2="11cm" svg:y2="18.8cm">
          <text:p/>
        </draw:line>
        <draw:line draw:style-name="gr52" draw:text-style-name="P16" draw:layer="layout" svg:x1="12.2cm" svg:y1="12.8cm" svg:x2="12.2cm" svg:y2="18.8cm">
          <text:p/>
        </draw:line>
        <draw:line draw:style-name="gr52" draw:text-style-name="P16" draw:layer="layout" svg:x1="12.8cm" svg:y1="12.8cm" svg:x2="12.8cm" svg:y2="18.8cm">
          <text:p/>
        </draw:line>
        <draw:line draw:style-name="gr52" draw:text-style-name="P16" draw:layer="layout" svg:x1="13.4cm" svg:y1="12.8cm" svg:x2="13.4cm" svg:y2="18.8cm">
          <text:p/>
        </draw:line>
        <draw:line draw:style-name="gr52" draw:text-style-name="P16" draw:layer="layout" svg:x1="14cm" svg:y1="12.8cm" svg:x2="14cm" svg:y2="18.8cm">
          <text:p/>
        </draw:line>
        <draw:line draw:style-name="gr52" draw:text-style-name="P16" draw:layer="layout" svg:x1="14.6cm" svg:y1="12.8cm" svg:x2="14.6cm" svg:y2="18.8cm">
          <text:p/>
        </draw:line>
        <draw:line draw:style-name="gr53" draw:text-style-name="P16" draw:layer="layout" svg:x1="5cm" svg:y1="13.4cm" svg:x2="15.2cm" svg:y2="13.4cm">
          <text:p/>
        </draw:line>
        <draw:line draw:style-name="gr53" draw:text-style-name="P16" draw:layer="layout" svg:x1="5cm" svg:y1="14cm" svg:x2="15.2cm" svg:y2="14cm">
          <text:p/>
        </draw:line>
        <draw:line draw:style-name="gr53" draw:text-style-name="P16" draw:layer="layout" svg:x1="5cm" svg:y1="14.6cm" svg:x2="15.2cm" svg:y2="14.6cm">
          <text:p/>
        </draw:line>
        <draw:line draw:style-name="gr53" draw:text-style-name="P16" draw:layer="layout" svg:x1="5cm" svg:y1="15.2cm" svg:x2="15.2cm" svg:y2="15.2cm">
          <text:p/>
        </draw:line>
        <draw:line draw:style-name="gr53" draw:text-style-name="P16" draw:layer="layout" svg:x1="5cm" svg:y1="15.8cm" svg:x2="15.2cm" svg:y2="15.8cm">
          <text:p/>
        </draw:line>
        <draw:line draw:style-name="gr53" draw:text-style-name="P16" draw:layer="layout" svg:x1="5cm" svg:y1="16.4cm" svg:x2="15.2cm" svg:y2="16.4cm">
          <text:p/>
        </draw:line>
        <draw:line draw:style-name="gr53" draw:text-style-name="P16" draw:layer="layout" svg:x1="5cm" svg:y1="17cm" svg:x2="15.2cm" svg:y2="17cm">
          <text:p/>
        </draw:line>
        <draw:line draw:style-name="gr53" draw:text-style-name="P16" draw:layer="layout" svg:x1="5cm" svg:y1="17.6cm" svg:x2="15.2cm" svg:y2="17.6cm">
          <text:p/>
        </draw:line>
        <draw:line draw:style-name="gr53" draw:text-style-name="P16" draw:layer="layout" svg:x1="5cm" svg:y1="18.2cm" svg:x2="15.2cm" svg:y2="18.2cm">
          <text:p/>
        </draw:line>
        <draw:g>
          <draw:custom-shape draw:style-name="gr20" draw:text-style-name="P6" draw:layer="layout" svg:width="0.6cm" svg:height="0.6cm" svg:x="6.2cm" svg:y="16.4cm">
            <text:p/>
            <draw:enhanced-geometry svg:viewBox="0 0 21600 21600" draw:mirror-horizontal="false" draw:mirror-vertical="false" draw:type="rectangle" draw:enhanced-path="M 0 0 L 21600 0 21600 21600 0 21600 0 0 Z N"/>
          </draw:custom-shape>
          <draw:line draw:style-name="gr7" draw:text-style-name="P6" draw:layer="layout" svg:x1="7.4cm" svg:y1="13.401cm" svg:x2="7.4cm" svg:y2="17cm">
            <text:p/>
          </draw:line>
          <draw:line draw:style-name="gr7" draw:text-style-name="P6" draw:layer="layout" svg:x1="9.8cm" svg:y1="13.401cm" svg:x2="9.8cm" svg:y2="17cm">
            <text:p/>
          </draw:line>
          <draw:line draw:style-name="gr7" draw:text-style-name="P6" draw:layer="layout" svg:x1="8.6cm" svg:y1="13.401cm" svg:x2="8.6cm" svg:y2="17cm">
            <text:p/>
          </draw:line>
          <draw:line draw:style-name="gr7" draw:text-style-name="P6" draw:layer="layout" svg:x1="11cm" svg:y1="13.401cm" svg:x2="11cm" svg:y2="17cm">
            <text:p/>
          </draw:line>
          <draw:line draw:style-name="gr7" draw:text-style-name="P6" draw:layer="layout" svg:x1="6.8cm" svg:y1="13.401cm" svg:x2="6.8cm" svg:y2="17cm">
            <text:p/>
          </draw:line>
          <draw:line draw:style-name="gr7" draw:text-style-name="P6" draw:layer="layout" svg:x1="9.2cm" svg:y1="13.401cm" svg:x2="9.2cm" svg:y2="17cm">
            <text:p/>
          </draw:line>
          <draw:line draw:style-name="gr7" draw:text-style-name="P6" draw:layer="layout" svg:x1="8cm" svg:y1="13.401cm" svg:x2="8cm" svg:y2="17cm">
            <text:p/>
          </draw:line>
          <draw:line draw:style-name="gr7" draw:text-style-name="P6" draw:layer="layout" svg:x1="10.4cm" svg:y1="13.401cm" svg:x2="10.4cm" svg:y2="17cm">
            <text:p/>
          </draw:line>
          <draw:line draw:style-name="gr7" draw:text-style-name="P6" draw:layer="layout" svg:x1="11.6cm" svg:y1="13.401cm" svg:x2="11.6cm" svg:y2="17cm">
            <text:p/>
          </draw:line>
          <draw:line draw:style-name="gr7" draw:text-style-name="P6" draw:layer="layout" svg:x1="6.2cm" svg:y1="15.201cm" svg:x2="12.2cm" svg:y2="15.201cm">
            <text:p/>
          </draw:line>
          <draw:line draw:style-name="gr7" draw:text-style-name="P6" draw:layer="layout" svg:x1="6.2cm" svg:y1="15.8cm" svg:x2="12.2cm" svg:y2="15.8cm">
            <text:p/>
          </draw:line>
          <draw:line draw:style-name="gr7" draw:text-style-name="P6" draw:layer="layout" svg:x1="6.2cm" svg:y1="16.4cm" svg:x2="12.2cm" svg:y2="16.4cm">
            <text:p/>
          </draw:line>
          <draw:line draw:style-name="gr7" draw:text-style-name="P6" draw:layer="layout" svg:x1="6.2cm" svg:y1="14.001cm" svg:x2="12.2cm" svg:y2="14.001cm">
            <text:p/>
          </draw:line>
          <draw:line draw:style-name="gr7" draw:text-style-name="P6" draw:layer="layout" svg:x1="6.2cm" svg:y1="14.601cm" svg:x2="12.2cm" svg:y2="14.601cm">
            <text:p/>
          </draw:line>
          <draw:custom-shape draw:style-name="gr20" draw:text-style-name="P6" draw:layer="layout" svg:width="0.6cm" svg:height="0.6cm" svg:x="11.6cm" svg:y="13.401cm">
            <text:p/>
            <draw:enhanced-geometry svg:viewBox="0 0 21600 21600" draw:mirror-horizontal="false" draw:mirror-vertical="false" draw:type="rectangle" draw:enhanced-path="M 0 0 L 21600 0 21600 21600 0 21600 0 0 Z N"/>
          </draw:custom-shape>
          <draw:custom-shape draw:style-name="gr49" draw:text-style-name="P6" draw:layer="layout" svg:width="0.12cm" svg:height="0.12cm" svg:x="6.44cm" svg:y="16.64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custom-shape draw:style-name="gr49" draw:text-style-name="P6" draw:layer="layout" svg:width="0.12cm" svg:height="0.12cm" svg:x="11.84cm" svg:y="13.64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path draw:style-name="gr50" draw:text-style-name="P1" draw:layer="layout" svg:width="1.553cm" svg:height="0.025cm" draw:transform="rotate (0.464257581030404) translate (9.1880000000024cm 15.1770000000051cm)" svg:viewBox="0 0 1554 26" svg:d="m0 35395c445 0 1108-26 1554-26">
            <text:p/>
          </draw:path>
          <draw:line draw:style-name="gr28" draw:text-style-name="P1" draw:layer="layout" svg:x1="10.4cm" svg:y1="14.301cm" svg:x2="10.4cm" svg:y2="14.901cm">
            <text:p/>
          </draw:line>
          <draw:line draw:style-name="gr28" draw:text-style-name="P1" draw:layer="layout" svg:x1="10.7cm" svg:y1="14.601cm" svg:x2="10.1cm" svg:y2="14.601cm">
            <text:p/>
          </draw:line>
          <draw:custom-shape draw:style-name="gr49" draw:text-style-name="P6" draw:layer="layout" svg:width="0.12cm" svg:height="0.12cm" svg:x="10.52cm" svg:y="14.421cm">
            <text:p/>
            <draw:enhanced-geometry svg:viewBox="0 0 21600 21600" draw:mirror-horizontal="false" draw:mirror-vertical="false" draw:glue-points="10800 0 3160 3160 0 10800 3160 18440 10800 21600 18440 18440 21600 10800 18440 3160" draw:text-areas="3200 3200 18400 18400" draw:type="ellipse" draw:enhanced-path="U 10800 10800 10800 10800 0 360 Z N"/>
          </draw:custom-shape>
          <draw:line draw:style-name="gr51" draw:text-style-name="P1" draw:layer="layout" svg:x1="9.2cm" svg:y1="14.901cm" svg:x2="9.2cm" svg:y2="15.501cm">
            <text:p/>
          </draw:line>
          <draw:line draw:style-name="gr51" draw:text-style-name="P1" draw:layer="layout" svg:x1="9.5cm" svg:y1="15.201cm" svg:x2="8.9cm" svg:y2="15.201cm">
            <text:p/>
          </draw:line>
          <draw:path draw:style-name="gr54" draw:text-style-name="P1" draw:layer="layout" svg:width="5.999cm" svg:height="3.598cm" svg:x="6.2cm" svg:y="13.401cm" svg:viewBox="0 0 6000 3599" svg:d="m0 3599c0-1200 0-2399 0-3599 2000 0 4000 0 6000 0 0 1200 0 2399 0 3599-2000 0-4000 0-6000 0z">
            <text:p/>
          </draw:path>
        </draw:g>
        <draw:path draw:style-name="gr54" draw:text-style-name="P1" draw:layer="layout" svg:width="10.199cm" svg:height="5.999cm" svg:x="5cm" svg:y="12.8cm" svg:viewBox="0 0 10200 6000" svg:d="m0 6000c0-2000 0-4000 0-6000 3333 0 6867 0 10200 0 0 2000 0 4000 0 6000-3333 0-6867 0-10200 0z">
          <text:p/>
        </draw:path>
        <draw:g>
          <draw:g>
            <draw:line draw:style-name="gr55" draw:text-style-name="P2" draw:layer="layout" svg:x1="5cm" svg:y1="12.496cm" svg:x2="15.2cm" svg:y2="12.496cm">
              <text:p/>
            </draw:line>
            <draw:line draw:style-name="gr56" draw:text-style-name="P2" draw:layer="layout" svg:x1="5cm" svg:y1="12.7cm" svg:x2="5cm" svg:y2="12.296cm">
              <text:p/>
            </draw:line>
            <draw:line draw:style-name="gr57" draw:text-style-name="P2" draw:layer="layout" svg:x1="15.2cm" svg:y1="12.7cm" svg:x2="15.2cm" svg:y2="12.296cm">
              <text:p/>
            </draw:line>
          </draw:g>
        </draw:g>
        <draw:frame draw:style-name="gr36" draw:text-style-name="P12" draw:layer="layout" svg:width="1.37cm" svg:height="0.913cm" svg:x="9.3cm" svg:y="11.588cm">
          <draw:text-box>
            <text:p text:style-name="P3"><text:span text:style-name="T17">w</text:span><text:span text:style-name="T18">img</text:span></text:p>
          </draw:text-box>
        </draw:frame>
        <draw:measure draw:style-name="gr58" draw:text-style-name="P5" draw:layer="layout" svg:x1="15.233cm" svg:y1="12.8cm" svg:x2="15.233cm" svg:y2="18.8cm">
          <text:p text:style-name="P5"/>
          <text:p text:style-name="P5"><text:span text:style-name="T4"/></text:p>
        </draw:measure>
        <draw:frame draw:style-name="gr36" draw:text-style-name="P12" draw:layer="layout" svg:width="1.286cm" svg:height="0.913cm" svg:x="15.433cm" svg:y="15.1cm">
          <draw:text-box>
            <text:p text:style-name="P3"><text:span text:style-name="T17">h</text:span><text:span text:style-name="T18">img</text:span></text:p>
          </draw:text-box>
        </draw:frame>
        <draw:g>
          <draw:g>
            <draw:line draw:style-name="gr59" draw:text-style-name="P2" draw:layer="layout" svg:x1="6.2cm" svg:y1="17.298cm" svg:x2="12.2cm" svg:y2="17.298cm">
              <text:p/>
            </draw:line>
            <draw:line draw:style-name="gr60" draw:text-style-name="P2" draw:layer="layout" svg:x1="6.2cm" svg:y1="17.5cm" svg:x2="6.2cm" svg:y2="17.1cm">
              <text:p/>
            </draw:line>
            <draw:line draw:style-name="gr61" draw:text-style-name="P2" draw:layer="layout" svg:x1="12.2cm" svg:y1="17.5cm" svg:x2="12.2cm" svg:y2="17.1cm">
              <text:p/>
            </draw:line>
          </draw:g>
        </draw:g>
        <draw:frame draw:style-name="gr62" draw:text-style-name="P12" draw:layer="layout" svg:width="1.552cm" svg:height="0.913cm" svg:x="8.3cm" svg:y="17.087cm">
          <draw:text-box>
            <text:p text:style-name="P3"><text:span text:style-name="T17">w</text:span><text:span text:style-name="T18">fb,px</text:span></text:p>
          </draw:text-box>
        </draw:frame>
        <draw:measure draw:style-name="gr63" draw:text-style-name="P5" draw:layer="layout" svg:x1="12.2cm" svg:y1="13.4cm" svg:x2="12.2cm" svg:y2="17cm">
          <text:p text:style-name="P5"/>
          <text:p text:style-name="P5"><text:span text:style-name="T4"/></text:p>
        </draw:measure>
        <draw:frame draw:style-name="gr36" draw:text-style-name="P12" draw:layer="layout" svg:width="1.468cm" svg:height="0.913cm" svg:x="12.4cm" svg:y="14.8cm">
          <draw:text-box>
            <text:p text:style-name="P3"><text:span text:style-name="T17">h</text:span><text:span text:style-name="T18">fb,px</text:span></text:p>
          </draw:text-box>
        </draw:frame>
      </draw:page>
      <draw:page draw:name="page5" draw:style-name="dp1" draw:master-page-name="Standard">
        <office:forms form:automatic-focus="false" form:apply-design-mode="false"/>
        <draw:line draw:style-name="gr52" draw:text-style-name="P16" draw:layer="layout" svg:x1="5.6cm" svg:y1="12.8cm" svg:x2="5.6cm" svg:y2="18.8cm">
          <text:p/>
        </draw:line>
        <draw:line draw:style-name="gr52" draw:text-style-name="P16" draw:layer="layout" svg:x1="6.2cm" svg:y1="12.8cm" svg:x2="6.2cm" svg:y2="18.8cm">
          <text:p/>
        </draw:line>
        <draw:line draw:style-name="gr52" draw:text-style-name="P16" draw:layer="layout" svg:x1="6.8cm" svg:y1="12.8cm" svg:x2="6.8cm" svg:y2="18.8cm">
          <text:p/>
        </draw:line>
        <draw:line draw:style-name="gr52" draw:text-style-name="P16" draw:layer="layout" svg:x1="7.4cm" svg:y1="12.8cm" svg:x2="7.4cm" svg:y2="18.8cm">
          <text:p/>
        </draw:line>
        <draw:line draw:style-name="gr52" draw:text-style-name="P16" draw:layer="layout" svg:x1="8cm" svg:y1="12.8cm" svg:x2="8cm" svg:y2="18.8cm">
          <text:p/>
        </draw:line>
        <draw:line draw:style-name="gr52" draw:text-style-name="P16" draw:layer="layout" svg:x1="8.6cm" svg:y1="12.8cm" svg:x2="8.6cm" svg:y2="18.8cm">
          <text:p/>
        </draw:line>
        <draw:line draw:style-name="gr52" draw:text-style-name="P16" draw:layer="layout" svg:x1="9.2cm" svg:y1="12.8cm" svg:x2="9.2cm" svg:y2="18.8cm">
          <text:p/>
        </draw:line>
        <draw:line draw:style-name="gr52" draw:text-style-name="P16" draw:layer="layout" svg:x1="9.8cm" svg:y1="12.8cm" svg:x2="9.8cm" svg:y2="18.8cm">
          <text:p/>
        </draw:line>
        <draw:line draw:style-name="gr52" draw:text-style-name="P16" draw:layer="layout" svg:x1="10.4cm" svg:y1="12.8cm" svg:x2="10.4cm" svg:y2="18.8cm">
          <text:p/>
        </draw:line>
        <draw:line draw:style-name="gr52" draw:text-style-name="P16" draw:layer="layout" svg:x1="11.6cm" svg:y1="12.8cm" svg:x2="11.6cm" svg:y2="18.8cm">
          <text:p/>
        </draw:line>
        <draw:line draw:style-name="gr52" draw:text-style-name="P16" draw:layer="layout" svg:x1="11cm" svg:y1="12.8cm" svg:x2="11cm" svg:y2="18.8cm">
          <text:p/>
        </draw:line>
        <draw:line draw:style-name="gr52" draw:text-style-name="P16" draw:layer="layout" svg:x1="12.2cm" svg:y1="12.8cm" svg:x2="12.2cm" svg:y2="18.8cm">
          <text:p/>
        </draw:line>
        <draw:line draw:style-name="gr52" draw:text-style-name="P16" draw:layer="layout" svg:x1="12.8cm" svg:y1="12.8cm" svg:x2="12.8cm" svg:y2="18.8cm">
          <text:p/>
        </draw:line>
        <draw:line draw:style-name="gr52" draw:text-style-name="P16" draw:layer="layout" svg:x1="13.4cm" svg:y1="12.8cm" svg:x2="13.4cm" svg:y2="18.8cm">
          <text:p/>
        </draw:line>
        <draw:line draw:style-name="gr52" draw:text-style-name="P16" draw:layer="layout" svg:x1="14cm" svg:y1="12.8cm" svg:x2="14cm" svg:y2="18.8cm">
          <text:p/>
        </draw:line>
        <draw:line draw:style-name="gr53" draw:text-style-name="P16" draw:layer="layout" svg:x1="5cm" svg:y1="13.4cm" svg:x2="14.6cm" svg:y2="13.4cm">
          <text:p/>
        </draw:line>
        <draw:line draw:style-name="gr53" draw:text-style-name="P16" draw:layer="layout" svg:x1="5cm" svg:y1="14cm" svg:x2="14.6cm" svg:y2="14cm">
          <text:p/>
        </draw:line>
        <draw:line draw:style-name="gr53" draw:text-style-name="P16" draw:layer="layout" svg:x1="5cm" svg:y1="14.6cm" svg:x2="14.6cm" svg:y2="14.6cm">
          <text:p/>
        </draw:line>
        <draw:line draw:style-name="gr53" draw:text-style-name="P16" draw:layer="layout" svg:x1="5cm" svg:y1="15.2cm" svg:x2="14.5cm" svg:y2="15.2cm">
          <text:p/>
        </draw:line>
        <draw:line draw:style-name="gr53" draw:text-style-name="P16" draw:layer="layout" svg:x1="5cm" svg:y1="15.8cm" svg:x2="14.6cm" svg:y2="15.8cm">
          <text:p/>
        </draw:line>
        <draw:line draw:style-name="gr53" draw:text-style-name="P16" draw:layer="layout" svg:x1="5cm" svg:y1="16.4cm" svg:x2="14.6cm" svg:y2="16.4cm">
          <text:p/>
        </draw:line>
        <draw:line draw:style-name="gr53" draw:text-style-name="P16" draw:layer="layout" svg:x1="5cm" svg:y1="17cm" svg:x2="14.6cm" svg:y2="17cm">
          <text:p/>
        </draw:line>
        <draw:line draw:style-name="gr53" draw:text-style-name="P16" draw:layer="layout" svg:x1="5cm" svg:y1="17.6cm" svg:x2="14.6cm" svg:y2="17.6cm">
          <text:p/>
        </draw:line>
        <draw:line draw:style-name="gr53" draw:text-style-name="P16" draw:layer="layout" svg:x1="5cm" svg:y1="18.2cm" svg:x2="14.6cm" svg:y2="18.2cm">
          <text:p/>
        </draw:line>
        <draw:custom-shape draw:style-name="gr20" draw:text-style-name="P6" draw:layer="layout" svg:width="0.6cm" svg:height="0.6cm" svg:x="5.6cm" svg:y="17.6cm">
          <text:p/>
          <draw:enhanced-geometry svg:viewBox="0 0 21600 21600" draw:mirror-horizontal="false" draw:mirror-vertical="false" draw:type="rectangle" draw:enhanced-path="M 0 0 L 21600 0 21600 21600 0 21600 0 0 Z N"/>
        </draw:custom-shape>
        <draw:line draw:style-name="gr7" draw:text-style-name="P6" draw:layer="layout" svg:x1="6.8cm" svg:y1="14.601cm" svg:x2="6.8cm" svg:y2="18.2cm">
          <text:p/>
        </draw:line>
        <draw:line draw:style-name="gr7" draw:text-style-name="P6" draw:layer="layout" svg:x1="9.2cm" svg:y1="14.601cm" svg:x2="9.2cm" svg:y2="18.2cm">
          <text:p/>
        </draw:line>
        <draw:line draw:style-name="gr7" draw:text-style-name="P6" draw:layer="layout" svg:x1="8cm" svg:y1="14.601cm" svg:x2="8cm" svg:y2="18.2cm">
          <text:p/>
        </draw:line>
        <draw:line draw:style-name="gr7" draw:text-style-name="P6" draw:layer="layout" svg:x1="10.4cm" svg:y1="14.601cm" svg:x2="10.4cm" svg:y2="18.2cm">
          <text:p/>
        </draw:line>
        <draw:line draw:style-name="gr7" draw:text-style-name="P6" draw:layer="layout" svg:x1="6.2cm" svg:y1="14.601cm" svg:x2="6.2cm" svg:y2="18.2cm">
          <text:p/>
        </draw:line>
        <draw:line draw:style-name="gr7" draw:text-style-name="P6" draw:layer="layout" svg:x1="8.6cm" svg:y1="14.601cm" svg:x2="8.6cm" svg:y2="18.2cm">
          <text:p/>
        </draw:line>
        <draw:line draw:style-name="gr7" draw:text-style-name="P6" draw:layer="layout" svg:x1="7.4cm" svg:y1="14.601cm" svg:x2="7.4cm" svg:y2="18.2cm">
          <text:p/>
        </draw:line>
        <draw:line draw:style-name="gr7" draw:text-style-name="P6" draw:layer="layout" svg:x1="9.8cm" svg:y1="14.601cm" svg:x2="9.8cm" svg:y2="18.2cm">
          <text:p/>
        </draw:line>
        <draw:line draw:style-name="gr7" draw:text-style-name="P6" draw:layer="layout" svg:x1="11cm" svg:y1="14.601cm" svg:x2="11cm" svg:y2="18.2cm">
          <text:p/>
        </draw:line>
        <draw:line draw:style-name="gr7" draw:text-style-name="P6" draw:layer="layout" svg:x1="5.6cm" svg:y1="16.401cm" svg:x2="11.6cm" svg:y2="16.401cm">
          <text:p/>
        </draw:line>
        <draw:line draw:style-name="gr7" draw:text-style-name="P6" draw:layer="layout" svg:x1="5.6cm" svg:y1="17cm" svg:x2="11.6cm" svg:y2="17cm">
          <text:p/>
        </draw:line>
        <draw:line draw:style-name="gr7" draw:text-style-name="P6" draw:layer="layout" svg:x1="5.6cm" svg:y1="17.6cm" svg:x2="11.6cm" svg:y2="17.6cm">
          <text:p/>
        </draw:line>
        <draw:line draw:style-name="gr7" draw:text-style-name="P6" draw:layer="layout" svg:x1="5.6cm" svg:y1="15.201cm" svg:x2="11.6cm" svg:y2="15.201cm">
          <text:p/>
        </draw:line>
        <draw:line draw:style-name="gr7" draw:text-style-name="P6" draw:layer="layout" svg:x1="5.6cm" svg:y1="15.801cm" svg:x2="11.6cm" svg:y2="15.801cm">
          <text:p/>
        </draw:line>
        <draw:custom-shape draw:style-name="gr20" draw:text-style-name="P6" draw:layer="layout" svg:width="0.6cm" svg:height="0.6cm" svg:x="11cm" svg:y="14.601cm">
          <text:p/>
          <draw:enhanced-geometry svg:viewBox="0 0 21600 21600" draw:mirror-horizontal="false" draw:mirror-vertical="false" draw:type="rectangle" draw:enhanced-path="M 0 0 L 21600 0 21600 21600 0 21600 0 0 Z N"/>
        </draw:custom-shape>
        <draw:path draw:style-name="gr50" draw:text-style-name="P1" draw:layer="layout" svg:width="1.341cm" svg:height="-0.001cm" draw:transform="rotate (-2.67733507255998) translate (8.6001990040388cm 16.4013974018826cm)" svg:viewBox="0 0 1342 0" svg:d="m0-37032c447-1 895 0 1342 0">
          <text:p/>
        </draw:path>
        <draw:line draw:style-name="gr28" draw:text-style-name="P1" draw:layer="layout" svg:x1="9.8cm" svg:y1="15.501cm" svg:x2="9.8cm" svg:y2="16.101cm">
          <text:p/>
        </draw:line>
        <draw:line draw:style-name="gr28" draw:text-style-name="P1" draw:layer="layout" svg:x1="10.1cm" svg:y1="15.801cm" svg:x2="9.5cm" svg:y2="15.801cm">
          <text:p/>
        </draw:line>
        <draw:line draw:style-name="gr51" draw:text-style-name="P1" draw:layer="layout" svg:x1="8.6cm" svg:y1="16.101cm" svg:x2="8.6cm" svg:y2="16.701cm">
          <text:p/>
        </draw:line>
        <draw:line draw:style-name="gr51" draw:text-style-name="P1" draw:layer="layout" svg:x1="8.9cm" svg:y1="16.4cm" svg:x2="8.3cm" svg:y2="16.4cm">
          <text:p/>
        </draw:line>
        <draw:path draw:style-name="gr64" draw:text-style-name="P1" draw:layer="layout" svg:width="5.999cm" svg:height="3.598cm" svg:x="5.6cm" svg:y="14.601cm" svg:viewBox="0 0 6000 3599" svg:d="m0 3599c0-1200 0-2399 0-3599 2000 0 4000 0 6000 0 0 1200 0 2399 0 3599-2000 0-4000 0-6000 0z">
          <text:p/>
        </draw:path>
        <draw:g>
          <draw:g>
            <draw:line draw:style-name="gr65" draw:text-style-name="P2" draw:layer="layout" svg:x1="5cm" svg:y1="12.496cm" svg:x2="14.6cm" svg:y2="12.496cm">
              <text:p/>
            </draw:line>
            <draw:line draw:style-name="gr66" draw:text-style-name="P2" draw:layer="layout" svg:x1="5cm" svg:y1="12.7cm" svg:x2="5cm" svg:y2="12.296cm">
              <text:p/>
            </draw:line>
            <draw:line draw:style-name="gr67" draw:text-style-name="P2" draw:layer="layout" svg:x1="14.6cm" svg:y1="12.7cm" svg:x2="14.6cm" svg:y2="12.296cm">
              <text:p/>
            </draw:line>
          </draw:g>
        </draw:g>
        <draw:frame draw:style-name="gr36" draw:text-style-name="P12" draw:layer="layout" svg:width="2.068cm" svg:height="0.913cm" svg:x="11.264cm" svg:y="11.6cm">
          <draw:text-box>
            <text:p text:style-name="P3"><text:span text:style-name="T17">w</text:span><text:span text:style-name="T18">resize,px</text:span></text:p>
          </draw:text-box>
        </draw:frame>
        <draw:measure draw:style-name="gr68" draw:text-style-name="P5" draw:layer="layout" svg:x1="14.6cm" svg:y1="12.8cm" svg:x2="14.6cm" svg:y2="18.8cm">
          <text:p text:style-name="P5"/>
          <text:p text:style-name="P5"><text:span text:style-name="T4"/></text:p>
        </draw:measure>
        <draw:frame draw:style-name="gr36" draw:text-style-name="P12" draw:layer="layout" svg:width="1.984cm" svg:height="0.913cm" svg:x="14.9cm" svg:y="13.787cm">
          <draw:text-box>
            <text:p text:style-name="P3"><text:span text:style-name="T17">h</text:span><text:span text:style-name="T18">resize,px</text:span></text:p>
          </draw:text-box>
        </draw:frame>
        <draw:line draw:style-name="gr69" draw:text-style-name="P6" draw:layer="layout" svg:x1="9.8cm" svg:y1="11.8cm" svg:x2="9.8cm" svg:y2="19.8cm">
          <text:p/>
        </draw:line>
        <draw:line draw:style-name="gr69" draw:text-style-name="P6" draw:layer="layout" svg:x1="4cm" svg:y1="15.8cm" svg:x2="15.6cm" svg:y2="15.8cm">
          <text:p/>
        </draw:line>
        <draw:frame draw:style-name="gr70" draw:text-style-name="P15" draw:layer="layout" svg:width="1.412cm" svg:height="0.64cm" svg:x="4.192cm" svg:y="19.2cm">
          <draw:text-box>
            <text:p text:style-name="P3"><text:span text:style-name="T24">(-1,-1)</text:span></text:p>
          </draw:text-box>
        </draw:frame>
        <draw:line draw:style-name="gr71" draw:text-style-name="P6" draw:layer="layout" svg:x1="4.9cm" svg:y1="19.3cm" svg:x2="5.3cm" svg:y2="18.5cm">
          <text:p/>
        </draw:line>
        <draw:frame draw:style-name="gr70" draw:text-style-name="P15" draw:layer="layout" svg:width="1.353cm" svg:height="0.64cm" svg:x="14.5cm" svg:y="11.7cm">
          <draw:text-box>
            <text:p text:style-name="P3"><text:span text:style-name="T24">(14,8)</text:span></text:p>
          </draw:text-box>
        </draw:frame>
        <draw:line draw:style-name="gr71" draw:text-style-name="P6" draw:layer="layout" svg:x1="14.3cm" svg:y1="13.1cm" svg:x2="15.1cm" svg:y2="12.3cm">
          <text:p/>
        </draw:line>
        <draw:path draw:style-name="gr72" draw:text-style-name="P6" draw:layer="layout" svg:width="6.999cm" svg:height="4.799cm" svg:x="5.3cm" svg:y="13.8cm" svg:viewBox="0 0 7000 4800" svg:d="m0 200c1091 99 1701 300 3300 300s3693-471 3700-500c0 0-300 1700-300 2600s200 2200 200 2200c0 0-2000-200-3600-200s-3300 100-3300 100c0 0 206-1300 206-2100s-206-2400-206-2400z">
          <text:p/>
        </draw:path>
        <draw:custom-shape draw:style-name="gr73" draw:text-style-name="P6" draw:layer="layout" svg:width="9.6cm" svg:height="6cm" svg:x="5cm" svg:y="12.8cm">
          <text:p/>
          <draw:enhanced-geometry svg:viewBox="0 0 21600 21600" draw:type="rectangle" draw:enhanced-path="M 0 0 L 21600 0 21600 21600 0 21600 0 0 Z N"/>
        </draw:custom-shape>
        <draw:frame draw:style-name="gr70" draw:text-style-name="P15" draw:layer="layout" svg:width="5.307cm" svg:height="0.64cm" svg:x="10.307cm" svg:y="18.921cm">
          <draw:text-box>
            <text:p text:style-name="P3"><text:span text:style-name="T24">Edge of original (distorted) image</text:span></text:p>
          </draw:text-box>
        </draw:frame>
        <draw:frame draw:style-name="gr70" draw:text-style-name="P15" draw:layer="layout" svg:width="2.923cm" svg:height="0.64cm" svg:x="6.577cm" svg:y="18.921cm">
          <draw:text-box>
            <text:p text:style-name="P3"><text:span text:style-name="T24">Undistorted edge</text:span></text:p>
          </draw:text-box>
        </draw:frame>
        <draw:line draw:style-name="gr71" draw:text-style-name="P6" draw:layer="layout" svg:x1="10.1cm" svg:y1="18.2cm" svg:x2="10.4cm" svg:y2="19.3cm">
          <text:p/>
        </draw:line>
        <draw:line draw:style-name="gr71" draw:text-style-name="P6" draw:layer="layout" svg:x1="9.3cm" svg:y1="19.2cm" svg:x2="9.5cm" svg:y2="18.4cm">
          <text:p/>
        </draw:line>
        <draw:custom-shape draw:style-name="gr73" draw:text-style-name="P6" draw:layer="layout" svg:width="9.6cm" svg:height="6cm" svg:x="5cm" svg:y="12.8cm">
          <text:p/>
          <draw:enhanced-geometry svg:viewBox="0 0 21600 21600" draw:type="rectangle" draw:enhanced-path="M 0 0 L 21600 0 21600 21600 0 21600 0 0 Z N"/>
        </draw:custom-shape>
      </draw:page>
      <draw:page draw:name="page6" draw:style-name="dp1" draw:master-page-name="Standard">
        <office:forms form:automatic-focus="false" form:apply-design-mode="false"/>
        <draw:path draw:style-name="gr64" draw:text-style-name="P1" draw:layer="layout" svg:width="2.999cm" svg:height="1.799cm" svg:x="2.1cm" svg:y="18.501cm" svg:viewBox="0 0 3000 1800" svg:d="m0 1800c0-600 0-1200 0-1800 1000 0 2000 0 3000 0 0 600 0 1200 0 1800-1000 0-2000 0-3000 0z">
          <text:p/>
        </draw:path>
        <draw:path draw:style-name="gr64" draw:text-style-name="P1" draw:layer="layout" svg:width="2.999cm" svg:height="1.799cm" svg:x="13.7cm" svg:y="18.501cm" svg:viewBox="0 0 3000 1800" svg:d="m0 1800c0-600 0-1200 0-1800 1000 0 2000 0 3000 0 0 600 0 1200 0 1800-1000 0-2000 0-3000 0z">
          <text:p/>
        </draw:path>
        <draw:custom-shape draw:style-name="gr73" draw:text-style-name="P6" draw:layer="layout" svg:width="4.8cm" svg:height="3cm" svg:x="13.4cm" svg:y="17.6cm">
          <text:p/>
          <draw:enhanced-geometry svg:viewBox="0 0 21600 21600" draw:mirror-horizontal="false" draw:mirror-vertical="false" draw:type="rectangle" draw:enhanced-path="M 0 0 L 21600 0 21600 21600 0 21600 0 0 Z N"/>
        </draw:custom-shape>
        <draw:path draw:style-name="gr72" draw:text-style-name="P6" draw:layer="layout" svg:width="3.499cm" svg:height="2.399cm" svg:x="7.75cm" svg:y="18.1cm" svg:viewBox="0 0 3500 2400" svg:d="m0 100c546 50 851 150 1650 150s1847-235 1850-250c0 0-150 850-150 1300s100 1100 100 1100c0 0-1000-100-1800-100s-1650 50-1650 50c0 0 103-650 103-1050s-103-1200-103-1200z">
          <text:p/>
        </draw:path>
        <draw:custom-shape draw:style-name="gr73" draw:text-style-name="P6" draw:layer="layout" svg:width="4.8cm" svg:height="3cm" svg:x="7.6cm" svg:y="17.6cm">
          <text:p/>
          <draw:enhanced-geometry svg:viewBox="0 0 21600 21600" draw:mirror-horizontal="false" draw:mirror-vertical="false" draw:type="rectangle" draw:enhanced-path="M 0 0 L 21600 0 21600 21600 0 21600 0 0 Z N"/>
        </draw:custom-shape>
        <draw:custom-shape draw:style-name="gr74" draw:text-style-name="P6" draw:layer="layout" svg:width="0.2cm" svg:height="0.2cm" svg:x="4.1cm" svg:y="1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4" draw:text-style-name="P6" draw:layer="layout" svg:width="0.2cm" svg:height="0.2cm" svg:x="9.9cm" svg:y="1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75" draw:text-style-name="P6" draw:layer="layout" svg:width="4.8cm" svg:height="3cm" svg:x="1.8cm" svg:y="17.6cm">
          <text:p/>
          <draw:enhanced-geometry svg:viewBox="0 0 21600 21600" draw:mirror-horizontal="false" draw:mirror-vertical="false" draw:type="rectangle" draw:enhanced-path="M 0 0 L 21600 0 21600 21600 0 21600 0 0 Z N"/>
        </draw:custom-shape>
        <draw:custom-shape draw:style-name="gr74" draw:text-style-name="P6" draw:layer="layout" svg:width="0.2cm" svg:height="0.2cm" svg:x="15.8cm" svg:y="19cm">
          <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style-name="gr70" draw:text-style-name="P15" draw:layer="layout" svg:width="2.835cm" svg:height="0.64cm" svg:x="5.7cm" svg:y="20.7cm">
          <draw:text-box>
            <text:p text:style-name="P3"><text:span text:style-name="T24">remove &amp; resize</text:span></text:p>
          </draw:text-box>
        </draw:frame>
        <draw:frame draw:style-name="gr70" draw:text-style-name="P15" draw:layer="layout" svg:width="1.56cm" svg:height="0.64cm" svg:x="12.2cm" svg:y="20.7cm">
          <draw:text-box>
            <text:p text:style-name="P3"><text:span text:style-name="T24">reapply</text:span></text:p>
          </draw:text-box>
        </draw:frame>
      </draw:page>
      <draw:page draw:name="page7" draw:style-name="dp1" draw:master-page-name="Standard">
        <office:forms form:automatic-focus="false" form:apply-design-mode="false"/>
        <draw:path draw:style-name="gr1" draw:text-style-name="P1" draw:layer="layout" svg:width="9.999cm" svg:height="5.999cm" svg:x="5.4cm" svg:y="3.8cm" svg:viewBox="0 0 10000 6000" svg:d="m0 6000c0-2000 0-4000 0-6000 3333 0 6667 0 10000 0 0 2000 0 4000 0 6000-3333 0-6667 0-10000 0z">
          <text:p/>
        </draw:path>
        <draw:path draw:style-name="gr2" draw:text-style-name="P1" draw:layer="layout" svg:width="2.235cm" svg:height="-0.001cm" draw:transform="rotate (-2.67785867133558) translate (10.429cm 6.812cm)" svg:viewBox="0 0 2236 0" svg:d="m0-21515c745 0 1492 0 2236 0">
          <text:p/>
        </draw:path>
        <draw:frame draw:style-name="gr6" draw:text-style-name="P4" draw:layer="layout" svg:width="1.45cm" svg:height="0.797cm" svg:x="5.4cm" svg:y="9.003cm">
          <draw:text-box>
            <text:p text:style-name="P3"><text:span text:style-name="T3">(0,0)</text:span></text:p>
          </draw:text-box>
        </draw:frame>
        <draw:line draw:style-name="gr7" draw:text-style-name="P1" draw:layer="layout" svg:x1="9.9cm" svg:y1="6.8cm" svg:x2="10.9cm" svg:y2="6.8cm">
          <text:p/>
        </draw:line>
        <draw:line draw:style-name="gr7" draw:text-style-name="P1" draw:layer="layout" svg:x1="10.4cm" svg:y1="6.3cm" svg:x2="10.4cm" svg:y2="7.3cm">
          <text:p/>
        </draw:line>
        <draw:line draw:style-name="gr8" draw:text-style-name="P1" draw:layer="layout" svg:x1="12.4cm" svg:y1="5.3cm" svg:x2="12.4cm" svg:y2="6.3cm">
          <text:p/>
        </draw:line>
        <draw:line draw:style-name="gr8" draw:text-style-name="P1" draw:layer="layout" svg:x1="12.9cm" svg:y1="5.8cm" svg:x2="11.9cm" svg:y2="5.8cm">
          <text:p/>
        </draw:line>
        <draw:frame draw:style-name="gr6" draw:text-style-name="P4" draw:layer="layout" svg:width="3.487cm" svg:height="0.913cm" svg:x="9.064cm" svg:y="4.904cm">
          <draw:text-box>
            <text:p text:style-name="P3"><text:span text:style-name="T3">(</text:span><text:span text:style-name="T1">x</text:span><text:span text:style-name="T2">lco,unit</text:span><text:span text:style-name="T3">,</text:span><text:span text:style-name="T1">y</text:span><text:span text:style-name="T2">lco,unit</text:span><text:span text:style-name="T3">)</text:span></text:p>
          </draw:text-box>
        </draw:frame>
        <draw:frame draw:style-name="gr6" draw:text-style-name="P4" draw:layer="layout" svg:width="3.868cm" svg:height="0.797cm" svg:x="10.9cm" svg:y="6.503cm">
          <draw:text-box>
            <text:p text:style-name="P3"><text:span text:style-name="T3">lens center offset</text:span></text:p>
          </draw:text-box>
        </draw:frame>
        <draw:line draw:style-name="gr76" draw:text-style-name="P6" draw:layer="layout" svg:x1="5.5cm" svg:y1="19.9cm" svg:x2="5.5cm" svg:y2="22.9cm">
          <text:p/>
        </draw:line>
        <draw:line draw:style-name="gr76" draw:text-style-name="P6" draw:layer="layout" svg:x1="11.5cm" svg:y1="17.9cm" svg:x2="11.5cm" svg:y2="20.9cm">
          <text:p/>
        </draw:line>
        <draw:line draw:style-name="gr76" draw:text-style-name="P6" draw:layer="layout" svg:x1="5.5cm" svg:y1="22.9cm" svg:x2="11.5cm" svg:y2="20.9cm">
          <text:p/>
        </draw:line>
        <draw:line draw:style-name="gr76" draw:text-style-name="P6" draw:layer="layout" svg:x1="5.5cm" svg:y1="19.9cm" svg:x2="11.5cm" svg:y2="17.9cm">
          <text:p/>
        </draw:line>
        <draw:line draw:style-name="gr77" draw:text-style-name="P6" draw:layer="layout" svg:x1="8.5cm" svg:y1="20.4cm" svg:x2="13cm" svg:y2="23.4cm">
          <text:p/>
        </draw:line>
        <draw:line draw:style-name="gr78" draw:text-style-name="P6" draw:layer="layout" svg:x1="10cm" svg:y1="24.4cm" svg:x2="16cm" svg:y2="22.4cm">
          <text:p/>
        </draw:line>
        <draw:line draw:style-name="gr79" draw:text-style-name="P6" draw:layer="layout" svg:x1="13cm" svg:y1="20.4cm" svg:x2="13cm" svg:y2="26.4cm">
          <text:p/>
        </draw:line>
        <draw:line draw:style-name="gr76" draw:text-style-name="P6" draw:layer="layout" svg:x1="5.5cm" svg:y1="19.9cm" svg:x2="13cm" svg:y2="23.4cm">
          <text:p/>
        </draw:line>
        <draw:line draw:style-name="gr76" draw:text-style-name="P6" draw:layer="layout" svg:x1="11.5cm" svg:y1="17.9cm" svg:x2="13cm" svg:y2="23.4cm">
          <text:p/>
        </draw:line>
        <draw:line draw:style-name="gr76" draw:text-style-name="P6" draw:layer="layout" svg:x1="11.5cm" svg:y1="20.9cm" svg:x2="13cm" svg:y2="23.4cm">
          <text:p/>
        </draw:line>
        <draw:line draw:style-name="gr76" draw:text-style-name="P6" draw:layer="layout" svg:x1="5.5cm" svg:y1="22.9cm" svg:x2="13cm" svg:y2="23.4cm">
          <text:p/>
        </draw:line>
        <draw:line draw:style-name="gr76" draw:text-style-name="P6" draw:layer="layout" svg:x1="8.2cm" svg:y1="20.5cm" svg:x2="8.8cm" svg:y2="20.3cm">
          <text:p/>
        </draw:line>
        <draw:line draw:style-name="gr76" draw:text-style-name="P6" draw:layer="layout" svg:x1="8.5cm" svg:y1="20.1cm" svg:x2="8.5cm" svg:y2="20.7cm">
          <text:p/>
        </draw:line>
        <draw:line draw:style-name="gr76" draw:text-style-name="P6" draw:layer="layout" svg:x1="5.5cm" svg:y1="19.9cm" svg:x2="5.5cm" svg:y2="22.9cm">
          <text:p/>
        </draw:line>
        <draw:line draw:style-name="gr76" draw:text-style-name="P6" draw:layer="layout" svg:x1="11.5cm" svg:y1="17.9cm" svg:x2="11.5cm" svg:y2="20.9cm">
          <text:p/>
        </draw:line>
        <draw:line draw:style-name="gr76" draw:text-style-name="P6" draw:layer="layout" svg:x1="5.5cm" svg:y1="22.9cm" svg:x2="11.5cm" svg:y2="20.9cm">
          <text:p/>
        </draw:line>
        <draw:line draw:style-name="gr76" draw:text-style-name="P6" draw:layer="layout" svg:x1="5.5cm" svg:y1="19.9cm" svg:x2="11.5cm" svg:y2="17.9cm">
          <text:p/>
        </draw:line>
        <draw:line draw:style-name="gr76" draw:text-style-name="P6" draw:layer="layout" svg:x1="8.2cm" svg:y1="20.5cm" svg:x2="8.8cm" svg:y2="20.3cm">
          <text:p/>
        </draw:line>
        <draw:line draw:style-name="gr76" draw:text-style-name="P6" draw:layer="layout" svg:x1="8.5cm" svg:y1="20.1cm" svg:x2="8.5cm" svg:y2="20.7cm">
          <text:p/>
        </draw:line>
        <draw:line draw:style-name="gr80" draw:text-style-name="P6" draw:layer="layout" svg:x1="4.6cm" svg:y1="20.8cm" svg:x2="4.6cm" svg:y2="23.8cm">
          <text:p/>
        </draw:line>
        <draw:line draw:style-name="gr80" draw:text-style-name="P6" draw:layer="layout" svg:x1="10.6cm" svg:y1="18.8cm" svg:x2="10.6cm" svg:y2="21.8cm">
          <text:p/>
        </draw:line>
        <draw:line draw:style-name="gr80" draw:text-style-name="P6" draw:layer="layout" svg:x1="4.6cm" svg:y1="23.8cm" svg:x2="10.6cm" svg:y2="21.8cm">
          <text:p/>
        </draw:line>
        <draw:line draw:style-name="gr80" draw:text-style-name="P6" draw:layer="layout" svg:x1="4.6cm" svg:y1="20.8cm" svg:x2="10.6cm" svg:y2="18.8cm">
          <text:p/>
        </draw:line>
        <draw:line draw:style-name="gr80" draw:text-style-name="P6" draw:layer="layout" svg:x1="7.3cm" svg:y1="21.4cm" svg:x2="7.9cm" svg:y2="21.2cm">
          <text:p/>
        </draw:line>
        <draw:line draw:style-name="gr80" draw:text-style-name="P6" draw:layer="layout" svg:x1="7.6cm" svg:y1="21cm" svg:x2="7.6cm" svg:y2="21.6cm">
          <text:p/>
        </draw:line>
        <draw:g>
          <draw:polygon draw:style-name="gr81" draw:text-style-name="P6" draw:layer="layout" svg:width="0.224cm" svg:height="0.224cm" svg:x="8.275cm" svg:y="20.4cm" svg:viewBox="0 0 225 225" draw:points="225,0 112,225 0,112">
            <text:p/>
          </draw:polygon>
          <draw:line draw:style-name="gr82" draw:text-style-name="P6" draw:layer="layout" svg:x1="7.6cm" svg:y1="21.3cm" svg:x2="8.365cm" svg:y2="20.535cm">
            <text:p/>
          </draw:line>
        </draw:g>
        <draw:line draw:style-name="gr83" draw:text-style-name="P6" draw:layer="layout" svg:x1="13cm" svg:y1="23.4cm" svg:x2="16cm" svg:y2="25.4cm">
          <text:p/>
        </draw:line>
        <draw:frame draw:style-name="gr84" draw:text-style-name="P7" draw:layer="layout" svg:width="2.606cm" svg:height="0.721cm" svg:x="8.7cm" svg:y="22.4cm">
          <draw:text-box>
            <text:p text:style-name="P3"><text:span text:style-name="T5">Focal length</text:span></text:p>
          </draw:text-box>
        </draw:frame>
        <draw:line draw:style-name="gr85" draw:text-style-name="P17" draw:layer="layout" svg:x1="9cm" svg:y1="23cm" svg:x2="11.2cm" svg:y2="23cm">
          <text:p/>
        </draw:line>
        <draw:line draw:style-name="gr85" draw:text-style-name="P17" draw:layer="layout" svg:x1="11.2cm" svg:y1="23cm" svg:x2="11.8cm" svg:y2="22.6cm">
          <text:p/>
        </draw:line>
        <draw:frame draw:style-name="gr84" draw:text-style-name="P18" draw:layer="layout" svg:width="0.688cm" svg:height="0.721cm" svg:x="15.7cm" svg:y="22.3cm">
          <draw:text-box>
            <text:p text:style-name="P3"><text:span text:style-name="T26">x</text:span></text:p>
          </draw:text-box>
        </draw:frame>
        <draw:frame draw:style-name="gr84" draw:text-style-name="P18" draw:layer="layout" svg:width="0.688cm" svg:height="0.721cm" svg:x="13.012cm" svg:y="20.079cm">
          <draw:text-box>
            <text:p text:style-name="P3"><text:span text:style-name="T26">y</text:span></text:p>
          </draw:text-box>
        </draw:frame>
        <draw:frame draw:style-name="gr84" draw:text-style-name="P18" draw:layer="layout" svg:width="0.667cm" svg:height="0.721cm" svg:x="15.533cm" svg:y="25.179cm">
          <draw:text-box>
            <text:p text:style-name="P3"><text:span text:style-name="T26">z</text:span></text:p>
          </draw:text-box>
        </draw:frame>
        <draw:frame draw:style-name="gr86" draw:text-style-name="P4" draw:layer="layout" svg:width="1.628cm" svg:height="1.013cm" svg:x="7.3cm" svg:y="18.087cm">
          <draw:text-box>
            <text:p text:style-name="P3"><text:span text:style-name="T1">w</text:span><text:span text:style-name="T2">fb,cm</text:span></text:p>
          </draw:text-box>
        </draw:frame>
        <draw:frame draw:style-name="gr6" draw:text-style-name="P4" draw:layer="layout" svg:width="1.544cm" svg:height="0.913cm" svg:x="5.356cm" svg:y="20.9cm">
          <draw:text-box>
            <text:p text:style-name="P3"><text:span text:style-name="T1">h</text:span><text:span text:style-name="T2">fb,cm</text:span></text:p>
          </draw:text-box>
        </draw:frame>
        <draw:frame draw:style-name="gr6" draw:text-style-name="P7" draw:layer="layout" svg:width="1.018cm" svg:height="0.721cm" svg:x="7.3cm" svg:y="20.079cm">
          <draw:text-box>
            <text:p text:style-name="P3"><text:span text:style-name="T5">lco</text:span></text:p>
          </draw:text-box>
        </draw:frame>
        <draw:frame draw:style-name="gr6" draw:text-style-name="P4" draw:layer="layout" svg:width="1.45cm" svg:height="0.797cm" svg:x="13.95cm" svg:y="3.8cm">
          <draw:text-box>
            <text:p text:style-name="P3"><text:span text:style-name="T3">(1,1)</text:span></text:p>
          </draw:text-box>
        </draw:frame>
        <draw:frame draw:style-name="gr6" draw:text-style-name="P7" draw:layer="layout" svg:width="1.524cm" svg:height="0.721cm" svg:x="9.076cm" svg:y="6.779cm">
          <draw:text-box>
            <text:p text:style-name="P3"><text:span text:style-name="T5">(</text:span><text:span text:style-name="T27">½</text:span><text:span text:style-name="T5">,</text:span><text:span text:style-name="T27">½</text:span><text:span text:style-name="T5">)</text:span></text:p>
          </draw:text-box>
        </draw:frame>
      </draw:page>
      <draw:page draw:name="page8" draw:style-name="dp1" draw:master-page-name="Standard">
        <office:forms form:automatic-focus="false" form:apply-design-mode="false"/>
        <draw:rect draw:style-name="gr87" draw:text-style-name="P6" draw:layer="layout" svg:width="4.8cm" svg:height="3.2cm" svg:x="3.8cm" svg:y="8.979cm">
          <text:p/>
        </draw:rect>
        <draw:line draw:style-name="gr7" draw:text-style-name="P6" draw:layer="layout" svg:x1="3.8cm" svg:y1="10.579cm" svg:x2="8.6cm" svg:y2="10.579cm">
          <text:p/>
        </draw:line>
        <draw:line draw:style-name="gr7" draw:text-style-name="P6" draw:layer="layout" svg:x1="3.8cm" svg:y1="10.179cm" svg:x2="8.6cm" svg:y2="10.179cm">
          <text:p/>
        </draw:line>
        <draw:line draw:style-name="gr7" draw:text-style-name="P6" draw:layer="layout" svg:x1="3.8cm" svg:y1="10.979cm" svg:x2="8.6cm" svg:y2="10.979cm">
          <text:p/>
        </draw:line>
        <draw:line draw:style-name="gr7" draw:text-style-name="P6" draw:layer="layout" svg:x1="3.8cm" svg:y1="11.379cm" svg:x2="8.6cm" svg:y2="11.379cm">
          <text:p/>
        </draw:line>
        <draw:line draw:style-name="gr7" draw:text-style-name="P6" draw:layer="layout" svg:x1="3.8cm" svg:y1="11.779cm" svg:x2="8.6cm" svg:y2="11.779cm">
          <text:p/>
        </draw:line>
        <draw:line draw:style-name="gr7" draw:text-style-name="P6" draw:layer="layout" svg:x1="3.8cm" svg:y1="9.779cm" svg:x2="8.6cm" svg:y2="9.779cm">
          <text:p/>
        </draw:line>
        <draw:line draw:style-name="gr7" draw:text-style-name="P6" draw:layer="layout" svg:x1="3.8cm" svg:y1="9.379cm" svg:x2="8.6cm" svg:y2="9.379cm">
          <text:p/>
        </draw:line>
        <draw:line draw:style-name="gr7" draw:text-style-name="P6" draw:layer="layout" svg:x1="6.2cm" svg:y1="8.979cm" svg:x2="6.2cm" svg:y2="12.179cm">
          <text:p/>
        </draw:line>
        <draw:line draw:style-name="gr7" draw:text-style-name="P6" draw:layer="layout" svg:x1="5.8cm" svg:y1="8.979cm" svg:x2="5.8cm" svg:y2="12.179cm">
          <text:p/>
        </draw:line>
        <draw:line draw:style-name="gr7" draw:text-style-name="P6" draw:layer="layout" svg:x1="5.4cm" svg:y1="8.979cm" svg:x2="5.4cm" svg:y2="12.179cm">
          <text:p/>
        </draw:line>
        <draw:line draw:style-name="gr7" draw:text-style-name="P6" draw:layer="layout" svg:x1="5cm" svg:y1="8.979cm" svg:x2="5cm" svg:y2="12.179cm">
          <text:p/>
        </draw:line>
        <draw:line draw:style-name="gr7" draw:text-style-name="P6" draw:layer="layout" svg:x1="4.6cm" svg:y1="8.979cm" svg:x2="4.6cm" svg:y2="12.179cm">
          <text:p/>
        </draw:line>
        <draw:line draw:style-name="gr7" draw:text-style-name="P6" draw:layer="layout" svg:x1="4.2cm" svg:y1="8.979cm" svg:x2="4.2cm" svg:y2="12.179cm">
          <text:p/>
        </draw:line>
        <draw:line draw:style-name="gr7" draw:text-style-name="P6" draw:layer="layout" svg:x1="6.6cm" svg:y1="8.979cm" svg:x2="6.6cm" svg:y2="12.179cm">
          <text:p/>
        </draw:line>
        <draw:line draw:style-name="gr7" draw:text-style-name="P6" draw:layer="layout" svg:x1="7cm" svg:y1="8.979cm" svg:x2="7cm" svg:y2="12.179cm">
          <text:p/>
        </draw:line>
        <draw:line draw:style-name="gr7" draw:text-style-name="P6" draw:layer="layout" svg:x1="7.4cm" svg:y1="8.979cm" svg:x2="7.4cm" svg:y2="12.179cm">
          <text:p/>
        </draw:line>
        <draw:line draw:style-name="gr7" draw:text-style-name="P6" draw:layer="layout" svg:x1="7.8cm" svg:y1="8.979cm" svg:x2="7.8cm" svg:y2="12.179cm">
          <text:p/>
        </draw:line>
        <draw:line draw:style-name="gr7" draw:text-style-name="P6" draw:layer="layout" svg:x1="8.2cm" svg:y1="8.979cm" svg:x2="8.2cm" svg:y2="12.179cm">
          <text:p/>
        </draw:line>
        <draw:rect draw:style-name="gr87" draw:text-style-name="P6" draw:layer="layout" svg:width="4.8cm" svg:height="3.2cm" svg:x="12.2cm" svg:y="9cm">
          <text:p/>
        </draw:rect>
        <draw:line draw:style-name="gr7" draw:text-style-name="P6" draw:layer="layout" svg:x1="12.2cm" svg:y1="10.6cm" svg:x2="17cm" svg:y2="10.6cm">
          <text:p/>
        </draw:line>
        <draw:line draw:style-name="gr7" draw:text-style-name="P6" draw:layer="layout" svg:x1="12.2cm" svg:y1="10.2cm" svg:x2="17cm" svg:y2="10.2cm">
          <text:p/>
        </draw:line>
        <draw:line draw:style-name="gr7" draw:text-style-name="P6" draw:layer="layout" svg:x1="12.2cm" svg:y1="11cm" svg:x2="17cm" svg:y2="11cm">
          <text:p/>
        </draw:line>
        <draw:line draw:style-name="gr7" draw:text-style-name="P6" draw:layer="layout" svg:x1="12.2cm" svg:y1="11.4cm" svg:x2="17cm" svg:y2="11.4cm">
          <text:p/>
        </draw:line>
        <draw:line draw:style-name="gr7" draw:text-style-name="P6" draw:layer="layout" svg:x1="12.2cm" svg:y1="11.8cm" svg:x2="17cm" svg:y2="11.8cm">
          <text:p/>
        </draw:line>
        <draw:line draw:style-name="gr7" draw:text-style-name="P6" draw:layer="layout" svg:x1="12.2cm" svg:y1="9.8cm" svg:x2="17cm" svg:y2="9.8cm">
          <text:p/>
        </draw:line>
        <draw:line draw:style-name="gr7" draw:text-style-name="P6" draw:layer="layout" svg:x1="12.2cm" svg:y1="9.4cm" svg:x2="17cm" svg:y2="9.4cm">
          <text:p/>
        </draw:line>
        <draw:line draw:style-name="gr7" draw:text-style-name="P6" draw:layer="layout" svg:x1="14.6cm" svg:y1="9cm" svg:x2="14.6cm" svg:y2="12.2cm">
          <text:p/>
        </draw:line>
        <draw:line draw:style-name="gr7" draw:text-style-name="P6" draw:layer="layout" svg:x1="14.2cm" svg:y1="9cm" svg:x2="14.2cm" svg:y2="12.2cm">
          <text:p/>
        </draw:line>
        <draw:line draw:style-name="gr7" draw:text-style-name="P6" draw:layer="layout" svg:x1="13.8cm" svg:y1="9cm" svg:x2="13.8cm" svg:y2="12.2cm">
          <text:p/>
        </draw:line>
        <draw:line draw:style-name="gr7" draw:text-style-name="P6" draw:layer="layout" svg:x1="13.4cm" svg:y1="9cm" svg:x2="13.4cm" svg:y2="12.2cm">
          <text:p/>
        </draw:line>
        <draw:line draw:style-name="gr7" draw:text-style-name="P6" draw:layer="layout" svg:x1="13cm" svg:y1="9cm" svg:x2="13cm" svg:y2="12.2cm">
          <text:p/>
        </draw:line>
        <draw:line draw:style-name="gr7" draw:text-style-name="P6" draw:layer="layout" svg:x1="12.6cm" svg:y1="9cm" svg:x2="12.6cm" svg:y2="12.2cm">
          <text:p/>
        </draw:line>
        <draw:line draw:style-name="gr7" draw:text-style-name="P6" draw:layer="layout" svg:x1="15cm" svg:y1="9cm" svg:x2="15cm" svg:y2="12.2cm">
          <text:p/>
        </draw:line>
        <draw:line draw:style-name="gr7" draw:text-style-name="P6" draw:layer="layout" svg:x1="15.4cm" svg:y1="9cm" svg:x2="15.4cm" svg:y2="12.2cm">
          <text:p/>
        </draw:line>
        <draw:line draw:style-name="gr7" draw:text-style-name="P6" draw:layer="layout" svg:x1="15.8cm" svg:y1="9cm" svg:x2="15.8cm" svg:y2="12.2cm">
          <text:p/>
        </draw:line>
        <draw:line draw:style-name="gr7" draw:text-style-name="P6" draw:layer="layout" svg:x1="16.2cm" svg:y1="9cm" svg:x2="16.2cm" svg:y2="12.2cm">
          <text:p/>
        </draw:line>
        <draw:line draw:style-name="gr7" draw:text-style-name="P6" draw:layer="layout" svg:x1="16.6cm" svg:y1="9cm" svg:x2="16.6cm" svg:y2="12.2cm">
          <text:p/>
        </draw:line>
        <draw:rect draw:style-name="gr88" draw:text-style-name="P6" draw:layer="layout" svg:width="0.4cm" svg:height="0.4cm" svg:x="6.6cm" svg:y="9.779cm">
          <text:p/>
        </draw:rect>
        <draw:rect draw:style-name="gr89" draw:text-style-name="P6" draw:layer="layout" svg:width="0.4cm" svg:height="0.4cm" svg:x="15cm" svg:y="9.8cm">
          <text:p/>
        </draw:rect>
        <draw:rect draw:style-name="gr90" draw:text-style-name="P6" draw:layer="layout" svg:width="0.4cm" svg:height="0.4cm" svg:x="15cm" svg:y="10.2cm">
          <text:p/>
        </draw:rect>
        <draw:rect draw:style-name="gr91" draw:text-style-name="P6" draw:layer="layout" svg:width="0.4cm" svg:height="0.4cm" svg:x="15.4cm" svg:y="9.8cm">
          <text:p/>
        </draw:rect>
        <draw:rect draw:style-name="gr90" draw:text-style-name="P6" draw:layer="layout" svg:width="0.4cm" svg:height="0.4cm" svg:x="15.4cm" svg:y="10.2cm">
          <text:p/>
        </draw:rect>
        <draw:path draw:style-name="gr92" draw:text-style-name="P6" draw:layer="layout" svg:width="7.604cm" svg:height="3.85cm" draw:transform="rotate (0.448724150687657) translate (6.77800000000158cm 9.93000000000373cm)" svg:viewBox="0 0 7605 3851" svg:d="m0 23829c0 0 3026-295 4647 485s2958 3311 2958 3311">
          <text:p/>
        </draw:path>
        <draw:rect draw:style-name="gr87" draw:text-style-name="P6" draw:layer="layout" svg:width="4.8cm" svg:height="3.2cm" svg:x="3.8cm" svg:y="4.2cm">
          <text:p/>
        </draw:rect>
        <draw:rect draw:style-name="gr87" draw:text-style-name="P6" draw:layer="layout" svg:width="4.8cm" svg:height="3.2cm" svg:x="12.2cm" svg:y="4.2cm">
          <text:p/>
        </draw:rect>
        <draw:circle draw:style-name="gr91" draw:text-style-name="P6" draw:layer="layout" svg:width="0.2cm" svg:height="0.2cm" svg:x="6.7cm" svg:y="5.1cm">
          <text:p/>
        </draw:circle>
        <draw:circle draw:style-name="gr91" draw:text-style-name="P6" draw:layer="layout" svg:width="0.2cm" svg:height="0.2cm" svg:x="15.2cm" svg:y="5.2cm">
          <text:p/>
        </draw:circle>
        <draw:path draw:style-name="gr93" draw:text-style-name="P6" draw:layer="layout" svg:width="7.613cm" svg:height="3.878cm" draw:transform="skewX (-6.30736726538297E-017) rotate (0.448724150687657) translate (6.75600000000221cm 5.10900000000543cm)" svg:viewBox="0 0 7614 3879" svg:d="m0 15171c0 0 2856-400 4477 380s3137 3396 3137 3396">
          <text:p/>
        </draw:path>
        <draw:frame draw:style-name="gr94" draw:text-style-name="P18" draw:layer="layout" svg:width="1.866cm" svg:height="1cm" svg:x="9.534cm" svg:y="4.6cm">
          <draw:text-box>
            <text:p text:style-name="P3"><text:span text:style-name="T26">q </text:span><text:span text:style-name="T28">=</text:span><text:span text:style-name="T26"> g(p)</text:span></text:p>
          </draw:text-box>
        </draw:frame>
        <draw:frame draw:style-name="gr95" draw:text-style-name="P18" draw:layer="layout" svg:width="2.218cm" svg:height="1.139cm" svg:x="9.382cm" svg:y="9.4cm">
          <draw:text-box>
            <text:p text:style-name="P3"><text:span text:style-name="T26">g </text:span><text:span text:style-name="T29">-1</text:span><text:span text:style-name="T26">(q) </text:span><text:span text:style-name="T28">=</text:span><text:span text:style-name="T26"> p</text:span></text:p>
          </draw:text-box>
        </draw:frame>
        <draw:frame draw:style-name="gr6" draw:text-style-name="P19" draw:layer="layout" svg:width="2.983cm" svg:height="0.64cm" svg:x="8.9cm" svg:y="10.5cm">
          <draw:text-box>
            <text:p text:style-name="P3"><text:span text:style-name="T30">Image processing</text:span></text:p>
          </draw:text-box>
        </draw:frame>
        <draw:frame draw:style-name="gr6" draw:text-style-name="P19" draw:layer="layout" svg:width="2.729cm" svg:height="0.64cm" svg:x="8.971cm" svg:y="5.76cm">
          <draw:text-box>
            <text:p text:style-name="P3"><text:span text:style-name="T30">Mapping points</text:span></text:p>
          </draw:text-box>
        </draw:frame>
        <draw:frame draw:style-name="gr6" draw:text-style-name="P19" draw:layer="layout" svg:width="3.118cm" svg:height="0.64cm" svg:x="4.542cm" svg:y="12.54cm">
          <draw:text-box>
            <text:p text:style-name="P3"><text:span text:style-name="T30">Undistorted image</text:span></text:p>
          </draw:text-box>
        </draw:frame>
        <draw:frame draw:style-name="gr6" draw:text-style-name="P19" draw:layer="layout" svg:width="2.767cm" svg:height="0.64cm" svg:x="13.3cm" svg:y="12.56cm">
          <draw:text-box>
            <text:p text:style-name="P3"><text:span text:style-name="T30">Distorted image</text:span></text:p>
          </draw:text-box>
        </draw:frame>
        <draw:frame draw:style-name="gr6" draw:text-style-name="P19" draw:layer="layout" svg:width="3.855cm" svg:height="0.64cm" svg:x="12.74cm" svg:y="7.78cm">
          <draw:text-box>
            <text:p text:style-name="P3"><text:span text:style-name="T30">Distorted point position</text:span></text:p>
          </draw:text-box>
        </draw:frame>
        <draw:frame draw:style-name="gr6" draw:text-style-name="P19" draw:layer="layout" svg:width="4.21cm" svg:height="0.64cm" svg:x="4.19cm" svg:y="7.76cm">
          <draw:text-box>
            <text:p text:style-name="P3"><text:span text:style-name="T30">Undistorted point position</text:span></text:p>
          </draw:text-box>
        </draw:frame>
        <draw:frame draw:style-name="gr6" draw:text-style-name="P18" draw:layer="layout" svg:width="0.714cm" svg:height="0.721cm" svg:x="6.465cm" svg:y="5.179cm">
          <draw:text-box>
            <text:p text:style-name="P3"><text:span text:style-name="T26">q</text:span></text:p>
          </draw:text-box>
        </draw:frame>
        <draw:frame draw:style-name="gr6" draw:text-style-name="P18" draw:layer="layout" svg:width="0.714cm" svg:height="0.721cm" svg:x="14.986cm" svg:y="5.3cm">
          <draw:text-box>
            <text:p text:style-name="P3"><text:span text:style-name="T26">p</text:span></text:p>
          </draw:text-box>
        </draw:frame>
        <draw:frame draw:style-name="gr6" draw:text-style-name="P7" draw:layer="layout" svg:width="7.085cm" svg:height="0.721cm" svg:x="2.4cm" svg:y="13.9cm">
          <draw:text-box>
            <text:p text:style-name="P3"><text:span text:style-name="T5">-&gt; mapping_and_inverse_mapping.eps</text:span></text:p>
          </draw:text-box>
        </draw:frame>
        <draw:rect draw:style-name="gr87" draw:text-style-name="P6" draw:layer="layout" svg:width="4.8cm" svg:height="3.2cm" svg:x="8cm" svg:y="18.2cm">
          <text:p/>
        </draw:rect>
        <draw:path draw:style-name="gr96" draw:text-style-name="P6" draw:layer="layout" svg:width="7.034cm" svg:height="5.566cm" svg:x="6.742cm" svg:y="17.145cm" svg:viewBox="0 0 7035 5567" svg:d="m3473 289c996 0 2343-693 2986 68 574 678 483 1747 414 2632-59 755 468 1783-114 2268-790 658-2058 71-3086 32-966-37-1955 467-2714-132-673-532-802-1511-786-2368 16-865-504-2009 186-2532 691-524 2247 32 3114 32z">
          <text:p/>
        </draw:path>
        <draw:path draw:style-name="gr97" draw:text-style-name="P6" draw:layer="layout" svg:width="7.609cm" svg:height="5.975cm" svg:x="6.497cm" svg:y="17.097cm" svg:viewBox="0 0 7610 5976" svg:d="m3601 2c996 0 2381-70 3024 690 574 678 1048 1428 979 2313-59 755-418 1515-1000 2000-790 659-1672 939-2700 900-966-37-2206 318-2965-281-673-531-954-1765-938-2622 16-865 348-1855 1038-2378 691-524 1695-622 2562-622z">
          <text:p/>
        </draw:path>
        <draw:frame draw:style-name="gr6" draw:text-style-name="P20" draw:layer="layout" svg:width="0.807cm" svg:height="0.721cm" svg:x="14cm" svg:y="17.141cm">
          <draw:text-box>
            <text:p text:style-name="P3"><text:span text:style-name="T31">Q</text:span></text:p>
          </draw:text-box>
        </draw:frame>
        <draw:frame draw:style-name="gr6" draw:text-style-name="P20" draw:layer="layout" svg:width="0.76cm" svg:height="0.721cm" svg:x="13.5cm" svg:y="16.541cm">
          <draw:text-box>
            <text:p text:style-name="P3"><text:span text:style-name="T31">P</text:span></text:p>
          </draw:text-box>
        </draw:frame>
        <draw:line draw:style-name="gr7" draw:text-style-name="P6" draw:layer="layout" svg:x1="13cm" svg:y1="17.6cm" svg:x2="13.6cm" svg:y2="17cm">
          <text:p/>
        </draw:line>
        <draw:line draw:style-name="gr7" draw:text-style-name="P6" draw:layer="layout" svg:x1="13.5cm" svg:y1="17.9cm" svg:x2="14.1cm" svg:y2="17.6cm">
          <text:p/>
        </draw:line>
        <draw:frame draw:style-name="gr6" draw:text-style-name="P21" draw:layer="layout" svg:width="1.56cm" svg:height="0.721cm" svg:x="8cm" svg:y="20.632cm">
          <draw:text-box>
            <text:p text:style-name="P3"><text:span text:style-name="T32">Image</text:span></text:p>
          </draw:text-box>
        </draw:frame>
      </draw:page>
      <draw:page draw:name="page9" draw:style-name="dp1" draw:master-page-name="Standard">
        <office:forms form:automatic-focus="false" form:apply-design-mode="false"/>
        <draw:line draw:style-name="gr7" draw:text-style-name="P6" draw:layer="layout" svg:x1="5.017cm" svg:y1="3.8cm" svg:x2="15.417cm" svg:y2="3.8cm">
          <text:p/>
        </draw:line>
        <draw:line draw:style-name="gr7" draw:text-style-name="P6" draw:layer="layout" svg:x1="5.017cm" svg:y1="4.6cm" svg:x2="15.417cm" svg:y2="4.6cm">
          <text:p/>
        </draw:line>
        <draw:frame draw:style-name="gr6" draw:text-style-name="P7" draw:layer="layout" svg:width="1.217cm" svg:height="0.819cm" svg:x="5cm" svg:y="3.8cm">
          <draw:text-box>
            <text:p text:style-name="P3"><text:span text:style-name="T33">∂</text:span><text:span text:style-name="T34">0</text:span><text:span text:style-name="T35">g</text:span><text:span text:style-name="T34">0</text:span></text:p>
          </draw:text-box>
        </draw:frame>
        <draw:frame draw:style-name="gr6" draw:text-style-name="P7" draw:layer="layout" svg:width="1.217cm" svg:height="0.819cm" svg:x="6.217cm" svg:y="3.8cm">
          <draw:text-box>
            <text:p text:style-name="P3"><text:span text:style-name="T33">∂</text:span><text:span text:style-name="T34">1</text:span><text:span text:style-name="T35">g</text:span><text:span text:style-name="T34">0</text:span></text:p>
          </draw:text-box>
        </draw:frame>
        <draw:frame draw:style-name="gr6" draw:text-style-name="P7" draw:layer="layout" svg:width="1.217cm" svg:height="0.819cm" svg:x="7.417cm" svg:y="3.8cm">
          <draw:text-box>
            <text:p text:style-name="P3"><text:span text:style-name="T33">∂</text:span><text:span text:style-name="T34">0</text:span><text:span text:style-name="T35">g</text:span><text:span text:style-name="T34">1</text:span></text:p>
          </draw:text-box>
        </draw:frame>
        <draw:frame draw:style-name="gr6" draw:text-style-name="P7" draw:layer="layout" svg:width="1.217cm" svg:height="0.819cm" svg:x="8.617cm" svg:y="3.8cm">
          <draw:text-box>
            <text:p text:style-name="P3"><text:span text:style-name="T33">∂</text:span><text:span text:style-name="T34">1</text:span><text:span text:style-name="T35">g</text:span><text:span text:style-name="T34">1</text:span></text:p>
          </draw:text-box>
        </draw:frame>
        <draw:frame draw:style-name="gr6" draw:text-style-name="P7" draw:layer="layout" svg:width="1.463cm" svg:height="0.819cm" svg:x="12.617cm" svg:y="3.8cm">
          <draw:text-box>
            <text:p text:style-name="P3"><text:span text:style-name="T33">∂</text:span><text:span text:style-name="T34">0</text:span><text:span text:style-name="T35">g</text:span><text:span text:style-name="T36">n</text:span><text:span text:style-name="T34">-1</text:span></text:p>
          </draw:text-box>
        </draw:frame>
        <draw:frame draw:style-name="gr6" draw:text-style-name="P7" draw:layer="layout" svg:width="1.463cm" svg:height="0.819cm" svg:x="14.017cm" svg:y="3.8cm">
          <draw:text-box>
            <text:p text:style-name="P3"><text:span text:style-name="T33">∂</text:span><text:span text:style-name="T34">1</text:span><text:span text:style-name="T35">g</text:span><text:span text:style-name="T36">n</text:span><text:span text:style-name="T34">-1</text:span></text:p>
          </draw:text-box>
        </draw:frame>
        <draw:line draw:style-name="gr7" draw:text-style-name="P6" draw:layer="layout" svg:x1="5.017cm" svg:y1="3.8cm" svg:x2="5.017cm" svg:y2="4.6cm">
          <text:p/>
        </draw:line>
        <draw:line draw:style-name="gr7" draw:text-style-name="P6" draw:layer="layout" svg:x1="6.217cm" svg:y1="3.8cm" svg:x2="6.217cm" svg:y2="4.6cm">
          <text:p/>
        </draw:line>
        <draw:line draw:style-name="gr7" draw:text-style-name="P6" draw:layer="layout" svg:x1="7.417cm" svg:y1="3.8cm" svg:x2="7.417cm" svg:y2="4.6cm">
          <text:p/>
        </draw:line>
        <draw:line draw:style-name="gr7" draw:text-style-name="P6" draw:layer="layout" svg:x1="8.617cm" svg:y1="3.8cm" svg:x2="8.617cm" svg:y2="4.6cm">
          <text:p/>
        </draw:line>
        <draw:line draw:style-name="gr7" draw:text-style-name="P6" draw:layer="layout" svg:x1="9.817cm" svg:y1="3.8cm" svg:x2="9.817cm" svg:y2="4.6cm">
          <text:p/>
        </draw:line>
        <draw:frame draw:style-name="gr6" draw:text-style-name="P7" draw:layer="layout" svg:width="0.82cm" svg:height="0.721cm" svg:x="10.917cm" svg:y="3.8cm">
          <draw:text-box>
            <text:p text:style-name="P3"><text:span text:style-name="T33">...</text:span></text:p>
          </draw:text-box>
        </draw:frame>
        <draw:line draw:style-name="gr7" draw:text-style-name="P6" draw:layer="layout" svg:x1="12.617cm" svg:y1="3.8cm" svg:x2="12.617cm" svg:y2="4.6cm">
          <text:p/>
        </draw:line>
        <draw:line draw:style-name="gr7" draw:text-style-name="P6" draw:layer="layout" svg:x1="14.017cm" svg:y1="3.8cm" svg:x2="14.017cm" svg:y2="4.6cm">
          <text:p/>
        </draw:line>
        <draw:line draw:style-name="gr7" draw:text-style-name="P6" draw:layer="layout" svg:x1="15.417cm" svg:y1="3.8cm" svg:x2="15.417cm" svg:y2="4.6cm">
          <text:p/>
        </draw:line>
        <draw:custom-shape draw:style-name="gr21" draw:text-style-name="P6" draw:id="id1" draw:layer="layout" svg:width="6.8cm" svg:height="1.2cm" svg:x="3.4cm" svg:y="11.8cm">
          <text:p/>
          <draw:enhanced-geometry svg:viewBox="0 0 21600 21600" draw:type="rectangle" draw:enhanced-path="M 0 0 L 21600 0 21600 21600 0 21600 0 0 Z N"/>
        </draw:custom-shape>
        <draw:custom-shape draw:style-name="gr1" draw:text-style-name="P6" draw:id="id3" draw:layer="layout" svg:width="6.8cm" svg:height="1.2cm" svg:x="3.4cm" svg:y="7cm">
          <text:p/>
          <draw:enhanced-geometry svg:viewBox="0 0 21600 21600" draw:type="rectangle" draw:enhanced-path="M 0 0 L 21600 0 21600 21600 0 21600 0 0 Z N"/>
        </draw:custom-shape>
        <draw:custom-shape draw:style-name="gr21" draw:text-style-name="P6" draw:id="id4" draw:layer="layout" svg:width="6.8cm" svg:height="1.2cm" svg:x="12.2cm" svg:y="11.8cm">
          <text:p/>
          <draw:enhanced-geometry svg:viewBox="0 0 21600 21600" draw:mirror-horizontal="false" draw:mirror-vertical="false" draw:type="rectangle" draw:enhanced-path="M 0 0 L 21600 0 21600 21600 0 21600 0 0 Z N"/>
        </draw:custom-shape>
        <draw:custom-shape draw:style-name="gr1" draw:text-style-name="P6" draw:id="id5" draw:layer="layout" svg:width="6.8cm" svg:height="1.2cm" svg:x="12.2cm" svg:y="9.4cm">
          <text:p/>
          <draw:enhanced-geometry svg:viewBox="0 0 21600 21600" draw:type="rectangle" draw:enhanced-path="M 0 0 L 21600 0 21600 21600 0 21600 0 0 Z N"/>
        </draw:custom-shape>
        <draw:custom-shape draw:style-name="gr1" draw:text-style-name="P6" draw:id="id2" draw:layer="layout" svg:width="6.8cm" svg:height="1.2cm" svg:x="3.4cm" svg:y="9.4cm">
          <text:p/>
          <draw:enhanced-geometry svg:viewBox="0 0 21600 21600" draw:type="rectangle" draw:enhanced-path="M 0 0 L 21600 0 21600 21600 0 21600 0 0 Z N"/>
        </draw:custom-shape>
        <draw:connector draw:style-name="gr98" draw:text-style-name="P6" draw:layer="layout" svg:x1="6.8cm" svg:y1="11.8cm" svg:x2="6.8cm" svg:y2="10.6cm" draw:start-shape="id1" draw:start-glue-point="0" draw:end-shape="id2" svg:d="m6800 11800v-1200">
          <text:p/>
        </draw:connector>
        <draw:connector draw:style-name="gr98" draw:text-style-name="P6" draw:layer="layout" svg:x1="6.8cm" svg:y1="9.4cm" svg:x2="6.8cm" svg:y2="8.2cm" draw:start-shape="id2" draw:start-glue-point="0" draw:end-shape="id3" svg:d="m6800 9400v-1200">
          <text:p/>
        </draw:connector>
        <draw:connector draw:style-name="gr98" draw:text-style-name="P6" draw:layer="layout" svg:x1="15.6cm" svg:y1="11.8cm" svg:x2="15.6cm" svg:y2="10.6cm" draw:start-shape="id4" draw:start-glue-point="0" draw:end-shape="id5" draw:end-glue-point="2" svg:d="m15600 11800v-1200">
          <text:p/>
        </draw:connector>
        <draw:connector draw:style-name="gr99" draw:text-style-name="P6" draw:layer="layout" svg:x1="10.2cm" svg:y1="12.4cm" svg:x2="12.2cm" svg:y2="12.4cm" draw:start-shape="id1" draw:start-glue-point="1" draw:end-shape="id4" draw:end-glue-point="3" svg:d="m10200 12400h2000">
          <text:p/>
        </draw:connector>
        <draw:frame draw:style-name="gr6" draw:text-style-name="P22" draw:layer="layout" svg:width="3.47cm" svg:height="0.607cm" svg:x="5.2cm" svg:y="7.351cm">
          <draw:text-box>
            <text:p text:style-name="P3"><text:span text:style-name="T37">tde4_ld_plugin</text:span></text:p>
          </draw:text-box>
        </draw:frame>
        <draw:frame draw:style-name="gr6" draw:text-style-name="P22" draw:layer="layout" svg:width="6.645cm" svg:height="0.607cm" svg:x="12.38cm" svg:y="9.751cm">
          <draw:text-box>
            <text:p text:style-name="P3"><text:span text:style-name="T37">ldpk::generic_distortion_base</text:span></text:p>
          </draw:text-box>
        </draw:frame>
        <draw:frame draw:style-name="gr100" draw:text-style-name="P23" draw:layer="layout" svg:width="7.068cm" svg:height="0.607cm" svg:x="12.056cm" svg:y="12.1cm">
          <draw:text-box>
            <text:p text:style-name="P3"><text:span text:style-name="T38">ldpk::example_radial_distortion</text:span></text:p>
          </draw:text-box>
        </draw:frame>
        <draw:frame draw:style-name="gr6" draw:text-style-name="P22" draw:layer="layout" svg:width="4.105cm" svg:height="0.607cm" svg:x="4.77cm" svg:y="9.701cm">
          <draw:text-box>
            <text:p text:style-name="P3"><text:span text:style-name="T37">ldpk::ldp_builtin</text:span></text:p>
          </draw:text-box>
        </draw:frame>
        <draw:frame draw:style-name="gr101" draw:text-style-name="P23" draw:layer="layout" svg:width="6.645cm" svg:height="0.607cm" svg:x="3.55cm" svg:y="12.051cm">
          <draw:text-box>
            <text:p text:style-name="P3"><text:span text:style-name="T38">tde4_ldp_example_radial_deg_8</text:span></text:p>
          </draw:text-box>
        </draw:frame>
        <draw:frame draw:style-name="gr101" draw:text-style-name="P24" draw:layer="layout" svg:width="2.708cm" svg:height="0.64cm" svg:x="12.156cm" svg:y="11.171cm">
          <draw:text-box>
            <text:p text:style-name="P3"><text:span text:style-name="T39">Distortion class</text:span></text:p>
          </draw:text-box>
        </draw:frame>
        <draw:frame draw:style-name="gr6" draw:text-style-name="P24" draw:layer="layout" svg:width="2.2cm" svg:height="0.64cm" svg:x="3.4cm" svg:y="11.121cm">
          <draw:text-box>
            <text:p text:style-name="P3"><text:span text:style-name="T39">Plugin class</text:span></text:p>
          </draw:text-box>
        </draw:frame>
        <draw:frame draw:style-name="gr6" draw:text-style-name="P19" draw:layer="layout" svg:width="6.374cm" svg:height="0.64cm" svg:x="12.112cm" svg:y="8.76cm">
          <draw:text-box>
            <text:p text:style-name="P3"><text:span text:style-name="T30">Provides methods for inverting the model</text:span></text:p>
          </draw:text-box>
        </draw:frame>
        <draw:frame draw:style-name="gr6" draw:text-style-name="P19" draw:layer="layout" svg:width="1.069cm" svg:height="0.64cm" svg:x="3.422cm" svg:y="6.397cm">
          <draw:text-box>
            <text:p text:style-name="P3"><text:span text:style-name="T30">API</text:span></text:p>
          </draw:text-box>
        </draw:frame>
        <draw:frame draw:style-name="gr6" draw:text-style-name="P19" draw:layer="layout" svg:width="3.237cm" svg:height="0.64cm" svg:x="3.324cm" svg:y="8.721cm">
          <draw:text-box>
            <text:p text:style-name="P3"><text:span text:style-name="T30">Built-in parameters</text:span></text:p>
          </draw:text-box>
        </draw:frame>
        <draw:custom-shape draw:style-name="gr1" draw:text-style-name="P6" draw:id="id6" draw:layer="layout" svg:width="6.8cm" svg:height="1.2cm" svg:x="12.2cm" svg:y="7cm">
          <text:p/>
          <draw:enhanced-geometry svg:viewBox="0 0 21600 21600" draw:type="rectangle" draw:enhanced-path="M 0 0 L 21600 0 21600 21600 0 21600 0 0 Z N"/>
        </draw:custom-shape>
        <draw:connector draw:style-name="gr99" draw:text-style-name="P6" draw:layer="layout" svg:x1="10.2cm" svg:y1="10cm" svg:x2="12.2cm" svg:y2="7.6cm" draw:end-shape="id6" draw:end-glue-point="3" svg:d="m10200 10000h750v-2400h1250">
          <text:p/>
        </draw:connector>
        <draw:frame draw:style-name="gr6" draw:text-style-name="P22" draw:layer="layout" svg:width="6.645cm" svg:height="0.607cm" svg:x="12.38cm" svg:y="9.752cm">
          <draw:text-box>
            <text:p text:style-name="P3"><text:span text:style-name="T37">ldpk::generic_distortion_base</text:span></text:p>
          </draw:text-box>
        </draw:frame>
        <draw:frame draw:style-name="gr6" draw:text-style-name="P22" draw:layer="layout" svg:width="4.316cm" svg:height="0.607cm" svg:x="13.38cm" svg:y="7.352cm">
          <draw:text-box>
            <text:p text:style-name="P3"><text:span text:style-name="T37">ldpk::lookup_table</text:span></text:p>
          </draw:text-box>
        </draw:frame>
        <draw:frame draw:style-name="gr6" draw:text-style-name="P19" draw:layer="layout" svg:width="6.992cm" svg:height="0.64cm" svg:x="12.1cm" svg:y="6.36cm">
          <draw:text-box>
            <text:p text:style-name="P3"><text:span text:style-name="T30">Provides initial values for inverting the model</text:span></text:p>
          </draw:text-box>
        </draw:frame>
        <draw:frame draw:style-name="gr6" draw:text-style-name="P19" draw:layer="layout" svg:width="3.423cm" svg:height="0.64cm" svg:x="6.924cm" svg:y="8.721cm">
          <draw:text-box>
            <text:p text:style-name="P3"><text:span text:style-name="T30">Prepare lookup table</text:span></text:p>
          </draw:text-box>
        </draw:frame>
        <draw:frame draw:style-name="gr6" draw:text-style-name="P25" draw:layer="layout" svg:width="1.264cm" svg:height="0.675cm" svg:x="3.7cm" svg:y="3.866cm">
          <draw:text-box>
            <text:p text:style-name="P3"><text:span text:style-name="T40">dg:</text:span></text:p>
          </draw:text-box>
        </draw:frame>
        <draw:custom-shape draw:style-name="gr21" draw:text-style-name="P6" draw:id="id8" draw:layer="layout" svg:width="6.8cm" svg:height="1.2cm" svg:x="3.4cm" svg:y="15.179cm">
          <text:p/>
          <draw:enhanced-geometry svg:viewBox="0 0 21600 21600" draw:type="rectangle" draw:enhanced-path="M 0 0 L 21600 0 21600 21600 0 21600 0 0 Z N"/>
        </draw:custom-shape>
        <draw:custom-shape draw:style-name="gr31" draw:text-style-name="P6" draw:id="id7" draw:layer="layout" svg:width="6.8cm" svg:height="1.2cm" svg:x="3.4cm" svg:y="17.579cm">
          <text:p/>
          <draw:enhanced-geometry svg:viewBox="0 0 21600 21600" draw:type="rectangle" draw:enhanced-path="M 0 0 L 21600 0 21600 21600 0 21600 0 0 Z N"/>
        </draw:custom-shape>
        <draw:connector draw:style-name="gr99" draw:text-style-name="P6" draw:layer="layout" svg:x1="6.8cm" svg:y1="17.579cm" svg:x2="6.8cm" svg:y2="16.379cm" draw:start-shape="id7" draw:start-glue-point="0" draw:end-shape="id8" draw:end-glue-point="2" svg:d="m6800 17579v-1200">
          <text:p/>
        </draw:connector>
        <draw:frame draw:style-name="gr29" draw:text-style-name="P26" draw:layer="layout" svg:width="3.893cm" svg:height="0.607cm" svg:x="5cm" svg:y="17.879cm">
          <draw:text-box>
            <text:p text:style-name="P3"><text:span text:style-name="T41">Compositing Node</text:span></text:p>
          </draw:text-box>
        </draw:frame>
        <draw:frame draw:style-name="gr101" draw:text-style-name="P23" draw:layer="layout" svg:width="6.221cm" svg:height="0.607cm" svg:x="3.7cm" svg:y="15.451cm">
          <draw:text-box>
            <text:p text:style-name="P3"><text:span text:style-name="T38">tde4_ldp_... (plugin class)</text:span></text:p>
          </draw:text-box>
        </draw:frame>
        <draw:custom-shape draw:style-name="gr21" draw:text-style-name="P6" draw:id="id10" draw:layer="layout" svg:width="6.8cm" svg:height="1.2cm" svg:x="12.2cm" svg:y="15.179cm">
          <text:p/>
          <draw:enhanced-geometry svg:viewBox="0 0 21600 21600" draw:type="rectangle" draw:enhanced-path="M 0 0 L 21600 0 21600 21600 0 21600 0 0 Z N"/>
        </draw:custom-shape>
        <draw:custom-shape draw:style-name="gr31" draw:text-style-name="P6" draw:id="id9" draw:layer="layout" svg:width="6.8cm" svg:height="1.2cm" svg:x="12.2cm" svg:y="17.579cm">
          <text:p/>
          <draw:enhanced-geometry svg:viewBox="0 0 21600 21600" draw:type="rectangle" draw:enhanced-path="M 0 0 L 21600 0 21600 21600 0 21600 0 0 Z N"/>
        </draw:custom-shape>
        <draw:connector draw:style-name="gr99" draw:text-style-name="P6" draw:layer="layout" svg:x1="15.6cm" svg:y1="17.579cm" svg:x2="15.6cm" svg:y2="16.379cm" draw:start-shape="id9" draw:start-glue-point="0" draw:end-shape="id10" draw:end-glue-point="2" svg:d="m15600 17579v-1200">
          <text:p/>
        </draw:connector>
        <draw:frame draw:style-name="gr29" draw:text-style-name="P26" draw:layer="layout" svg:width="3.893cm" svg:height="0.607cm" svg:x="13.8cm" svg:y="17.879cm">
          <draw:text-box>
            <text:p text:style-name="P3"><text:span text:style-name="T41">Compositing Node</text:span></text:p>
          </draw:text-box>
        </draw:frame>
        <draw:frame draw:style-name="gr101" draw:text-style-name="P23" draw:layer="layout" svg:width="3.893cm" svg:height="0.607cm" svg:x="13.7cm" svg:y="15.451cm">
          <draw:text-box>
            <text:p text:style-name="P3"><text:span text:style-name="T38">distortion class</text:span></text:p>
          </draw:text-box>
        </draw:frame>
        <draw:frame draw:style-name="gr6" draw:text-style-name="P27" draw:layer="layout" svg:width="2.327cm" svg:height="0.64cm" svg:x="6.801cm" svg:y="16.721cm">
          <draw:text-box>
            <text:p text:style-name="P3"><text:span text:style-name="T42">uses or loads</text:span></text:p>
          </draw:text-box>
        </draw:frame>
        <draw:frame draw:style-name="gr6" draw:text-style-name="P27" draw:layer="layout" svg:width="1.112cm" svg:height="0.64cm" svg:x="15.601cm" svg:y="16.7cm">
          <draw:text-box>
            <text:p text:style-name="P3"><text:span text:style-name="T42">uses</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marker draw:name="Arrow" svg:viewBox="0 0 20 30" svg:d="m10 0-10 30h20z"/>
    <draw:marker draw:name="Linienende_20_2" draw:display-name="Linienende 2" svg:viewBox="0 0 1131 902" svg:d="m564 0-564 902h1131z"/>
    <draw:stroke-dash draw:name="Fine_20_Dashed_20__28_var_29_" draw:display-name="Fine Dashed (var)" draw:style="rect" draw:dots1="1" draw:dots1-length="197%" draw:distance="197%"/>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de" fo:country="DE" style:font-family-asian="'DejaVu Sans Condensed'" style:font-family-generic-asian="system" style:font-pitch-asian="variable" style:font-size-asian="24pt" style:language-asian="zh" style:country-asian="CN" style:font-family-complex="'DejaVu Sans Condensed'"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DejaVu Sans Condensed'"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8$Build-9502</meta:generator>
    <meta:creation-date>2011-01-08T15:09:00</meta:creation-date>
    <dc:date>2011-02-24T09:59:03</dc:date>
    <meta:editing-cycles>42</meta:editing-cycles>
    <meta:editing-duration>PT14H22M21S</meta:editing-duration>
    <dc:creator>Uwe S</dc:creator>
    <meta:document-statistic meta:object-count="734"/>
    <meta:user-defined meta:name="Info 1"/>
    <meta:user-defined meta:name="Info 2"/>
    <meta:user-defined meta:name="Info 3"/>
    <meta:user-defined meta:name="Info 4"/>
  </office:meta>
</office:document-meta>
</file>